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1"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2"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fo:color="#0000ff"/>
    </style:style>
    <style:style style:name="P45"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language="ru" fo:country="RU"/>
    </style:style>
    <style:style style:name="P78" style:family="paragraph" style:parent-style-name="Text_20_body">
      <style:text-properties fo:color="#800000" fo:language="ru" fo:country="RU"/>
    </style:style>
    <style:style style:name="P79" style:family="paragraph" style:parent-style-name="Text_20_body">
      <style:paragraph-properties fo:background-color="#eeeeee">
        <style:background-image/>
      </style:paragraph-properties>
    </style:style>
    <style:style style:name="P80" style:family="paragraph" style:parent-style-name="Text_20_body">
      <style:paragraph-properties fo:background-color="#eeeeee">
        <style:background-image/>
      </style:paragraph-properties>
      <style:text-properties fo:language="ru" fo:country="RU"/>
    </style:style>
    <style:style style:name="P81" style:family="paragraph" style:parent-style-name="Text_20_body">
      <style:paragraph-properties fo:text-align="justify" style:justify-single-word="false" fo:background-color="#eeeeee">
        <style:background-image/>
      </style:paragraph-properties>
      <style:text-properties fo:language="ru" fo:country="RU"/>
    </style:style>
    <style:style style:name="P82" style:family="paragraph" style:parent-style-name="First_20_line_20_indent">
      <style:paragraph-properties fo:background-color="#eeeeee">
        <style:background-image/>
      </style:paragraph-properties>
      <style:text-properties fo:language="ru" fo:country="RU"/>
    </style:style>
    <style:style style:name="P8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4" style:family="paragraph" style:parent-style-name="Text_20_body">
      <style:paragraph-properties fo:margin-left="0cm" fo:margin-right="0cm" fo:text-align="justify" style:justify-single-word="false" fo:text-indent="0cm" style:auto-text-indent="false"/>
    </style:style>
    <style:style style:name="P85" style:family="paragraph" style:parent-style-name="Text_20_body">
      <style:paragraph-properties fo:margin-left="0cm" fo:margin-right="0cm" fo:text-align="justify" style:justify-single-word="false" fo:text-indent="0cm" style:auto-text-indent="false"/>
      <style:text-properties fo:color="#800000"/>
    </style:style>
    <style:style style:name="P8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cm" fo:margin-right="0cm" fo:text-align="center" style:justify-single-word="false" fo:text-indent="0cm" style:auto-text-indent="false"/>
    </style:style>
    <style:style style:name="P8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8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7" style:family="paragraph" style:parent-style-name="Footnote">
      <style:paragraph-properties fo:margin-left="0cm" fo:margin-right="0cm" fo:text-indent="0cm" style:auto-text-indent="fals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Footnote">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8" style:family="paragraph" style:parent-style-name="Heading_20_1">
      <style:paragraph-properties fo:margin-left="0cm" fo:margin-right="0cm" fo:text-align="center" style:justify-single-word="false" fo:text-indent="0.499cm" style:auto-text-indent="false"/>
    </style:style>
    <style:style style:name="P109" style:family="paragraph" style:parent-style-name="Heading_20_1">
      <style:paragraph-properties fo:background-color="#eeeeee">
        <style:background-image/>
      </style:paragraph-properties>
    </style:style>
    <style:style style:name="P110" style:family="paragraph" style:parent-style-name="Heading_20_2">
      <style:text-properties fo:language="en" fo:country="US"/>
    </style:style>
    <style:style style:name="P111" style:family="paragraph" style:parent-style-name="Heading_20_2">
      <style:text-properties fo:language="ru" fo:country="RU"/>
    </style:style>
    <style:style style:name="P112" style:family="paragraph" style:parent-style-name="Heading_20_2">
      <style:paragraph-properties fo:background-color="#eeeeee">
        <style:background-image/>
      </style:paragraph-properties>
    </style:style>
    <style:style style:name="P113" style:family="paragraph" style:parent-style-name="Heading_20_2">
      <style:paragraph-properties fo:background-color="#eeeeee">
        <style:background-image/>
      </style:paragraph-properties>
      <style:text-properties fo:language="ru" fo:country="RU"/>
    </style:style>
    <style:style style:name="P11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5" style:family="paragraph" style:parent-style-name="Text_20_body" style:list-style-name="L1">
      <style:paragraph-properties fo:text-align="justify" style:justify-single-word="false"/>
    </style:style>
    <style:style style:name="P116" style:family="paragraph" style:parent-style-name="Text_20_body" style:list-style-name="L1">
      <style:paragraph-properties fo:text-align="justify" style:justify-single-word="false"/>
      <style:text-properties fo:language="ru" fo:country="RU"/>
    </style:style>
    <style:style style:name="P117" style:family="paragraph" style:parent-style-name="Text_20_body" style:list-style-name="L2">
      <style:paragraph-properties fo:text-align="justify" style:justify-single-word="false"/>
      <style:text-properties fo:language="ru" fo:country="RU"/>
    </style:style>
    <style:style style:name="P118" style:family="paragraph" style:parent-style-name="Text_20_body" style:list-style-name="L3">
      <style:text-properties fo:language="ru" fo:country="RU"/>
    </style:style>
    <style:style style:name="P11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2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2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800000" fo:font-style="normal" style:font-style-asian="normal" style:font-style-complex="normal"/>
    </style:style>
    <style:style style:name="T25" style:family="text">
      <style:text-properties fo:color="#ff6600"/>
    </style:style>
    <style:style style:name="T26" style:family="text">
      <style:text-properties fo:color="#ff6600" fo:language="ru" fo:country="RU"/>
    </style:style>
    <style:style style:name="T27" style:family="text">
      <style:text-properties fo:color="#ff6600" fo:language="en" fo:country="US"/>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style:font-style-asian="normal" style:font-style-complex="normal" loext:char-shading-value="0"/>
    </style:style>
    <style:style style:name="T37" style:family="text">
      <style:text-properties style:use-window-font-color="true" fo:language="en" fo:country="US" fo:font-weight="normal" style:font-weight-asian="normal" style:font-weight-complex="normal"/>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fo:background-color="transparent" style:font-style-asian="normal" style:font-style-complex="normal" loext:char-shading-value="0"/>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fo:color="#c5000b"/>
    </style:style>
    <style:style style:name="T43" style:family="text">
      <style:text-properties fo:language="fr" fo:country="FR"/>
    </style:style>
    <style:style style:name="T44" style:family="text">
      <style:text-properties fo:color="#0000ff"/>
    </style:style>
    <style:style style:name="T45" style:family="text">
      <style:text-properties fo:color="#3333ff"/>
    </style:style>
    <style:style style:name="T46" style:family="text">
      <style:text-properties fo:font-style="normal" style:font-style-asian="normal" style:font-style-complex="normal"/>
    </style:style>
    <style:style style:name="T47" style:family="text">
      <style:text-properties fo:color="#0066ff"/>
    </style:style>
    <style:style style:name="T48" style:family="text">
      <style:text-properties fo:color="#0066ff" fo:language="en" fo:country="US" fo:font-style="normal" fo:background-color="transparent" style:font-style-asian="normal" style:font-style-complex="normal" loext:char-shading-value="0"/>
    </style:style>
    <style:style style:name="T49" style:family="text">
      <style:text-properties fo:background-color="#ffff00" loext:char-shading-value="0"/>
    </style:style>
    <style:style style:name="T50" style:family="text">
      <style:text-properties fo:color="#00ccff"/>
    </style:style>
    <style:style style:name="T5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981556158647116821" text:style-name="L1">
        <text:list-item>
          <text:p text:style-name="P115">добавить детектив <text:span text:style-name="T1">(реализовано)</text:span>+ магические уроки/трактаты Старсвирла (реализовано)</text:p>
        </text:list-item>
        <text:list-item>
          <text:p text:style-name="P116">Терра несколько раз пытается убить Макса (один раз — в аквапарке). Несколько раз Макса спасает Селестия (даёт приказы Нексусу)</text:p>
        </text:list-item>
        <text:list-item>
          <text:p text:style-name="P116">Книги:</text:p>
        </text:list-item>
      </text:list>
      <text:list xml:id="list7113519410388439784" text:style-name="L2">
        <text:list-item>
          <text:p text:style-name="P117">«Великие грифоны прошлого» - из канона (5<text:span text:style-name="T6">s8e)</text:span></text:p>
        </text:list-item>
        <text:list-item>
          <text:p text:style-name="P117">«Высшие заклинания в повседневном использовании: от песчинки до дворца»</text:p>
        </text:list-item>
        <text:list-item>
          <text:p text:style-name="P119">«Малоизвестные аспекты магии трансформаций»</text:p>
        </text:list-item>
        <text:list-item>
          <text:p text:style-name="P1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7">Дасти Вейфарер «Зебрианская культура, быт и фольклор»</text:p>
        </text:list-item>
        <text:list-item>
          <text:p text:style-name="P117">«Краткая история Эквестрии»</text:p>
        </text:list-item>
        <text:list-item>
          <text:p text:style-name="P117">«Шедевры архитектуры Эквестрии» с разделом о Кантерлотском Королевском Дворце</text:p>
        </text:list-item>
        <text:list-item>
          <text:p text:style-name="P117">«Великие дела и великие чары». Страница 893: …</text:p>
        </text:list-item>
        <text:list-item>
          <text:p text:style-name="P117">«Природа Проклятий» - обмен</text:p>
        </text:list-item>
        <text:list-item>
          <text:p text:style-name="P117">«<text:span text:style-name="T40">Магия для Чайников</text:span>» - обмен</text:p>
        </text:list-item>
        <text:list-item>
          <text:p text:style-name="P117">«Энциклопедия Арканум» - обмен</text:p>
        </text:list-item>
        <text:list-item>
          <text:p text:style-name="P117">«О Гейсах» - обмен</text:p>
        </text:list-item>
        <text:list-item>
          <text:p text:style-name="P117">«<text:span text:style-name="T49">Тайны Тайных Наук</text:span>» - обмен</text:p>
        </text:list-item>
        <text:list-item>
          <text:p text:style-name="P119">«Основы Заклятий» - обмен</text:p>
        </text:list-item>
        <text:list-item>
          <text:p text:style-name="P117"><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714460554647490594" text:style-name="L3">
        <text:list-item>
          <text:p text:style-name="P11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8">Селестия — переменчивая пони. В одно время не строгая, а в другое может быть такой, что страшно становится</text:p>
        </text:list-item>
        <text:list-item>
          <text:p text:style-name="P118">У Селестии были такие элементы гармонии: Магия, Доброта, Смех. У Луны — Верность, Честность, Щедрость. (ксенофазия)</text:p>
        </text:list-item>
        <text:list-item>
          <text:p text:style-name="P11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8">Около 820-ти лет назад будущий маг Лайтнинг Стар поступил на обучение к наставнику Тииспоту</text:p>
        </text:list-item>
        <text:list-item>
          <text:p text:style-name="P11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8">У Селестии грива и хвост развеваются и переливаются от магического шампуня</text:p>
        </text:list-item>
        <text:list-item>
          <text:p text:style-name="P118">Тело Селестии очень крепкое — может выдержать несколько тонн земли</text:p>
        </text:list-item>
        <text:list-item>
          <text:p text:style-name="P118">Дискорд намного старше принцесс, его магия сильнее ихней на голову</text:p>
        </text:list-item>
        <text:list-item>
          <text:p text:style-name="P118">Луна младше Селестии на 3 года. Сёстрам около 5000 лет. По другим данным, Селестии около 2500 лет (Обмен).</text:p>
        </text:list-item>
        <text:list-item>
          <text:p text:style-name="P118">Принцессы начали войну с Дискордом в возрасте, когда им было около 700 лет — и продолжалась война почти сто лет</text:p>
        </text:list-item>
        <text:list-item>
          <text:p text:style-name="P118">Самый главный враг сестёр и Дискорда — скука</text:p>
        </text:list-item>
        <text:list-item>
          <text:p text:style-name="P118">В Эквестрии на одного жеребца приходится четыре - пять кобыл</text:p>
        </text:list-item>
        <text:list-item>
          <text:p text:style-name="P11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8">Селестия в первые полторы тысячи лет путешествовала — и заварила несколько войн (две — с Эквестрией, в одной была против Луны)</text:p>
        </text:list-item>
        <text:list-item>
          <text:p text:style-name="P118">Настоящий цвет гривы Селестии — клубнично-розовая. Радужный цвет гривы и хвоста поддерживается магией</text:p>
        </text:list-item>
        <text:list-item>
          <text:p text:style-name="P118">Кроме Дискорда, старше сестёр ещё старейшина драконов</text:p>
        </text:list-item>
        <text:list-item>
          <text:p text:style-name="P118">Кэйденс не прожила и 60-ти лет и является низкорожденной</text:p>
        </text:list-item>
        <text:list-item>
          <text:p text:style-name="P118"><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8">Народ тихо фигел от нововведений и с ещё большим ожесточением продолжал делать по-своему</text:p>
        </text:list-item>
        <text:list-item>
          <text:p text:style-name="P11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8">Когда пони женятся, они обмениваются ножными браслетами</text:p>
        </text:list-item>
        <text:list-item>
          <text:p text:style-name="P118">Светилами, кроме сестёр, могут управлять единороги (группы), Дискорд, Твайлайт и Старсвирл</text:p>
        </text:list-item>
        <text:list-item>
          <text:p text:style-name="P118">Королева Кризалис — правительница Зелёной Долины</text:p>
        </text:list-item>
        <text:list-item>
          <text:p text:style-name="P118">Мать Луны и Селестии — аликорн Лорен. Мать Дискорда — Алиса (пони-человек)</text:p>
        </text:list-item>
        <text:list-item>
          <text:p text:style-name="P11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Норф</text:h>
      <text:p text:style-name="P7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text:soft-page-break/>Рома</text:h>
      <text:p text:style-name="P84">Программист в команде UI-программистов</text:p>
      <text:h text:style-name="Heading_20_3" text:outline-level="3">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0" text:outline-level="2">1. Терра</text:h>
      <text:p text:style-name="P21">музыка - кондовая электронная, холодная и отчаянная (Electronics “Disappointed”)</text:p>
      <text:p text:style-name="P8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1"><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8">В уголке <text:span text:style-name="T6">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8">Я повесил куртку на спинку кресла и включил комп.</text:p>
      <text:p text:style-name="P2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8">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1"><text:span text:style-name="T6">&gt;\</text:span>Привет, Нексус. Это Макс.</text:p>
      <text:p text:style-name="P41"><text:span text:style-name="T6">&lt;\</text:span>Привет Макс. <text:span text:style-name="T1">Рад тебя видеть. Где ты отсутствовал три дня?</text:span></text:p>
      <text:p text:style-name="P41"><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8">Так, что тут у нас? По логам видно, что <text:s/>три последних запроса вызвали сбои в работе кластера и заставили перегрузиться один из хостов.</text:p>
      <text:p text:style-name="P28">Введём-ка парочку <text:span text:style-name="T1">простейших</text:span> вопросов <text:span text:style-name="T1">для разминки</text:span>.</text:p>
      <text:p text:style-name="P28"/>
      <text:p text:style-name="P41"><text:span text:style-name="T6">&gt;\</text:span>Как называется наш проект?</text:p>
      <text:p text:style-name="P41"><text:span text:style-name="T6">&lt;\</text:span>Дайсон.</text:p>
      <text:p text:style-name="P41"><text:span text:style-name="T6">&gt;\</text:span>Сколько тебе лет?</text:p>
      <text:p text:style-name="P41"><text:soft-page-break/><text:span text:style-name="T6">&lt;\</text:span>Два года с начала запуска кластера.</text:p>
      <text:p text:style-name="P41"><text:span text:style-name="T6">&gt;\</text:span>Какой сейчас год?</text:p>
      <text:p text:style-name="P41"><text:span text:style-name="T6">&gt;\</text:span>202<text:span text:style-name="T1">6</text:span>-й.</text:p>
      <text:p text:style-name="P20"/>
      <text:p text:style-name="P28">Так, на закрытые словарные вопросы ответы есть <text:span text:style-name="T1">—</text:span> значит, речевой транслятор и база знаний в порядке.</text:p>
      <text:p text:style-name="P28">Проверим бизнес-логику на тестовой задачке.</text:p>
      <text:p text:style-name="P27"/>
      <text:p text:style-name="P41"><text:span text:style-name="T6">&gt;\</text:span>Нексус, отключи память <text:span text:style-name="T1">заданий</text:span> за последнюю неделю.</text:p>
      <text:p text:style-name="P41"><text:span text:style-name="T6">&lt;\</text:span>Выполнено.</text:p>
      <text:p text:style-name="P41"><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1"><text:span text:style-name="T6">&lt;\</text:span><text:span text:style-name="T1">Тебя понял. Читаю задачу...</text:span></text:p>
      <text:p text:style-name="P5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9">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9">Ограничени<text:span text:style-name="T1">е 2: решение должно находиться в правовых рамках уголовного и административного кодекса.</text:span></text:p>
      <text:p text:style-name="P59">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9"><text:span text:style-name="T6">&lt;\</text:span><text:span text:style-name="T1">Выполняю задачу</text:span>...</text:p>
      <text:p text:style-name="P59"><text:span text:style-name="T6">&lt;\</text:span>...</text:p>
      <text:p text:style-name="P59"><text:span text:style-name="T6">&lt;\</text:span>Решение:</text:p>
      <text:p text:style-name="P59"><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9"><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9">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8">Хм, не понял? Ч<text:span text:style-name="T1">ё</text:span> за хрень?</text:p>
      <text:p text:style-name="P28"/>
      <text:p text:style-name="P41"><text:span text:style-name="T6">&gt;</text:span>\Нексус, почему ты используешь жёсткие настройки <text:span text:style-name="T1">для решения задачи</text:span>?</text:p>
      <text:p text:style-name="P41"><text:span text:style-name="T6">&lt;\</text:span>Настройки правильные, <text:span text:style-name="T1">Макс</text:span>.</text:p>
      <text:p text:style-name="P20"/>
      <text:p text:style-name="P28">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8"><text:span text:style-name="T1">Ч</text:span>то у нас с аналитикой?</text:p>
      <text:p text:style-name="P11"/>
      <text:p text:style-name="P41"><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8">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28">Ага, уже теплее.</text:p>
      <text:p text:style-name="P28"/>
      <text:p text:style-name="P41"><text:span text:style-name="T6">&gt;</text:span>\Нексус, выдай <text:span text:style-name="T1">краткую </text:span>диагностику модулей <text:span text:style-name="T1">аналитики</text:span></text:p>
      <text:p text:style-name="P28"/>
      <text:p text:style-name="P28">Йо! </text:p>
      <text:p text:style-name="P28">Видеокамеры молча наблюдают за поднятым вверх <text:span text:style-name="T1">большим пальцем</text:span>.</text:p>
      <text:p text:style-name="P28">Всё понятно. Версия аналитического модуля устарела и стала несовместимой с последним релизом кибермозга. </text:p>
      <text:p text:style-name="P28">Набираю номер прожект-мэнеджера.</text:p>
      <text:p text:style-name="P28"><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8"><text:span text:style-name="T6">– </text:span>Окей. Спасибо, Макс. <text:span text:style-name="T1">Выручил.</text:span></text:p>
      <text:p text:style-name="P2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8"><text:span text:style-name="T1">– </text:span>Ааа, понятно. Ну ладно, у меня всё. <text:span text:style-name="T1">Отбой</text:span>!</text:p>
      <text:p text:style-name="P29"><text:span text:style-name="T1">– Отбой</text:span>. <text:span text:style-name="T1">Ещё раз спасибо, что помог. Жаль, что ты ушёл</text:span><text:span text:style-name="T6">.</text:span></text:p>
      <text:p text:style-name="P61">Гудки.</text:p>
      <text:p text:style-name="P28"><text:soft-page-break/><text:span text:style-name="T1">У</text:span>ходя попрощался с охранником, <text:span text:style-name="T1">увлечённо исследующим тему педофилии</text:span>.</text:p>
      <text:p text:style-name="P28">Всё, свободен. Хотя <text:s/><text:span text:style-name="T1">воскресенье</text:span> уже испорчен<text:span text:style-name="T1">о</text:span>.</text:p>
      <text:p text:style-name="P28"/>
      <text:p text:style-name="P87">***</text:p>
      <text:p text:style-name="P8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0">ворил </text:span><text:span text:style-name="T2">—</text:span><text:span text:style-name="T4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8">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0">А у нас получается... </text:span><text:span text:style-name="T2">–</text:span><text:span text:style-name="T4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8">AI <text:span text:style-name="T2">– </text:span><text:span text:style-name="T4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3">Музыка быстрая, тревожная, надорваная и печальная (Pet Shop Boys “So Hard” ?)</text:p>
      <text:p text:style-name="P23"/>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8">Единорог поднял голову.</text:p>
      <text:p text:style-name="P28"><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0">, </text:span><text:span text:style-name="T2">а от валиума таких глюков у меня ни разу не было</text:span><text:span text:style-name="T4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0"><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3">Jack of Hearts</text:span><text:span text:style-name="T43"><text:note text:id="ftn7" text:note-class="footnote"><text:note-citation>7</text:note-citation><text:note-body><text:p text:style-name="Footnote"><text:bookmark text:name="result_box1"/><text:span text:style-name="T43">Jack of Hearts</text:span> <text:span text:style-name="T1">– Червовый валет (фр.)</text:span></text:p></text:note-body></text:note></text:span><text:span text:style-name="T4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4">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8980543236804440704" text:style-name="L4">
        <text:list-item>
          <text:p text:style-name="P12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0"><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7"><text:s/>Сколько страниц сегодня нахреначили?</text:p><text:p text:style-name="P98">– <text:span text:style-name="T1">Восемь, учитель!</text:span></text:p><text:p text:style-name="P98">–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2">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2">Я потянулся. Хватит на сегодня чтения. Настало время ежедневной прогулки по городу. Тем более, что у меня есть деньги.</text:p>
      <text:p text:style-name="P4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2">Так что даже на ремонт одежды и покупку необходимых в повседневной жизни мелочей у меня финансов не было. До недавнего времени. </text:p>
      <text:p text:style-name="P4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2"><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2"><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4"/>
      <text:p text:style-name="P30">На трактат упала тень.</text:p>
      <text:p text:style-name="P31">– Эй, нельзя ли не заслонять …</text:p>
      <text:p text:style-name="P31">Я поперхнулся словом, упёршись носом в покрытую белой шерстью грудь. Селестия оступила, извиняясь.</text:p>
      <text:p text:style-name="P31">– Извини за беспокойство. Просто стало интересно, что ты так увлечённо читаешь? Стража докладывала, что ты днюешь и ночуешь в библиотеке.</text:p>
      <text:p text:style-name="P30"><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1">– Эээ…</text:p>
      <text:p text:style-name="P31">–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1">Она потянулась за спину, сжала зубами зажим, и, после негромкого щелчка, экзоскелет “разошёлся” в стороны.</text:p>
      <text:p text:style-name="P31">– Вот, так лучше. – улыбнулась она, вышагивая из него. – Доктор Плантаго Майор был уверен, что я не дотянусь до замка.</text:p>
      <text:p text:style-name="P31">– Насколько я знаю, тебе было прописано два месяца постельного режима. Сейчас и недели не прошло...</text:p>
      <text:p text:style-name="P31">– Не волнуйся, аликорны куда крепче единорогов, по стандартам которых меня лечат.</text:p>
      <text:p text:style-name="P3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0">Она, почувствовав мой взгляд, подняла нос <text:span text:style-name="T1">из</text:span> книги и <text:s/>посмотрела на меня, насторожив уши.</text:p>
      <text:p text:style-name="P30"><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2">– А по-моему, ты не…</text:p>
      <text:p text:style-name="P30"><text:span text:style-name="T7">– Так, я попрошу! – перебила меня венценосная кобыла. – Давай, ты не будешь лезть в мои дела, а я не буду</text:span><text:span text:style-name="T4">… эээ… ммм…</text:span></text:p>
      <text:p text:style-name="P32">– Не будешь что?</text:p>
      <text:p text:style-name="P36">Селестия нахмурилась и подняла крылья.</text:p>
      <text:p text:style-name="P36"><text:span text:style-name="T6">– </text:span>Не забывай, человек, я — могущественный маг и правитель Эквестрии. Ко мне нужно относиться с должным уважением!</text:p>
      <text:p text:style-name="P36"><text:span text:style-name="T6">– </text:span>А то что? Превратишь в жабу? Сошлёшь на Луну? Убьёшь нахер?</text:p>
      <text:p text:style-name="P36">Аликорница сникла. Уши её опустились.</text:p>
      <text:p text:style-name="P36"><text:span text:style-name="T6">– </text:span>Макс, не надо... Ты же знаешь, я этого не сделаю.</text:p>
      <text:p text:style-name="P36"><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6">Селестия приложила копыто ко лбу и издала протяжный стон.</text:p>
      <text:p text:style-name="P32">– О, небо! Я забыла распорядиться насчёт тебя! Какая же я тупая! Макс, извини, пожалуйста!</text:p>
      <text:p text:style-name="P36"><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6"><text:span text:style-name="T6">Аликорница уселась н</text:span>а пол <text:span text:style-name="T6">и прижала копыто к груди.</text:span></text:p>
      <text:p text:style-name="P32">– Да будет так! Сим заявляю, что отныне и впредь буду общаться с тобой на равных, человек Макс. Слово Селестии!</text:p>
      <text:p text:style-name="P36"><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6"><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6"><text:span text:style-name="T6">– </text:span>Вот, читай отсюда. <text:span text:style-name="T6">– а</text:span>ликорница подчеркнула абзац копытом.</text:p>
      <text:p text:style-name="P36"><text:soft-page-break/></text:p>
      <text:p text:style-name="P37">***</text:p>
      <text:p text:style-name="P37"/>
      <text:p text:style-name="P3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8">Но величайшая справедливость юниверсума заключается в том, что не существует безвыходных положений. Всегда есть надежда.</text:p>
      <text:p text:style-name="P3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6"/>
      <text:p text:style-name="P36">&lt;<text:span text:style-name="T17">Селестии не удастся привлечь Макса на сторону Эквестри даже с помощью 34 — это удастся Дэш</text:span>&gt;</text:p>
      <text:p text:style-name="P36">В ухе стало щекотно от тёплого дуновения.</text:p>
      <text:p text:style-name="P32">– Теперь ты понимаешь, почему мы не ожидали увидеть тебя? Мы, вообще-то, вызывали сверхаликорна…</text:p>
      <text:p text:style-name="P32">Я повернулся к Селестии.</text:p>
      <text:p text:style-name="P3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2">Аликорница отвернулась.</text:p>
      <text:p text:style-name="P32">– Это очень чувствительная тема. – сказала она после недолгой заминки. – <text:s/>Постыдная для нас.</text:p>
      <text:p text:style-name="P32">– Какая тема?</text:p>
      <text:p text:style-name="P32">Селестия повернулась, но старалась избегать меня взглядом.</text:p>
      <text:p text:style-name="P32">– Магия.</text:p>
      <text:p text:style-name="P32">– Что?</text:p>
      <text:p text:style-name="P3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2">Я посмотрел на аликорницу. Та старательно делала вид, что интересуется состоянием лака на копыте.</text:p>
      <text:p text:style-name="P32">– То есть, вы почувствовали ослабление своих магических способностей, и решили, что миру <text:soft-page-break/>приходит конец?</text:p>
      <text:p text:style-name="P3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2">– Ээээ… ммм… А вы пробовали обратиться к врачу? – начал я как можно мягче.</text:p>
      <text:p text:style-name="P32">БАЦ!</text:p>
      <text:p text:style-name="P3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2">– Это бесполезно… Он не верит мне. У меня нет времени его переубедить.</text:p>
      <text:p text:style-name="P32">Потом она обратилась ко мне.</text:p>
      <text:p text:style-name="P32">– <text:s/>Извини. Сорвалась. Мне очень стыдно. Последнее время всё идёт наперекосяк, совсем не так, как мы планировали.</text:p>
      <text:p text:style-name="P3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6"/>
      <text:p text:style-name="P3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6">Я снял её копыто со своего плеча и осторожно поставил на пол.</text:p>
      <text:p text:style-name="P32"><text:span text:style-name="T1">– Зачем? </text:span>– спросил я. – Что это за театр, твоё… Ваше Высочество? Во-первых, я не давал своё согласие на чтение моих мыслей. Во-вторых…</text:p>
      <text:p text:style-name="P32"><text:soft-page-break/>Я присел на корточки, раздвинул гриву и снизу вверх заглянул в морду аликорнице.</text:p>
      <text:p text:style-name="P3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6">Я протянул руку, вытер ей слёзы и погладил по шее.</text:p>
      <text:p text:style-name="P36">– Не плачь. Я не отказываюсь. Хотя, скорее всего, Стар Свирл что-то напутал в заклинании, потому что я человек, а не сверхаликорн.</text:p>
      <text:p text:style-name="P3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6">Селестия успокоилась и смущённо потёрлась носом мне о плечо.</text:p>
      <text:p text:style-name="P36">– <text:s/>И я не читала твои мысли. У тебя на лице и так всё написано — ты не умеешь скрывать эмоции.</text:p>
      <text:p text:style-name="P36">Наружная дверь заскрипела, после чего коридор наполнился топотом множества копыт и шумом голосов.</text:p>
      <text:p text:style-name="P32">Аликорница <text:span text:style-name="T1">прислушалась, </text:span>всполошилась и стала носиться по читальному залу с загнанным видом.</text:p>
      <text:p text:style-name="P32">– <text:s/>Кентаврячьи яйца! Они нашли меня!</text:p>
      <text:p text:style-name="P3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2">– <text:s/>Ты! Чего! Делаешь! Твоё, <text:span text:style-name="T1">блин,</text:span> высочество!!! – <text:s/>я едва уберёг <text:span text:style-name="T1">своё </text:span>естество от острого рога.</text:p>
      <text:p text:style-name="P3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2">– Помоги! Мне самой не закрыть замок, – <text:s/>обратилась аликорница ко мне, тщётно пытаясь охватить зубами раскрытую защёлку.</text:p>
      <text:p text:style-name="P3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2">– <text:s/>Давай я помогу! – <text:s/>Селестия изогнула шею и стала зубами сжимать защёлку.</text:p>
      <text:p text:style-name="P32">ШЛОП!</text:p>
      <text:p text:style-name="P3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6">Увидев Селестию, толпа замерла. Та в попытке спрятать меня, раскрыла крылья.</text:p>
      <text:p text:style-name="P36">В наступившей тишине аликорница прошептала мне убито:</text:p>
      <text:p text:style-name="P32">– <text:s/><text:span text:style-name="T1">Что-то мне не хочется оборачиваться.</text:span></text:p>
      <text:p text:style-name="P36">– <text:s/>А придётся. Кстати, крылья можешь опустить. Всё равно видна табуретка и мои ноги.</text:p>
      <text:p text:style-name="P36">Селестия закрыла глаза и медленно обернулась к толпе.</text:p>
      <text:p text:style-name="P3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2"><text:soft-page-break/><text:span text:style-name="T1">– Занавес. </text:span>– <text:s/><text:span text:style-name="T1">подытожил я.</text:span></text:p>
      <text:p text:style-name="P32"/>
      <text:h text:style-name="P111" text:outline-level="2"><text:span text:style-name="T6">5. </text:span>Индиго</text:h>
      <text:p text:style-name="P32"/>
      <text:p text:style-name="P3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6"><text:span text:style-name="T1">– </text:span>А-а-апчхииии! – раздалось прямо у меня под ногами.</text:p>
      <text:p text:style-name="P3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6">– Ты кто? – машинально спросил я.</text:p>
      <text:p text:style-name="P36">– Индиго. – ответили глаза.</text:p>
      <text:p text:style-name="P36">Ответ не прояснил ситуацию ни на йоту, так что я продолжил.</text:p>
      <text:p text:style-name="P36">– А чего ты под лавкой делаешь?</text:p>
      <text:p text:style-name="P36">– Прячусь.</text:p>
      <text:p text:style-name="P36">Поняв, что расспросами ничего не добьёшься, я предложил прямо:</text:p>
      <text:p text:style-name="P36">– Может, ты вылезешь? Меня можно не бояться. Я не страшный.</text:p>
      <text:p text:style-name="P36">Под лавкой началась <text:s/>возня и сопение, потом наружу вылез жеребёнок-единорог насыщенного фиолетового цвета.</text:p>
      <text:p text:style-name="P36">– А я тебя вовсе и не боюсь. Вот ещё! Я в прятки играла.</text:p>
      <text:p text:style-name="P36">–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6">– Ничо страшного! – малютка вытерла нос. – Меня всё равно искать некому.</text:p>
      <text:p text:style-name="P36">– Это как? Ты же с кем-то в прятки играешь? – продолжал допытываться я.</text:p>
      <text:p text:style-name="P36">– Сама с собой и играю. – хмуро ответила кобылка. – А тебе чего, дяденька?</text:p>
      <text:p text:style-name="P36">Я понял, что жеребёнок не настроен на беседу. Пожал плечами <text:s/>и повернулся было уходить.</text:p>
      <text:p text:style-name="P36">– Эээ, гм…</text:p>
      <text:p text:style-name="P36">Я повернулся обратно.</text:p>
      <text:p text:style-name="P36">– Что?</text:p>
      <text:p text:style-name="P36">Единорожка ковыряла копытом землю и шмыгала носом, не смотря на меня. Я терпеливо ждал.</text:p>
      <text:p text:style-name="P36"><text:soft-page-break/>– Дяденька, а ты не мог бы спросить принцессу Селестию, куда девалась Шейла Блюскай? А то мне играть не с кем.</text:p>
      <text:p text:style-name="P36">– При случае спрошу. Если встречу.</text:p>
      <text:p text:style-name="P36">– Встретишь, конечно! Скажи ей, что у меня сегодня день рождения, и я очень сильно огорчилась, когда она на него не пришла!</text:p>
      <text:p text:style-name="P36"><text:s/>Такая уверенность кобылки меня заинтриговала. Я пригляделся к жеребёнку повнимательнее. Да нет, вроде, раньше её не встречал.</text:p>
      <text:p text:style-name="P36">– Позволь поинтересоваться, откуда у тебя такая уверенность, что я встречусь с Селестией? Я ей, знаешь ли, свиданий не назначаю.</text:p>
      <text:p text:style-name="P36">– Да ладно-о-о, брось заливать-то! – скептически протянуло юное создание. – Все знают, что вы встречаетесь. Вот и спроси её, пажалста, когда увидишь.</text:p>
      <text:p text:style-name="P36">– Кто это «все»?</text:p>
      <text:p text:style-name="P36">– Ну, прислуга, стража, мой па…</text:p>
      <text:p text:style-name="P36">Ох! Во что же это такое я вляпался, а? За кого они меня, чёрт побери, принимают?</text:p>
      <text:p text:style-name="P36">Я присел на лавочку и наклонился пониже, чтобы наши головы были на одном уровне.</text:p>
      <text:p text:style-name="P36">– А твоего «па» не смущает, что я и Селестия м-м-м… немного разных видов? Точнее, совсем разных?</text:p>
      <text:p text:style-name="P36">– И чо? – без малейшего замешательства спросила кроха.</text:p>
      <text:p text:style-name="P3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6">– <text:s/>Кха-кхе-гррхмм... Э-э-э... м-м-м... ну-у-у...</text:p>
      <text:p text:style-name="P36">У меня в голове произошло короткое замыкание. Слова пропали. Уши начали гореть.</text:p>
      <text:p text:style-name="P36">– <text:s/>Как, ты говоришь, тебя зовут? – в конце-концов выдавил осипшим голосом я, стараясь перевести тему. – Про чей день рождения я должен рассказать?</text:p>
      <text:p text:style-name="P3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6">У меня в памяти зажглась лампочка.</text:p>
      <text:p text:style-name="P36">– Постой-постой, не части. Твой отец, случайно, не Хорст Мэдтроттер?</text:p>
      <text:p text:style-name="P36">– Агась. А ты откуда знаешь?</text:p>
      <text:p text:style-name="P36">– Да так, один пони сказал. – я полез за пазуху и достал красную коробочку. – Вот тебе подарок.</text:p>
      <text:p text:style-name="P3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6">– Вообще-то, это не мой подарок. Его просил передать один старик, Норф Каррус из каретной мастерской.</text:p>
      <text:p text:style-name="P36"><text:soft-page-break/>– Аааа, я его знаю! Мы с Шейлой ходили к нему играть, пока она не пропала. У Норфа интересно!</text:p>
      <text:p text:style-name="P36">Индиго открыла коробочку. Внутри на подстилке из тырсы лежала крохотная модель кареты в мельчайших подробностях.</text:p>
      <text:p text:style-name="P36">– Ух ты! – благоговейно прошептала Индиго. – Королева Лорен! Я даже управляла ею немножко.</text:p>
      <text:p text:style-name="P36">– Как ею можно управлять, если она не запряжена? Уж не Норф ли таскал её? – усомнился я.</text:p>
      <text:p text:style-name="P36">–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6">Я остался сидеть в полнейшем замешательстве. </text:p>
      <text:p text:style-name="P36"/>
      <text:p text:style-name="P37">***</text:p>
      <text:p text:style-name="P36">&lt;<text:span text:style-name="T44">Depeche Mode - Painkiller</text:span>&gt;</text:p>
      <text:p text:style-name="P3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6"/>
      <text:p text:style-name="P36">В дверях библиотеки появился знакомый силуэт.</text:p>
      <text:p text:style-name="P36">– Привет, твоё высочество! Тебя уже выпустили, или опять от докторов смылась?</text:p>
      <text:p text:style-name="P36">Аликорница прошла в комнату и устало уселась рядом со мной.</text:p>
      <text:p text:style-name="P3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6">Я с подозрением посмотрел на Селестию. Где-то я уже видел эту улыбочку на хитрой роже.</text:p>
      <text:p text:style-name="P3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6">– Вот ещё! – возмущению Селестии не было предела. Аликорница встала и демонстративно повернулась ко мне задом.</text:p>
      <text:p text:style-name="P3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6">Я подёргал замок на накрупнике. Таки не врёт.</text:p>
      <text:p text:style-name="P36">– Убедился? Вообще-то, такое недоверие меня оскорбляет. Ни один пони так бы себя не вёл со мной. – Селестия улеглась возле кресла и надулась.</text:p>
      <text:p text:style-name="P36">– Разумеется, твои подданные вели бы себя с большим пиететом. Но я же не твой подданный, твоё высочество!</text:p>
      <text:p text:style-name="P36">Аликорница вскинула копыто к виску.</text:p>
      <text:p text:style-name="P3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6">– Окей, как хочешь. Никаких больше высочеств.</text:p>
      <text:p text:style-name="P36"><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6">Селестия сморщила нос в улыбке и спросила, прикрывшись крылом:</text:p>
      <text:p text:style-name="P36">– К слову, а что говорят мои подданные про нас? Что означает «чёрте-что»?</text:p>
      <text:p text:style-name="P36">Я вспомнил разговор с Индиго и почувствовал, как снова начинают гореть уши.</text:p>
      <text:p text:style-name="P36">– Чёрте-что — это значит «ерунда». Большая ерунда.</text:p>
      <text:p text:style-name="P36">– Оу, как интересно! – Селестия приблизила ко мне морду и повернула уши. – Расскажи-ка поподробнее. Я вся во внимании.</text:p>
      <text:p text:style-name="P3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6">Аликорница, широко раскрыв глаза, медленно тянула ко мне морду. Наконец, когда наши носы почти соприкоснулись, она не выдержала.</text:p>
      <text:p text:style-name="P36">– А-ха-ха-ха-ха-ха-ха!!! О-у-у-у-у-у-ха-ха-ха! И-и-и-и-ха-ха-ха! – Селестия перевернулась на спину и дёргала от смеха копытами.</text:p>
      <text:p text:style-name="P36">– <text:s/>Очень смешно! Ей говорят, что она подозревается в сексуальных извращениях, а она регочет! Мне-то пофиг, а тебе ещё править придётся!</text:p>
      <text:p text:style-name="P36">– <text:s/>И-и-изви-ни, Макс, не-мо-гу-у-у-у… Ох! Давненько я так не смеялась! Лет двести — так точно!</text:p>
      <text:p text:style-name="P36">Я потянул её за копыто и перевернул обратно на живот.</text:p>
      <text:p text:style-name="P36">– Что смешного-то?</text:p>
      <text:p text:style-name="P36">Аликорница вытерла крылом выступившие слёзы и объяснила:</text:p>
      <text:p text:style-name="P3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6">– Ты не видишь ничего странного в межвидовых спариваниях? – охренел я. – Куда я, блин, попал???</text:p>
      <text:p text:style-name="P36">Селестия развернула моё кресло к себе и задумчиво посмотрела мне в глаза.</text:p>
      <text:p text:style-name="P36">– Очевидно, мне стоит рассказать тебе, Макс, откуда произошли пегасы и единороги.</text:p>
      <text:p text:style-name="P3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6"><text:soft-page-break/>– А как выглядят сами истинные единороги? – спросил я.</text:p>
      <text:p text:style-name="P36">–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6">– Ха! – ответил я. – В моём мире они также известны. Правда, как несуществующий, сказочный вид.</text:p>
      <text:p text:style-name="P3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6">– Хм. А что было дальше?</text:p>
      <text:p text:style-name="P3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6"/>
      <text:p text:style-name="P36">Селестия встала, потянувшись по-кошачьи, и направилась к выходу. У двери она обернулась ко мне.</text:p>
      <text:p text:style-name="P36">– Сто лет не гуляла по парку. Составишь мне компанию?</text:p>
      <text:p text:style-name="P36">Я поднялся с кресла, гадая, шутила Селестия про сто лет, или нет?</text:p>
      <text:p text:style-name="P36">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6">Селестия грустно засмеялась своим мыслям.</text:p>
      <text:p text:style-name="P3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6">– А о чём ты грустила?</text:p>
      <text:p text:style-name="P3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6">– Но ты не выглядишь сумасшедшей.</text:p>
      <text:p text:style-name="P3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6"><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6">– Постой, а как же Луна? Мне показалось, она питала тёплые чувства к Кимеринну?</text:p>
      <text:p text:style-name="P36">Селестия задумалась, автоматически ковыряя копытом ямку под валуном.</text:p>
      <text:p text:style-name="P3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6">– А Дискорд? Ты говорила, он от древности вообще сбрендил. Тем-не-менее, он определённо «подъезжал» к Луне тогда, в развалинах.</text:p>
      <text:p text:style-name="P3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6">Селестия рассмеялась.</text:p>
      <text:p text:style-name="P3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6">Селестия вскочила с места.</text:p>
      <text:p text:style-name="P36">– АЙ-Я-Я-Я-Я-Й!</text:p>
      <text:p text:style-name="P3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6">– Раньше тут не было муравейника!!! – Селестия с мольбой взглянула на меня. – Мааакс!! Помоги! Они кусаются! Я <text:s/>сейчас свихнусь почище Дискорда!</text:p>
      <text:p text:style-name="P36">Аликорница подпрыгнула и, взбрыкнув, начала кружиться в обратную сторону.</text:p>
      <text:p text:style-name="P36">– Вот нечего землю ковырять там, где не надо! Стой!!! – я схватил её за хвост, останавливая. Затем осторожно завёл руку под накрупник.</text:p>
      <text:p text:style-name="P36">…</text:p>
      <text:p text:style-name="P3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6">– Да ладно! Мне это ничего не стоило.</text:p>
      <text:p text:style-name="P3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6">– Эммм... Селестия?</text:p>
      <text:p text:style-name="P36">– Дааа? – ответила аликорница, не повернув головы. В её тоне слышались смешливые нотки.</text:p>
      <text:p text:style-name="P36">Я вытащил руку из-под накрупника.</text:p>
      <text:p text:style-name="P36">– Всё в порядке?</text:p>
      <text:p text:style-name="P36">Селестия повернула голову, и я ясно увидел широкую улыбку и фирменный ехидный прищур из-под чёлки.</text:p>
      <text:p text:style-name="P36">– А почему ты спрашиваешь? Ты разобрался с муравьями?</text:p>
      <text:p text:style-name="P36">– Вроде да. Хотя, по-моему, дело уже не в муравьях.</text:p>
      <text:p text:style-name="P36">– По-моему, тоже. – рассмеялась аликорница. – Продолжай...</text:p>
      <text:p text:style-name="P36"/>
      <text:h text:style-name="P110" text:outline-level="2">6. Стыд</text:h>
      <text:p text:style-name="P36"/>
      <text:p text:style-name="P38">~~~ Завтра на семь в библиотеке ~~~</text:p>
      <text:p text:style-name="P38"/>
      <text:p text:style-name="P36">–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6">Норф носился по мастерской, окрылённый новообретённым учеником.</text:p>
      <text:p text:style-name="P3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6"><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6">Я посмотрел на часы. До семи оставалось двадцать минут — как раз, чтоб успеть дойти до библиотеки. Я намеренно уронил на пол тяжёлый рашпиль.</text:p>
      <text:p text:style-name="P36">– На сегодня довольно. Я ж вижу, ты торопишься. – заметил Норф, просыпаясь.</text:p>
      <text:p text:style-name="P3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6">Я закрыл пенал и сунул его во внутренний карман куртки.</text:p>
      <text:p text:style-name="P36">– Завтра будешь? – спросил Норф. – Надо бы закончить заказ из <text:s/>Троттингема.</text:p>
      <text:p text:style-name="P36">– В это же время. – подтвердил я.</text:p>
      <text:p text:style-name="P36"/>
      <text:p text:style-name="P37">***</text:p>
      <text:p text:style-name="P36"/>
      <text:p text:style-name="P3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6">– Здрасьте!</text:p>
      <text:p text:style-name="P36">Аликорница не ответила, всматриваясь в глобус.</text:p>
      <text:p text:style-name="P36">– Привет, говорю! – я подошёл вплотную и легонько сжал ей холку.</text:p>
      <text:p text:style-name="P36">– А, это ты, Макс? Привет. – аликорница, наконец, оторвалась от разноцветной сферы. – Как осваиваешься?</text:p>
      <text:p text:style-name="P36">– Нормально осваиваюсь. Работу себе нашёл. К <text:s/>Норфолку Каррусу в ученики записался.</text:p>
      <text:p text:style-name="P3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6">– Да, уже пять дней. Так здорово снова чувствовать свои мышцы! Корсет был ужасен.</text:p>
      <text:p text:style-name="P36">Аликорница прошлась передо мной с раскрытыми крыльями, демонстрируя восстановленную работоспособность.</text:p>
      <text:p text:style-name="P36">– Ну что же, и я рад за тебя. – я отвернулся, присел на край стола и стал изучать потолок. – Зачем вызывала?</text:p>
      <text:p text:style-name="P36"><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6">– Ты сердишься?</text:p>
      <text:p text:style-name="P36">Её ресницы щекотали мне щёку. Я отодвинул её морду от лица и сказал скучающим тоном:</text:p>
      <text:p text:style-name="P36">– Та не, с чего бы? За что мне на тебя сердиться?</text:p>
      <text:p text:style-name="P36">– Но ты ведёшь себя как чужой. Как будто мы незнакомы! Ещё чуть-чуть, и станешь называть меня на «Вы» и «Ваше Высочество».</text:p>
      <text:p text:style-name="P36">Меня прорвало.</text:p>
      <text:p text:style-name="P3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6">Я вытащил из заднего кармана брюк смятую записку с королевскими вензелями и бросил её под ноги Селестии.</text:p>
      <text:p text:style-name="P3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6">Наконец Селестия развернулась и глубоко выдохнула.</text:p>
      <text:p text:style-name="P3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6">Я подошёл к аликорнице и прикоснулся к её шее.</text:p>
      <text:p text:style-name="P36">– Всё в порядке. Я тебя понимаю — и ценю твоё признание. Сам бы ещё и не так себя повёл на твоём месте.</text:p>
      <text:p text:style-name="P36">– Да? А как бы ты себя повёл? – заинтересовалась Селестия.</text:p>
      <text:p text:style-name="P36">Я вспомнил свои неудачные попытки завязать личную жизнь с девушками. Конечно, те были далеки от совершенства. Но так ли безгрешен был я сам?</text:p>
      <text:p text:style-name="P36">– Я бы не извинился. Огрызался бы и считал себя правым до последнего. Ещё и послал бы подальше.</text:p>
      <text:p text:style-name="P36">Аликорница насмешливо покачала головой.</text:p>
      <text:p text:style-name="P3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6">Я снова присел на столик, теперь уже лицом к аликорнице.</text:p>
      <text:p text:style-name="P36">– Так что случилось? Куда ты пропадала? Рассказывай.</text:p>
      <text:p text:style-name="P3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6">– Что ты видишь? – спросила она напряжённо.</text:p>
      <text:p text:style-name="P3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6"><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6">– Ты не ошиблась? Нет тут никакого города.</text:p>
      <text:p text:style-name="P36">– Сейчас нет. Раньше был. – еле слышно прошептала аликорница.</text:p>
      <text:p text:style-name="P36">– Чего ты так волнуешься? Может, на более подробной карте есть? Я бы на точность глобуса не слишком полагался.</text:p>
      <text:p text:style-name="P3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6">– Так, может, его и не было? – заметил я цинично.</text:p>
      <text:p text:style-name="P3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6">– А как ты сама помнишь о том заклинании, если оно стёрто из бытия? – резонно подметил я.</text:p>
      <text:p text:style-name="P36">– У меня есть защита памяти. Я поставила её, когда сражалась с Иггусом… Правда, защита еле действует, так как прошло очень много времени.</text:p>
      <text:p text:style-name="P3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6">Аликорница потёрла висок и растерянно посмотрела на меня.</text:p>
      <text:p text:style-name="P3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6">Я обнял аликорницу, успокаивая.</text:p>
      <text:p text:style-name="P36">– Не волнуйся, принцесса. Ты делаешь всё, что от тебя зависит. Не твоя вина, если это происходит.</text:p>
      <text:p text:style-name="P36">Селестия рассеянно мотнула головой, не соглашаясь со мной.</text:p>
      <text:p text:style-name="P3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6">Она проследовала к выходу, кивком головы приглашая меня следовать за ней.</text:p>
      <text:p text:style-name="P3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6">– Да так, ни о чём. – покраснел я, вернувшись на дорожку.</text:p>
      <text:p text:style-name="P36">Селестия всмотрелась в меня внимательно и всё поняла.</text:p>
      <text:p text:style-name="P36">– <text:s/>Нам не туда. Не сейчас. Я хочу показать тебе Эквестрию. – тихо сказала она.</text:p>
      <text:p text:style-name="P36">&lt;<text:span text:style-name="T45">Pet Shop Boys — A Man Could Get Arrested</text:span>&gt;</text:p>
      <text:p text:style-name="P3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6">Она ещё сочувствует! Я старался не смотреть в её сторону, отводя глаза. Так мы дошли до городской стены.</text:p>
      <text:p text:style-name="P3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6">Взобравшись на галерею по винтовой лестнице крохотной сторожевой башенки, мы остановились у зубца.</text:p>
      <text:p text:style-name="P3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6">– Что ты чувствуешь? – спросила аликорница.</text:p>
      <text:p text:style-name="P36">– У меня нет слов. Ничего прекраснее я в жизни не видел! – только и смог выговорить я.</text:p>
      <text:p text:style-name="P36">Селестия склонила голову, соглашаясь.</text:p>
      <text:p text:style-name="P3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6">– Прошлогодний выпуск. – заметила Селестия. – Отличная работа, хотя жеребячливости хватает. Что неудивительно, учитывая их возраст.</text:p>
      <text:p text:style-name="P3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6">– Проблемы? Что за проблемы? Извини, я таки прослушал.</text:p>
      <text:p text:style-name="P3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6">– Когда твоя жизнь длится тысячи лет, начинаешь тонко чувствовать гармонию мира. – начала она.</text:p>
      <text:p text:style-name="P36"/>
      <text:h text:style-name="Heading_20_2" text:outline-level="2"><text:span text:style-name="T1">7</text:span>. Нелетающие пегасы</text:h>
      <text:p text:style-name="P3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0">старший. </text:span><text:span text:style-name="T2">–</text:span><text:span text:style-name="T4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6">Ну что же, основное искусство правления <text:span text:style-name="T6">— умение делегировать полномочия. Вечером того же дня я села за письменный стол.</text:span></text:p>
      <text:p text:style-name="P3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6"/>
      <text:p text:style-name="P37">***</text:p>
      <text:p text:style-name="P36"/>
      <text:p text:style-name="P36">– Так ты поручила Твайлайт Спаркл расследование необычных снов жеребят?</text:p>
      <text:p text:style-name="P36">–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6">– А что стало с жеребятами? – спросил я. – Они перестали бояться экзаменов?</text:p>
      <text:p text:style-name="P3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6">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36">Описав круг, Селестия перелетела через стену и приземлилась в парке. Я скатился на траву, пытаясь вдохнуть.</text:p>
      <text:p text:style-name="P36">– Что... Это... Было?</text:p>
      <text:p text:style-name="P36">Селестия осторожно, но настойчиво повалила меня на траву и принялась ощупывать рёбра.</text:p>
      <text:p text:style-name="P36">– Так больно? А так?</text:p>
      <text:p text:style-name="P3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6">– Не могу поверить. В Кантерлоте никогда не было землетрясений. Это неестественно. – пробормотала аликорница растерянно. – Слишком быстро.</text:p>
      <text:p text:style-name="P36">– Что <text:span text:style-name="T6">— </text:span>быстро? – не выдержал я.</text:p>
      <text:p text:style-name="P3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6">– Нет проблем, Селестия. Я всё понимаю.</text:p>
      <text:p text:style-name="P36">Аликорница приготовилась было взлетать, но в последний момент, приняв какое-то решение, остановилась.</text:p>
      <text:p text:style-name="P36">– Макс?</text:p>
      <text:p text:style-name="P36">– Да?</text:p>
      <text:p text:style-name="P36">– Мы уже достаточно неплохо знаем друг друга. Могу сказать, что ты меня знаешь лучше, чем кто-либо ещё во дворце, за исключением Луны.</text:p>
      <text:p text:style-name="P36">– Да?</text:p>
      <text:p text:style-name="P36">– Да. Зови меня Тия&lt;<text:span text:style-name="T11">Сел !!!</text:span>&gt;. Если хочешь.</text:p>
      <text:p text:style-name="P36">– Хорошо. До встречи, Тия.</text:p>
      <text:p text:style-name="P36">– До встречи, Макс.</text:p>
      <text:p text:style-name="P36"/>
      <text:h text:style-name="Heading_20_2" text:outline-level="2"><text:span text:style-name="T1">8</text:span>. <text:span text:style-name="T6">40-6</text:span></text:h>
      <text:p text:style-name="P45">Mark Knopfler — Hill Farmers Blues — или на следующую главу (прощание)</text:p>
      <text:p text:style-name="P36"/>
      <text:p text:style-name="P3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38"><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8"><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8">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38">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8">Удачи!</text:p>
      <text:p text:style-name="P32">…</text:p>
      <text:p text:style-name="P32"/>
      <text:p text:style-name="P36">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6">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6"> </text:span><text:span text:style-name="T35">— обычное дело. </text:span><text:span text:style-name="T46">Хорошо, что ежедневные посещения каретной мастерской подняли мой тонус, изрядно посаженный сидячим образом жизни.</text:span></text:p>
      <text:p text:style-name="P1"><text:span text:style-name="T4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2">– Рада тебя видеть, Макс. – знакомый силуэт на балконе повернулся в мою сторону. Гардины раздвинулись и Селестия вошла в комнату.</text:p>
      <text:p text:style-name="P3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2">Аликорница смотрела на меня из под чёлки с фирменной саркастической улыбочкой.</text:p>
      <text:p text:style-name="P32">– <text:span text:style-name="T1">Такое впечатление, что ты увидел не меня, а василиска! Отомри!</text:span></text:p>
      <text:p text:style-name="P36">Я выдохнул.</text:p>
      <text:p text:style-name="P32">– <text:span text:style-name="T1">Как ты это делаешь? Я видел тебя и раньше, но ты никогда не была такой... Такой...</text:span></text:p>
      <text:p text:style-name="P3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6">Селестия тихо рассмеялась.</text:p>
      <text:p text:style-name="P32">– <text:span text:style-name="T1">Могу же я расслабиться хотя бы раз в сто лет? Я тоже живое существо, что бы там ни говорили подпольщики.</text:span></text:p>
      <text:p text:style-name="P36">Она кивком указала мне на тапочки в углу рядом с накопытниками. Я переобулся и вошёл в комнату.</text:p>
      <text:p text:style-name="P32">– <text:span text:style-name="T1">О каких подпольщиках ты говоришь? В Эквестрии зреет революция?</text:span></text:p>
      <text:p text:style-name="P32">Селестия подошла к фонтанчику и начала набирать воду в серебряный чайник.</text:p>
      <text:p text:style-name="P3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6"><text:soft-page-break/>Аликорница смутилась.</text:p>
      <text:p text:style-name="P3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2"><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2"><text:span text:style-name="T1">–</text:span> Спасибо, Селестия. Пожалуй, буду “кантерлотский королевский”.</text:p>
      <text:p text:style-name="P36">Аликорница искоса зыркнула на меня, недовольно сморщив нос.</text:p>
      <text:p text:style-name="P32"><text:span text:style-name="T1">–</text:span> Мы же договорились! Тия! Не хватало мне ещё слышать официоз у себя дома. Его в моей жизни и так хватает.</text:p>
      <text:p text:style-name="P32">Она открыла шкафчик и, потянув зубами золотой шнурок, вытащила чёрный с золотом пакетик.</text:p>
      <text:p text:style-name="P32"><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2"><text:span text:style-name="T1">–</text:span> Не стой столбом, Макс! Об тебя можно взгляд поцарапать!</text:p>
      <text:p text:style-name="P32">Я присел на краешек. Она немного придвинулась ко мне и смешливо сощурилась.</text:p>
      <text:p text:style-name="P32"><text:span text:style-name="T1">–</text:span> Ты не против, если мы продолжим знакомство? Я хотела пригласить тебя на чай ещё вчера, но землетрясение…</text:p>
      <text:p text:style-name="P3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2">Тия виновато сморщила нос.</text:p>
      <text:p text:style-name="P32"><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2">Я молчал, раздумывая, чтобы такое остроумное ляпнуть в ответ, когда аликорница шутливо ткнула меня копытом в плечо. </text:p>
      <text:p text:style-name="P32"><text:span text:style-name="T1">–</text:span> Ну же, Макс, ты как деревянный! Расслабься! Можно подумать, тебя никогда раньше не приглашали на свидания!</text:p>
      <text:p text:style-name="P32">От неожиданности я повалился на ложе.</text:p>
      <text:p text:style-name="P32"><text:span text:style-name="T1">–</text:span> Эй, полегче! Ты пихаешься, как бульдозер!</text:p>
      <text:p text:style-name="P3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2"><text:span text:style-name="T1">–</text:span> Ты чего??? <text:span text:style-name="T1">–</text:span> я непонимающе уставился на аликорницу.</text:p>
      <text:p text:style-name="P3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дракон морской мудра</text:p><text:p text:style-name="P100"/><text:p text:style-name="P100">Я видала взлёт империй,</text:p><text:p text:style-name="P100">Я жила среди легенд,</text:p><text:p text:style-name="P100">Древней магии мистерий</text:p><text:p text:style-name="P100">Я прилежнейший студент</text:p><text:p text:style-name="P100"/><text:p text:style-name="P100">Обожаема народом,</text:p><text:p text:style-name="P100">Уважаема врагом,</text:p><text:p text:style-name="P100">Но друзей моих немного,</text:p><text:p text:style-name="P100">Но жжёт душу холодом</text:p><text:p text:style-name="P100"/><text:p text:style-name="P100">Одинока и печальна,</text:p><text:p text:style-name="P100">Недоступна и строга,</text:p><text:p text:style-name="P100">Потеряла изначальный</text:p><text:p text:style-name="P100">Смысл жизни навсегда</text:p><text:p text:style-name="P100"/><text:p text:style-name="P100">Жизнь моя теперь публична,</text:p><text:p text:style-name="P100">Жизнь моя теперь для всех,</text:p><text:p text:style-name="P100">В этом — горе, в этом — счастье,</text:p><text:p text:style-name="P10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2">Аликорница поводила носом над чашками и заметила:</text:p>
      <text:p text:style-name="P3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2">Я трогал пальцем ноги воду, сидя на бортике бассейна, когда дверь открылась и внутрь сунулся нос аликорницы.</text:p>
      <text:p text:style-name="P32">– Тебе в чай класть мёд или сахар? – спросила она, невинно наблюдая за моими тщётными попытками прикрыться.</text:p>
      <text:p text:style-name="P3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2">– Ты бы предупреждала, прежде чем войти, что ли? – просипел я. </text:p>
      <text:p text:style-name="P3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2">– Мёд. Или сахар. На твоё усмотрение.</text:p>
      <text:p text:style-name="P32">– Как скажешь. – нос Тии скрылся за дверью.</text:p>
      <text:p text:style-name="P3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2">– О, ты уже?</text:p>
      <text:p text:style-name="P32">Аликорница поставила на поднос чашки и плетёнку с бубликами и подошла с ним к тюфяку.</text:p>
      <text:p text:style-name="P32">– А почему ты опустила жалюзи на окне в ванной? Оттуда такой прекрасный вид!</text:p>
      <text:p text:style-name="P32">–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2">Я повернулся к Тие. Мне пришлось осторожно напрягать мускулы шеи, чтобы они случайно не отвернули голову нафиг.</text:p>
      <text:p text:style-name="P32">– Это просто бомба! Я чувствую себя богом! Кажется, я понял секрет вашей силы и долголетия: вы пьёте эту траву каждый день.</text:p>
      <text:p text:style-name="P32">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6">Копыто легло мне на плечо и мягко повалило на постель. Тия легла рядом и тепло дунула мне в ухо.</text:p>
      <text:p text:style-name="P32">– <text:span text:style-name="T1">Ты готов познакомиться поближе? Совсем близко?</text:span></text:p>
      <text:p text:style-name="P32">–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6">Тия фыркнула.</text:p>
      <text:p text:style-name="P3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6">Её ресницы щекотали мне щеку. Я повернулся к ней и буквально растворился в ласковом взгляде огромных фиалковых глаз.</text:p>
      <text:p text:style-name="P36">– Ты предлагаешь мне заняться сексом? С тобой? Но... как?</text:p>
      <text:p text:style-name="P3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6">Тия подняла голову.</text:p>
      <text:p text:style-name="P3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text:span text:style-name="T17">Мне так хочется хоть ненадолго почувствовать себя слабой рядом с сильным!</text:span></text:p>
      <text:p text:style-name="P36">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6">Как во сне я разделся и зашёл к ней сзади. "Это неправильно!» – пискнули во мне остатки ханжества и замолкли, раздавленные желанием.</text:p>
      <text:p text:style-name="P3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6">Через некоторое время Тия осторожно высвободилась из-под меня и встала с постели. </text:p>
      <text:p text:style-name="P36">– Лежи, я сейчас. – муркнула она, поцеловав меня в ухо.</text:p>
      <text:p text:style-name="P3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6">В открывшемся мини-баре я углядел ряд вычурных бутылок и пузатых графинчиков. Их содержимое не вызывало у меня никаких сомнений.</text:p>
      <text:p text:style-name="P30"><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0"><text:span text:style-name="T6">–</text:span> А водку у вас принято пить?</text:p>
      <text:p text:style-name="P30"><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6"><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6">Тия покачала головой и прошла с бокалами в ванную, кивком пригласив меня следовать за ней.</text:p>
      <text:p text:style-name="P3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6"><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6">Наконец, я со вздохом отпрянул.</text:p>
      <text:p text:style-name="P36"><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6"><text:span text:style-name="T6">– Это ты называешь “дружбой”? – с </text:span>улыбкой хмыкнул<text:span text:style-name="T6"> я. – </text:span>Мне нравится твоё чувство юмора.</text:p>
      <text:p text:style-name="P36">Аликорница нахмурилась.</text:p>
      <text:p text:style-name="P36"><text:span text:style-name="T6">– </text:span>Тебе не нравится моя дружба? Ты не принимаешь её? Ты чем-то недоволен?</text:p>
      <text:p text:style-name="P36">Я расхохотался, чуть не поперхнувшись водой, плескавшейся у подбородка.</text:p>
      <text:p text:style-name="P36"><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6">Копыто аликорницы закрыло мне рот прежде чем я успел договорить заветное слово.</text:p>
      <text:p text:style-name="P32">– Макс, не надо! – умоляюще произнесла аликорница. – Не продолжай! Пожалуйста!</text:p>
      <text:p text:style-name="P32">Слова встали у меня поперёк горла. Я медленно отодвинул копыто от лица и потрясённо уставился на неё.</text:p>
      <text:p text:style-name="P32">– Но почему? – в конце-концов выдавил я. – Что не так? Это из-за того, что я — человек?</text:p>
      <text:p text:style-name="P32"><text:soft-page-break/>Тия виновато закусила губу и отвернулась.</text:p>
      <text:p text:style-name="P3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2">– Макс… Я не смогу сделать тебя бессмертным… Мне очень жаль… Извини…</text:p>
      <text:p text:style-name="P3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2">Слёзы злости душили меня, но я сдержался.</text:p>
      <text:p text:style-name="P32">– Охренеть. – сказал я холодно. – А я прям напрашивался!</text:p>
      <text:p text:style-name="P32">Одиночество, отступившее перед мягким, но настойчивым натиском аликорницы в последние недели, снова сковало душу стужей.</text:p>
      <text:p text:style-name="P3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2">“...пожалуйста, останься...”</text:p>
      <text:p text:style-name="P32">Где этот чёртов носок?</text:p>
      <text:p text:style-name="P32">“...пойми, это эффект лазурного вина...”</text:p>
      <text:p text:style-name="P32">Джинсы узкие, блядь! На мокрое тело хрен натянешь...</text:p>
      <text:p text:style-name="P32">“...ох, я глупая...”</text:p>
      <text:p text:style-name="P32">Так, всё. Шмотки на мне, вроде, ничего не забыл.</text:p>
      <text:p text:style-name="P36">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6"/>
      <text:h text:style-name="Heading_20_2" text:outline-level="2">9. <text:span text:style-name="T1">Прощание</text:span></text:h>
      <text:p text:style-name="P36"/>
      <text:p text:style-name="P32">– <text:span text:style-name="T1">Норф!.. Эй, Норф! Ты где?..</text:span></text:p>
      <text:p text:style-name="P3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2"/>
      <text:p text:style-name="P37">***</text:p>
      <text:p text:style-name="P3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5">– </text:span><text:span text:style-name="T31">Говорят, в </text:span><text:span text:style-name="T13">Додж </text:span><text:span text:style-name="T14">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5">– </text:span><text:span text:style-name="T38">А из Пинто Крика уже месяц нет новостей...</text:span></text:p>
      <text:p text:style-name="P3"><text:span text:style-name="T35">–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6">…</text:p>
      <text:p text:style-name="P10"><text:span text:style-name="T38">– </text:span>“<text:span text:style-name="T1">Что я могу сделать, чтобы вернуть всё назад?</text:span>”</text:p>
      <text:p text:style-name="P10"><text:span text:style-name="T38">–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8">– </text:span><text:span text:style-name="T31">Что бы это значило, Флер?</text:span></text:p>
      <text:p text:style-name="P10"><text:span text:style-name="T38">– </text:span><text:span text:style-name="T31">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6">…</text:p>
      <text:p text:style-name="P4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0">– Куда проваливаться?</text:p>
      <text:p text:style-name="P40">– Они не знают. В тех провалах не видно дна...</text:p>
      <text:p text:style-name="P40">…</text:p>
      <text:p text:style-name="P4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0">– Леди и джентлькольты! Приём окончен! Её Высочество Принцесса Селестия будет рада видеть <text:s/>вас в следующую среду!</text:p>
      <text:p text:style-name="P4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1">– Привет, Селестия. – подчёркнуто нейтрально обратился я. – Как дела?</text:p>
      <text:p text:style-name="P31">– Привет… Макс. <text:s/>Не очень, мягко говоря.</text:p>
      <text:p text:style-name="P30"><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1"><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1">–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1">Селестия подошла к фонтанчику, обмакнула в него копыто и провела им по лбу.</text:p>
      <text:p text:style-name="P3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1">Я сделал вид, что не заметил полунамёка в последнем предложении. Выяснять отношения и мириться мне не хотелось.</text:p>
      <text:p text:style-name="P31">– Порадовать, к сожалению, нечем. Твой приятель, Норфолк Каррус, исчез. Судя по всему, во сне.</text:p>
      <text:p text:style-name="P31">– И Норф? О-о-о, нет!</text:p>
      <text:p text:style-name="P31">Селестия в отчаянии села на пол, прижав копыто к виску и опустошенно качая головой.</text:p>
      <text:p text:style-name="P3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1">Аликорница подняла голову и <text:span text:style-name="T11">растерянно</text:span> посмотрела на меня.</text:p>
      <text:p text:style-name="P3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1">– Может, спросишь Луну, куда деваются пони? Сон по её части.</text:p>
      <text:p text:style-name="P30"><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1">– Может, мне поговорить с ней?</text:p>
      <text:p text:style-name="P30"><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2"><text:soft-page-break/>– Ну ок. Тогда она обрадуется следующей новости: я ухожу.</text:p>
      <text:p text:style-name="P32">Селестия еле заметно дрогнула ушами. Она отвернулась и молча смотрела в окно, не выказывая эмоций.</text:p>
      <text:p text:style-name="P32">Я продолжил.</text:p>
      <text:p text:style-name="P3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2">Поза аликорницы стала чуть менее скованной. На грани слышимости я уловил её вздох. Она наконец повернулась ко мне и слабо улыбнулась.</text:p>
      <text:p text:style-name="P3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2">– А в мешочке что?</text:p>
      <text:p text:style-name="P3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2">Я хотел было оскорбиться такой опекой со стороны аликорницы, но, глянув в её глаза, передумал.</text:p>
      <text:p text:style-name="P32">– Твоё высочество<text:span text:style-name="T1">, ты, вообще, спишь по ночам? У тебя глаза красные, как у кролика-альбиноса.</text:span></text:p>
      <text:p text:style-name="P3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2">–<text:span text:style-name="T1"> Отправляйся, Макс. Очень надеюсь на успех твоей миссии.</text:span></text:p>
      <text:p text:style-name="P36">Она повернулась и вышла из зала, почти подметая хвостом пол.</text:p>
      <text:p text:style-name="P30"><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6">&lt;</text:span><text:span text:style-name="T48">Mark Knopfler - </text:span><text:span text:style-name="T47">Hill Farmer's Blues</text:span><text:span text:style-name="T36">&gt;</text:span></text:p>
      <text:p text:style-name="P34">***</text:p>
      <text:p text:style-name="P32"/>
      <text:p text:style-name="P3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5">–<text:span text:style-name="T1"> Но магия есть и сейчас, мам!</text:span></text:p>
      <text:p text:style-name="P3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8">Так возникли пони и многие другие.</text:p>
      <text:p text:style-name="P3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5">–<text:span text:style-name="T1"> Весь мир как Вечнодикий лес?</text:span></text:p>
      <text:p text:style-name="P3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8">– Мааам, а со мной связан элементаль?</text:p>
      <text:p text:style-name="P38">–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5"><text:span text:style-name="T1">– Конечно, мам! «День горящего очага» </text:span>— <text:span text:style-name="T1">верно?</text:span></text:p>
      <text:p text:style-name="P3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8">Так возникли аликорны.</text:p>
      <text:p text:style-name="P3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8">Имя её было Селестия.</text:p>
      <text:p text:style-name="P38">За ней последовала и сестра её, Луна.</text:p>
      <text:p text:style-name="P3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8">То есть, всегда.</text:p>
      <text:p text:style-name="P38">Тут и сказке конец. А теперь, Эйприл, залазь на полку и закрывай глазки.</text:p>
      <text:p text:style-name="P38">– Ну мааам! Раскажи ещё что-нибудь! Про Сомбру!</text:p>
      <text:p text:style-name="P38">–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38"><text:soft-page-break/>– А почему только тебя? А меня? А дядю-горгулия?</text:p>
      <text:p text:style-name="P38">– <text:s/>Тебя я забрать ему не дам. А в дядю не тыкай копытом, это невежливо! Спи уже, мой маленький!</text:p>
      <text:p text:style-name="P38">– Поцелуй меня на ночь, мам!</text:p>
      <text:p text:style-name="P38">– Конечно, мой хороший...</text:p>
      <text:p text:style-name="P38"/>
      <text:p text:style-name="P32">Вагоны убаюкивающе перестукивались по рельсам, унося меня прочь от Кантерлота. Я перевернулся на другой бок и провалился в сон.</text:p>
      <text:p text:style-name="P32"/>
      <text:h text:style-name="Heading_20_2" text:outline-level="2">10. Понивилль</text:h>
      <text:p text:style-name="P32"/>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2">–<text:span text:style-name="T1"> Вот этот подойдёт. </text:span>–<text:span text:style-name="T1"> ткнул я в квадратик на карте, расположенный на окраине.</text:span></text:p>
      <text:p text:style-name="P36">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5">–</text:span><text:span text:style-name="T31">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2">– Ты что, как-тя-там, впервые на базаре? Так таращишься по сторонам, как будто морковку с картохой впервые в жизни увидел.</text:p>
      <text:p text:style-name="P3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2">Я перегнулся через прилавок, стараясь рассмотреть кьютимарку кобылки. </text:p>
      <text:p text:style-name="P32">–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2">Так и есть! На крупе кобылки красовались три яблока. Вот только, блин, как её звали-то?</text:p>
      <text:p text:style-name="P32">– <text:s/>Прошу прощения, Аппл.. Эппл.. Эпплхэт?</text:p>
      <text:p text:style-name="P32">– Ща залеплю оплеуху. – мрачно процедила пони. – Мало того, что таращится, как василиск, так ещё и издевается!</text:p>
      <text:p text:style-name="P32">– Да ладно тебе, Эй-Джей! Вполне милое имя. – хихикнул дракончик с кукурузой, проходя мимо.</text:p>
      <text:p text:style-name="P32">Ага, вот!</text:p>
      <text:p text:style-name="P32">– Извините меня пожалуйста, Эй-Джей, просто мне показалось, что вы напоминаете одну мою знакомую.</text:p>
      <text:p text:style-name="P32">– Эй-Джей я для друзей! – сварливо заметила поняха, – А для всех остальных — тебя тоже! — Эпплджек.</text:p>
      <text:p text:style-name="P32">Блин, опять облажался. Как-то хреново начинается знакомство с Понивиллем.</text:p>
      <text:p text:style-name="P32">– Понял. А меня зовут Макс. Приятно было познакомиться, Эпплджек.</text:p>
      <text:p text:style-name="P32">Я повернулся было уходить.</text:p>
      <text:p text:style-name="P32">– Э-э-э… Макс?</text:p>
      <text:p text:style-name="P32">– Да? – я повернулся обратно.</text:p>
      <text:p text:style-name="P32">Поняха водила копытом по прилавку. Надвинутая на лоб шляпа скрывала выражение мордочки. </text:p>
      <text:p text:style-name="P3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2">Я вернулся к прилавку.</text:p>
      <text:p text:style-name="P3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2">– Сколько стоят вот эти? – указал я на пирамидку красных яблок размером с треть арбуза каждое.</text:p>
      <text:p text:style-name="P32"><text:soft-page-break/>– Ред Делишес? Две серебряшки.</text:p>
      <text:p text:style-name="P32">– Куча?</text:p>
      <text:p text:style-name="P32">– Ну ты даёшь! – хмыкнула Эпплджек. – Даже не смешно.</text:p>
      <text:p text:style-name="P32">– Неужели штука?</text:p>
      <text:p text:style-name="P32">Поняшка выпрыгнула из-за прилавка и смерила меня долгим взглядом.</text:p>
      <text:p text:style-name="P32">–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2">Я улыбнулся и кивнул в ответ. Ситуация начала выправляться.</text:p>
      <text:p text:style-name="P3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2">– А сколько стоит вот это? – указал я на небольшую прикрытую от солнца мешковиной баночку с содержимым удивительной радужной расцветки.</text:p>
      <text:p text:style-name="P3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2">Поняшка набрала ложечку джема и предложила мне. </text:p>
      <text:p text:style-name="P3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2">– Это просто восхитительно! Чудесно! Никогда такого не пробовал! И даже представить не мог, что такая вкуснотень существует!</text:p>
      <text:p text:style-name="P32">Эпплджек просто расцвела от моих дифирамбов.</text:p>
      <text:p text:style-name="P32">– Тебе, сахарок, как гостю города, сделаю скидку. Забирай за шестьдесят. Раньше меньше чем золотой не отдавала.</text:p>
      <text:p text:style-name="P32">Расплачиваясь, я спросил:</text:p>
      <text:p text:style-name="P32">– Ты, случаем, не знаешь, как пройти к городской библиотеке?</text:p>
      <text:p text:style-name="P32">Эпплджек, вскинув копыто ко лбу, запричитала:</text:p>
      <text:p text:style-name="P32">–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2">Тут Эпплджек прервалась и что есть силы замахала кому-то:</text:p>
      <text:p text:style-name="P32">– Рэр! Эй! Рэр! Давай к нам!</text:p>
      <text:p text:style-name="P3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32">–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2">– Эпплджек! Сколько можно повторять: модельер, а не рукодельница! Проведу, конечно. – устало произнесла Рэрити.</text:p>
      <text:p text:style-name="P32">– А какая разница? – беспечно махнула копытом Эпплджек, не обращая внимание на нахмурившуюся единорожку. – Шмотки — они и в Эппллузе шмотки.</text:p>
      <text:p text:style-name="P32">– Разница, как если бы тебя вместо огородницы назвали… ммм… <text:s/>реднеком. Пойдёмте, Макс.</text:p>
      <text:p text:style-name="P3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2">– Огородница!.. Ишь, чего выдумала! По мне, так уж лучше “реднек”, чем “огородница”! – слышалось бурчание Эпплджек нам вдогонку.</text:p>
      <text:p text:style-name="P32">Единорожка с серьёзным видом завела меня за угол и только после этого звонко расхохоталась. </text:p>
      <text:p text:style-name="P32">– Я думал, вы друзья. – заметил я.</text:p>
      <text:p text:style-name="P3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2">– Буду только рад. Сам бы предложил, да не успел.</text:p>
      <text:p text:style-name="P3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2">– Не сомневаюсь. Мы в конце-концов неплохо поладили и она даже сделала мне скидку на вольт-яблочном джеме.</text:p>
      <text:p text:style-name="P32">– А почём продала, если не секрет?</text:p>
      <text:p text:style-name="P32">– За шестьдесят бит.</text:p>
      <text:p text:style-name="P3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2">Единорожка чуть не подпрыгивала от любопытства. Заметив мою отвалившуюся челюсть, она вновь рассмеялась.</text:p>
      <text:p text:style-name="P32">–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2">–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2">– От недосыпа. – перебил я Рэрити. – Красные от недосыпа глаза я не спутаю ни с чем. Сам такие двадцать лет наблюдал в зеркале.</text:p>
      <text:p text:style-name="P3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2">Мы остановились перед деревом.</text:p>
      <text:p text:style-name="P32">Даже не так. </text:p>
      <text:p text:style-name="P32">Мы остановились перед ДЕРЕВОМ! </text:p>
      <text:p text:style-name="P3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2">Единорожка удалилась, оставив <text:span text:style-name="T1">после себя лёгкий запах жасмина.</text:span></text:p>
      <text:p text:style-name="P32"><text:soft-page-break/></text:p>
      <text:h text:style-name="Heading_20_2" text:outline-level="2">11. Библиотека Золотого Дуба</text:h>
      <text:p text:style-name="P32"/>
      <text:p text:style-name="P32">– Э-э-э… Добрый день?</text:p>
      <text:p text:style-name="P3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6">Мне показалось, единорожка смотрела на меня малость раздражённо. Фолиант с громким стуком хлопнулся на пол.</text:p>
      <text:p text:style-name="P3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2">Йопт! Ещё один Шерлок Холмс на мою голову!</text:p>
      <text:p text:style-name="P32">–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30">“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2">Твайлайт аж затопала на месте.</text:p>
      <text:p text:style-name="P32">–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2">...</text:p>
      <text:p text:style-name="P32">– И оборудовать подвал библиотеки бронекапсулой для безопасных испытаний!</text:p>
      <text:p text:style-name="P32">–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2">–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6">– Хм. Странно. А я помню, как ты, вертясь перед зеркалом, говорила: ну почему я не…</text:p>
      <text:p text:style-name="P3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6"/>
      <text:p text:style-name="P33">***</text:p>
      <text:p text:style-name="P32"/>
      <text:p text:style-name="P88"><text:tab/>Свеча отбрасывала мягкие тени на книжные полки. Спайк положил обглоданную кочерыжку на горку и принялся облизывать пальцы.</text:p>
      <text:p text:style-name="P36">– Так. – <text:s/>я ткнул в позицию в длинном списке оснащения. – Зачем тебе преобразователь пси-поля?</text:p>
      <text:p text:style-name="P3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6">– Спайк! Ковыряться когтем в зубах некрасиво! Тем более, при посторонних!</text:p>
      <text:p text:style-name="P36"><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6">– СПАЙК!!! Откуда ты взял этот листок?!! – Твайлайт покраснела, как варёный рак и выхватила бумажку у меня из рук.</text:p>
      <text:p text:style-name="P36">– У тебя в черновиках, естественно. Ты сама сказала экономить бумагу. – пожал плечами дракончик.</text:p>
      <text:p text:style-name="P36">Я осторожно взял листок назад, перевернув его обратно.</text:p>
      <text:p text:style-name="P36">– Электростимулятор гипоталамуса. Драконий. В комплекте с усиленной больничной койкой и набором фиксаторов.</text:p>
      <text:p text:style-name="P36">– Это ещё чего??? – удивился Спайк. – я что-то не помню, чтоб ты такое хотела!</text:p>
      <text:p text:style-name="P3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6"><text:span text:style-name="T6">– Вот ещё! </text:span>– возмутился дракончик. – Никогда на такое не соглашусь!</text:p>
      <text:p text:style-name="P36">– Но ты сам подумай, как было бы здорово обладать крыльями! – мечтательно возразила Твайлайт.</text:p>
      <text:p text:style-name="P36"><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6">– Угу. Только шар ты же и прожёг, соревнуясь с Рэйнбоу Дэш по силе отрыжки.</text:p>
      <text:p text:style-name="P3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6">–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6">– А почему тебя отстранили?</text:p>
      <text:p text:style-name="P36">– Из-за первых результатов. – единорожка насупилась ещё больше. – Они были ужасными.</text:p>
      <text:p text:style-name="P36"/>
      <text:p text:style-name="P37">***</text:p>
      <text:p text:style-name="P32"/>
      <text:p text:style-name="P3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2">Со слов Луны, оболочка реальности истончилась и начала прорываться. И первой она начала рваться во снах, где она и так тонка.</text:p>
      <text:p text:style-name="P3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8"/>
      <text:p text:style-name="P38">– Ага, он был закладкой в четвёртом номере «PlayMare», в разделе «Тридцать две позы, которые удивят вашего френдкольта».</text:p>
      <text:p text:style-name="P38">– Спайк! Немедленно ложись спать!</text:p>
      <text:p text:style-name="P38">– Уже иду. Кукурузу доем только и иду.</text:p>
      <text:p text:style-name="P38">– Кстати, а почему Индре считали одержимым?</text:p>
      <text:p text:style-name="P3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38">– Так у вас знают про людей? Вот это новость!. В Кантерлоте, да и в Понивилле все обращаются со мной, как с диковинкой.</text:p>
      <text:p text:style-name="P3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38">– Хм. Ясно. Продолжай, Твайлайт.</text:p>
      <text:p text:style-name="P36"/>
      <text:p text:style-name="P3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6">– Так давай сюда весь Понивилль притащим! Это ж будет на 20% круче! Представляю себе видок Биг Мака в теле мисс Черили, гы-гы!</text:p>
      <text:p text:style-name="P3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6">–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6">– Скажи уж прямо, поближе к королевскому дворцу, Рэр! Все в курсе твоих интересов, сахарок!</text:p>
      <text:p text:style-name="P36">– Эпплджек, я попрошу! Я же никому не говорю, ЧТО ты делаешь с огурцами!</text:p>
      <text:p text:style-name="P36">– !!!</text:p>
      <text:p text:style-name="P3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6">Я уселась на пуфике, а подруги заняли места на матрасах…</text:p>
      <text:p text:style-name="P38"><text:soft-page-break/></text:p>
      <text:p text:style-name="P38">– Спайк, будь добр, принеси дневник эксперимента. Он в подвале, за шкафом с ретортами, в...</text:p>
      <text:p text:style-name="P38">– В сейфе, я в курсе.</text:p>
      <text:p text:style-name="P38"/>
      <text:p text:style-name="P39">***</text:p>
      <text:p text:style-name="P44">&lt;Seal — Amazing&gt;</text:p>
      <text:p text:style-name="P38">Дата: 12.04.1003 А.С.</text:p>
      <text:p text:style-name="P38">Эксперимент: заклинание Воплощения Индрэ</text:p>
      <text:p text:style-name="P38">Испытуемая: Эпплджек</text:p>
      <text:p text:style-name="P38">Синопсис: запись сна со слов испытуемой</text:p>
      <text:p text:style-name="P38">Замечания: замечаний нет</text:p>
      <text:p text:style-name="P38"/>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7">— солнце. Моё солнце.</text:span><text:span text:style-name="T5">»</text:span></text:p>
      <text:p text:style-name="P9">Я остановилась перед дверью. Полметра брони отделяли меня от Эквестрии. Полметра брони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38"/>
      <text:p text:style-name="P38">Примечания: ПипБак? Стойло? Двойники? Эквестрии?</text:p>
      <text:p text:style-name="P1"/>
      <text:p text:style-name="P2">***</text:p>
      <text:p text:style-name="P1"/>
      <text:p text:style-name="P38">Дата: 12.04.1003 А.С.</text:p>
      <text:p text:style-name="P38">Эксперимент: заклинание Воплощения Индрэ</text:p>
      <text:p text:style-name="P38">Испытуемая: Рэйнбоу Дэш</text:p>
      <text:p text:style-name="P38">Синопсис: описание пробуждения испытуемой</text:p>
      <text:p text:style-name="P38">Замечания: испытуемая отказалась дать описание сна. «Гы-гы... Хренасе... Человеки рулят...» <text:span text:style-name="T9">—</text:span><text:span text:style-name="T10"> </text:span><text:span text:style-name="T51">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6">&lt;<text:span text:style-name="T50">d.notive — Talking Flight</text:span>&gt;</text:p>
      <text:p text:style-name="P38">Дата: 12.04.1003 А.С.</text:p>
      <text:p text:style-name="P38">Эксперимент: заклинание Воплощения Индрэ</text:p>
      <text:p text:style-name="P38">Испытуемая: Рэрити</text:p>
      <text:p text:style-name="P38">Синопсис: запись сна со слов испытуемой</text:p>
      <text:p text:style-name="P38">Замечания: замечаний нет</text:p>
      <text:p text:style-name="P38"/>
      <text:p text:style-name="P1"><text:span text:style-name="T31">Я летела сквозь мглу, усеянную звёздочками, к той единственной, к которой меня тянуло с </text:span><text:soft-page-break/><text:span text:style-name="T31">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1"> </text:span><text:span text:style-name="T37">— чёрный экран. Он высасывает из </text:span>эгрегора Эквестрии (места, откуда берутся и куда уходят <text:span text:style-name="T1">всепони</text:span><text:span text:style-name="T5">, </text:span><text:span text:style-name="T37">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38"/>
      <text:p text:style-name="P39">***</text:p>
      <text:p text:style-name="P38"/>
      <text:p text:style-name="P38">Дата: 12.04.1003 А.С.</text:p>
      <text:p text:style-name="P38">Эксперимент: заклинание Воплощения Индрэ</text:p>
      <text:p text:style-name="P38">Испытуемая: Флаттершай</text:p>
      <text:p text:style-name="P38">Синопсис: описание пробуждения испытуемой</text:p>
      <text:p text:style-name="P3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8"/>
      <text:p text:style-name="P38">* Примечания: при виде кексиков истерика случилась с Пинки Пай.</text:p>
      <text:p text:style-name="P38"/>
      <text:p text:style-name="P37">***</text:p>
      <text:p text:style-name="P36"/>
      <text:p text:style-name="P38">Дата: 12.04.1003 А.С.</text:p>
      <text:p text:style-name="P38">Эксперимент: заклинание Воплощения Индрэ</text:p>
      <text:p text:style-name="P38">Испытуемая: Пинки Пай</text:p>
      <text:p text:style-name="P38">Синопсис: описание пробуждения испытуемой</text:p>
      <text:p text:style-name="P38">Замечания: испытуемая отказалась дать описание сна.</text:p>
      <text:p text:style-name="P38"/>
      <text:p text:style-name="P38">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38"/>
      <text:p text:style-name="P3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6">– Здравствуй, Макс.</text:p>
      <text:p text:style-name="P36">Я молча смотрел на неё, слегка пошатываясь. В голове воцарилась звенящая пустота.</text:p>
      <text:p text:style-name="P36">Селестия шагнула мне навстречу.</text:p>
      <text:p text:style-name="P36">– Пожалуйста, прошу тебя, не думай так. Мы — не плод твоего воображения, мы — живые, мы — существуем! Когда ты так думаешь, я чувствую, как мир тает.</text:p>
      <text:p text:style-name="P3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6">– <text:s/>Думаю как?</text:p>
      <text:p text:style-name="P36">– Думаешь, что мы — плод твоего воображения, отравленного наркотиком. Это не так. Прошу тебя...</text:p>
      <text:p text:style-name="P36">– А если ты — действительно мой бред? – съязвил я. – Вот сейчас протрезвею, и ты исчезнешь.</text:p>
      <text:p text:style-name="P36"><text:soft-page-break/>Порыв ветра скрыл аликорницу в вихре снежинок. Её очертания расплылись.</text:p>
      <text:p text:style-name="P36">– Эй, постой, ты куда? Я пошутил! Погоди, не исчезай! Стой! Не оставляй меня здесь!!! Я пошутил!!!</text:p>
      <text:p text:style-name="P3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6">– Ты напугала меня! – пожаловался я ей. – Не исчезай больше!</text:p>
      <text:p text:style-name="P36">Аликорница прижала меня к себе крыльями и устало усмехнулась.</text:p>
      <text:p text:style-name="P36">–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забрать тебя от него. Пока оно не забрало тебя у меня.</text:p>
      <text:p text:style-name="P3">Я почувствовал, как холод уходит. От аликорницы исходило тепло, мои руки и ноги вскоре согрелись, а тело перестал бить озноб.</text:p>
      <text:p text:style-name="P36">– Знаешь, я всё думал над твоими словами тогда, ну, ты помнишь... В бассейне. Они всё ещё в силе? Я могу быть твоим другом?</text:p>
      <text:p text:style-name="P36">Аликорница тихо засмеялась, защекотав мне ухо.</text:p>
      <text:p text:style-name="P3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6">– Времени осталось немного. Мне надо, чтобы ты запомнил одну вещь.</text:p>
      <text:p text:style-name="P36">– А?</text:p>
      <text:p text:style-name="P3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6">– Я доведу! Обещаю! Но что может случиться с тобой, Тия?</text:p>
      <text:p text:style-name="P3">Стук стал громче.</text:p>
      <text:p text:style-name="P36">– Ничего. Всё в порядке, Макс. Мы ещё выпьем вместе не один бокал вина — ты только не убегай сразу после первого! – Селестия коротко хохотнула, пошатнувшись в моих руках.</text:p>
      <text:p text:style-name="P3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6"><text:soft-page-break/>– Что за ерунда? – Я схватился за голову, пытаясь не дать ей взорваться. Потом взглянул вниз и схватился за другое. – Что за херня??!</text:p>
      <text:p text:style-name="P36">Я вскочил и в спешке начал одеваться.</text:p>
      <text:p text:style-name="P36">БАЦ-БАЦ-БАЦ!!!</text:p>
      <text:p text:style-name="P36">– Уже бегу!</text:p>
      <text:p text:style-name="P36">Одевая штаны, я попрыгал к двери на одной ноге. На пороге стояла серая пегаска с косящим взглядом.</text:p>
      <text:p text:style-name="P36">– Привет, Макс. Тебе корреспонденция. – пегаска порылась в сумке и выудила зубами пухлый пакет.</text:p>
      <text:p text:style-name="P36">– «Особенности поведения, питания и размножения приматов». – прочитал я на стикере.</text:p>
      <text:p text:style-name="P3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5">—</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6">– Но нигде не сказано, какие частицы надо ускорять! Мне за эти самоцветы от сестры влетит!</text:p>
      <text:p text:style-name="P3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2">– Эээ! Это что же получается? Выходит, зря я яблоки <text:span text:style-name="T1">притащила</text:span>? Нам же не сидр нужен?</text:p>
      <text:p text:style-name="P3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36">–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6">– Эээ! Я не собираюсь ни с чем сталкивать свои яблоки! И перегонять тоже! Давайте лучше их съедим.</text:p>
      <text:p text:style-name="P36">– Тише, поняши! Нас могут услышать! Зачем сейчас спорить о том, о чём мы уже спорили вчера и позавчера?</text:p>
      <text:p text:style-name="P36">– Тебе легко говорить, Ску! Ты никакой своей особенной частицы не притащила! Давай мы твой скутер к ускорителю пришпандорим?</text:p>
      <text:p text:style-name="P32"><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6">– Так причём тут ускоритель, Скуталу?! Говорю ж, это для заклинания Индрэ...</text:p>
      <text:p text:style-name="P36">…</text:p>
      <text:p text:style-name="P3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6">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text:span><text:span text:style-name="T22">потрескивание – упрочнение мира&gt;</text:span>.</text:p>
      <text:p text:style-name="P36">Закрыв дверь, я отправился в город.</text:p>
      <text:p text:style-name="P36">…</text:p>
      <text:p text:style-name="P36">–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6">– Ну, если по аналогии с садовым шлангом, струя воды сметёт весь песок и может облить всех рядом присутствующих.</text:p>
      <text:p text:style-name="P36">–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6">– А ты неопытный маг? – парировал я.</text:p>
      <text:p text:style-name="P36">–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oft-page-break/><text:span text:style-name="T6">по обстоятельствам</text:span><text:span text:style-name="T35">. 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31">.</text:span></text:p>
      <text:p text:style-name="P36">…</text:p>
      <text:p text:style-name="P36">Вырвавшись от всезнайки на свежий воздух, я направился в центр.</text:p>
      <text:p text:style-name="P3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6"><text:span text:style-name="T6">– </text:span>Привет, Эй-Джей! У тебя проблемы?</text:p>
      <text:p text:style-name="P36"><text:span text:style-name="T6">– </text:span>Привет, сахарок. <text:span text:style-name="T6">– </text:span>озабоченно поприветствовала меня поняшка. <text:span text:style-name="T6">– </text:span>Да, и ещё какие! Мак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6"><text:span text:style-name="T6">– </text:span>А ты, Биг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6"><text:span text:style-name="T6">– </text:span>Думаю, я могу починить телегу. Только больших нагрузок эта ось уже не выдержит. Но до фермы худо-бедно доедете.</text:p>
      <text:p text:style-name="P36">Эпплджек с сомнением посмотрела на меня.</text:p>
      <text:p text:style-name="P36"><text:span text:style-name="T6">– </text:span>Хошь сказать, ты в Кантерлоте у Селестии под крылышком телеги чинил? Или Рэр сбрехала?</text:p>
      <text:p text:style-name="P36">Я мысленно ругнулся на языкатую единорожку и молча достал пенал с инструментами.</text:p>
      <text:p text:style-name="P36">…</text:p>
      <text:p text:style-name="P36">Собрав инструмент, я потолкал тележку назад-вперёд.</text:p>
      <text:p text:style-name="P36"><text:span text:style-name="T6">– Г</text:span>отово. Принимай работу, хозяйка!</text:p>
      <text:p text:style-name="P36">Эпплджек стиснула меня в сокрушающих объятиях.</text:p>
      <text:p text:style-name="P36"><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6"><text:span text:style-name="T6">– </text:span>Этой... Бери... Сам делал... Ток не говори никому, лады?</text:p>
      <text:p text:style-name="P36">Я сунул флягу за пазуху. Биг Мак молниеносно накрыл дерюгой подсумок и через мгновение за телегу заглянула Эпплджек.</text:p>
      <text:p text:style-name="P36"><text:span text:style-name="T6">– </text:span>Чегой-то вы тут скрытничаете, а?</text:p>
      <text:p text:style-name="P36">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6"><text:span text:style-name="T6">– </text:span>Бери, сахарок. Для тебя <text:span text:style-name="T6">— </text:span>самые <text:span text:style-name="T6">о</text:span>тборные. И помни: в Яблочной Аллее тебе всегда будут рады!</text:p>
      <text:p text:style-name="P36">Телега с яблоками укатилась по направлению к рынку. Я проводил её глазами, чувствуя, что хочу <text:soft-page-break/>жрать и удовлетворение от сделанной работы <text:span text:style-name="T10">— </text:span><text:span text:style-name="T51">именно в такой последовательности.</text:span></text:p>
      <text:p text:style-name="P36">Яблоки Эпплджек годились разве что на десерт, поэтому я прошёлся по вывескам переулка и в дальнем закутке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51">объявляла вывеска.</text:span></text:p>
      <text:p text:style-name="P36">Внутри царил полумрак. Несколько пони оживлённо болтали за столиками, время от времени <text:s/>отпивая из громадных деревянных кружек.</text:p>
      <text:p text:style-name="P32"/>
      <text:p text:style-name="P32"/>
      <text:p text:style-name="P32"/>
      <text:p text:style-name="P36"><text:span text:style-name="T6">– </text:span>Веселюсь. <text:span text:style-name="T6">– </text:span>мрачно заявила пони.</text:p>
      <text:p text:style-name="P32"/>
      <text:p text:style-name="P36">&lt;<text:span text:style-name="T17">Бар «Развесёлая П-п-пинки» принадлежит самой Пинки, где она квасит с утра до ночи, пытаясь забыть «кексики». Она ушла от Кейков, потому что не может больше готовить кексики</text:span>&gt;</text:p>
      <text:p text:style-name="P36"/>
      <text:p text:style-name="P32">&lt;<text:span text:style-name="T18">Заговорщики таки подняли восстание после исчезновения Селестии. Они обвинили Луну и Макса в узурпации власти</text:span>&gt;</text:p>
      <text:p text:style-name="P36"/>
      <text:p text:style-name="P36"><text:span text:style-name="T6">&lt;</text:span><text:span text:style-name="T17">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text:span><text:span text:style-name="T17">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фейерверков с пони в центре — это ей по ошибке дали меткоискатели). Макс бежит домой. Пинки — за ним. Потом Макс падает </text:span><text:span text:style-name="T22">(</text:span><text:span text:style-name="T17">пытается пробежать мимо фонарного столба, но по пьяни видит два, пытается пробежать между них и врезается лбом.</text:span><text:span text:style-name="T22">)</text:span><text:span text:style-name="T17">, Пинки приходится тащить его на себе (поддевает его носом и взваливает на себя. В конце-концов, они подбегают к дому, чтобы увидеть взлёт ракеты со Скуталу со стартовой площадки из дрезины (Скуталу спасена Рэйнбоу Дэш, которая ставит облёванную, перемазанную в давленых яблоках и бриллиантах жеребёнку перед Максом).</text:span><text:span text:style-name="T6">&gt;</text:span></text:p>
      <text:p text:style-name="P32"/>
      <text:p text:style-name="P10"><text:span text:style-name="T38">&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8">&gt;</text:span></text:p>
      <text:p text:style-name="P10"/>
      <text:p text:style-name="P1"/>
      <text:p text:style-name="P46"><text:span text:style-name="T6">–</text:span> Заклинания Свирла Бородатого обычно срабатывают без ошибок.</text:p>
      <text:p text:style-name="P46"><text:span text:style-name="T6">–</text:span> Если их правильно вызывают, <text:span text:style-name="T6">–</text:span> пробурчал возвратившийся Спайк, укладываясь в корзинку.</text:p>
      <text:p text:style-name="P46"><text:soft-page-break/><text:span text:style-name="T6">–</text:span> Что он имел ввиду?</text:p>
      <text:p text:style-name="P46"><text:span text:style-name="T6">–</text:span> Нууу, - Твайлайт смутилась, <text:span text:style-name="T6">–</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6"/>
      <text:p text:style-name="P46"><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46"><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6"><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6"><text:span text:style-name="T6">–</text:span> Нет, она мне ничего не говорила. Но, видишь ли, ваше королевство и вы сами описаны в моём мире в детском сериале.</text:p>
      <text:p text:style-name="P46"><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6">Я покачал головой.</text:p>
      <text:p text:style-name="P46"><text:span text:style-name="T6">–</text:span> Вряд ли кто-то из людей побывал здесь до меня. До вас ведь никто не вызывал это заклинание Свирла?</text:p>
      <text:p text:style-name="P46"><text:span text:style-name="T6">–</text:span> Нет. Собрание столь сильных магов запомнилось бы.</text:p>
      <text:p text:style-name="P46"><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6"><text:span text:style-name="T6">–</text:span> Вам нравятся рассказы про Эквестрию? <text:span text:style-name="T6">–</text:span> Твайлайт улыбнулась.</text:p>
      <text:p text:style-name="P46"><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6"><text:span text:style-name="T6">–</text:span> Брони?</text:p>
      <text:p text:style-name="P46"><text:span text:style-name="T6">–</text:span> Так называют себя поклонники этого детского сериала и вас самих <text:span text:style-name="T1">—</text:span> сериальных.</text:p>
      <text:p text:style-name="P46">Твайлайт зарделась.</text:p>
      <text:p text:style-name="P46"><text:span text:style-name="T6">–</text:span> Ого! У нас есть поклонники! Интересно было бы поговорить об этом с твоим другом.</text:p>
      <text:p text:style-name="P46"><text:span text:style-name="T6">–</text:span> Его нет. Он погиб полгода назад.</text:p>
      <text:p text:style-name="P46"><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6"><text:soft-page-break/><text:span text:style-name="T6">–</text:span> Всё в порядке, Твайлайт.</text:p>
      <text:p text:style-name="P46">Твайлайт подошла к нише у двери, зажгла небольшую горелку и поставила на неё небольшой изящный чайничек</text:p>
      <text:p text:style-name="P46"><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6"/>
      <text:p text:style-name="P36"/>
      <text:p text:style-name="P46">Я помолчал, собираясь с мыслями. Мысли собирались туго, но самое тупое решение мне пришло в голову ещё в Кантерлоте.</text:p>
      <text:p text:style-name="P46"><text:span text:style-name="T6">–</text:span> Я помню, ваша магия Элементов Гармонии обладает большой силой.</text:p>
      <text:p text:style-name="P46"><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6"><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6">Глаза Твайлайт в ужасе расширились. Она поперхнулась.</text:p>
      <text:p text:style-name="P46"><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6"><text:span text:style-name="T6">–</text:span> Для восстановления гармонии, говришь, <text:span text:style-name="T6">–</text:span> я почесал затылок.</text:p>
      <text:p text:style-name="P46"><text:span text:style-name="T6">–</text:span> Ну да, это так. Большие возмущения гармонии можно исправить только с помощью… Ой!..</text:p>
      <text:p text:style-name="P46"><text:span text:style-name="T6">–</text:span> Угу, вот именно. Сейчас имеем “большое возмущение гармонии”.</text:p>
      <text:p text:style-name="P46">Твайлайт прижала копыта к вискам.</text:p>
      <text:p text:style-name="P50"/>
      <text:p text:style-name="P46"><text:span text:style-name="T6">–</text:span> Ты не понимаешь… Я сейчас расскажу.</text:p>
      <text:p text:style-name="P46"/>
      <text:p text:style-name="P46"/>
      <text:p text:style-name="P46"/>
      <text:p text:style-name="P46"><text:span text:style-name="T6">–</text:span> Найтмэр Мун и Дискорд не разорвались и не сгорели.</text:p>
      <text:p text:style-name="P46"><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0">&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5"/>
      <text:p text:style-name="P36"/>
      <text:p text:style-name="P36"/>
      <text:p text:style-name="P10"/>
      <text:p text:style-name="P7">***</text:p>
      <text:p text:style-name="P3"/>
      <text:p text:style-name="P3"><text:soft-page-break/>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3"/>
      <text:p text:style-name="P1">...</text:p>
      <text:p text:style-name="P1"><text:span text:style-name="T1">&lt;Макс бухает с Пинки (</text:span><text:span text:style-name="T26">Ты</text:span><text:span text:style-name="T25"> что! Нельзя любить фаэри! Она похитит твоё сердце и ты будешь искать её</text:span><text:span text:style-name="T27">, </text:span><text:span text:style-name="T26">пока... </text:span><text:span text:style-name="T27">– </text:span><text:span text:style-name="T26">Пинки погрузилась в салат.</text:span></text:p>
      <text:p text:style-name="P1"><text:span text:style-name="T27">– </text:span><text:span text:style-name="T26">Пока не умру?</text:span></text:p>
      <text:p text:style-name="P1"><text:span text:style-name="T27">– </text:span><text:span text:style-name="T26">Нет, глупенький, </text:span><text:span text:style-name="T27">– </text:span><text:span text:style-name="T26">пробулькала Пинки. </text:span><text:span text:style-name="T27">– </text:span><text:span text:style-name="T26">Пока не найдёшь.<text:tab/><text:tab/><text:tab/><text:tab/><text:tab/><text:tab/><text:tab/><text:tab/><text:tab/><text:tab/><text:tab/><text:tab/><text:tab/><text:tab/><text:tab/><text:tab/><text:tab/><text:tab/><text:tab/><text:tab/><text:tab/><text:tab/><text:tab/></text:span><text:span text:style-name="T25"> — Пинки </text:span><text:span text:style-name="T26">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text:soft-page-break/>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text:span><text:span text:style-name="T18">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pan text:style-name="T18">маг — и потому хочет реализовать на Максе заклинание двойного сна.</text:span><text:span text:style-name="T6">&gt;</text:span></text:p>
      <text:p text:style-name="P1"><text:span text:style-name="T6">&lt;</text:span><text:span text:style-name="T26">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6"/>
      <text:h text:style-name="P112" text:outline-level="2">Сон Рэрити</text:h>
      <text:p text:style-name="P46"/>
      <text:p text:style-name="P46">… в огромном пустом пространстве, а меня окружают звёзды, <text:span text:style-name="T1">–</text:span> рассказывала Рэрити, когда мы с пегаской вломились в библиотеку.</text:p>
      <text:p text:style-name="P46"><text:span text:style-name="T1">–</text:span> Привет Макс, - кивнула она мне.</text:p>
      <text:p text:style-name="P46">Рэрити перевела взгляд с меня на взъерошенную пегаску и недоверчиво сморщила носик.</text:p>
      <text:p text:style-name="P46"><text:span text:style-name="T1">–</text:span> Боже, какие страсти! - прошептала она.</text:p>
      <text:p text:style-name="P4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6"><text:span text:style-name="T1">–</text:span> Ну так вот, <text:span text:style-name="T1">–</text:span> продолжила Рэрити, <text:span text:style-name="T1">–</text:span> в этом космосе вдруг появилась звёздочка...</text:p>
      <text:p text:style-name="P46"/>
      <text:p text:style-name="P47">***</text:p>
      <text:p text:style-name="P46"/>
      <text:p text:style-name="P46"><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0"/>
      <text:p text:style-name="P46"><text:span text:style-name="T6">– </text:span>... я слишком приблизилась к экрану и меня стало тянуть к нему. Пони, ждущий своей очереди, еле <text:soft-page-break/>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6"><text:span text:style-name="T6">–</text:span> Да? Что “тут”? <text:span text:style-name="T6">–</text:span> Твайлайт была вся внимание.</text:p>
      <text:p text:style-name="P46"><text:span text:style-name="T6">–</text:span> Тут я проснулась.</text:p>
      <text:p text:style-name="P46"><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6">(<text:span text:style-name="T6">&lt;</text:span><text:span text:style-name="T17">согласовать с тем, что говорил Анакорн о Р/Д</text:span><text:span text:style-name="T6">&gt;</text:span>). </text:p>
      <text:p text:style-name="P46">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6"><text:span text:style-name="T1">Т</text:span>вайлайт в возбуждении ходила кругами по читальному залу.</text:p>
      <text:p text:style-name="P46"><text:span text:style-name="T6">–</text:span> Та цепочка пони, уходящих в экран… Рэрити, опиши, пожалуйста, что ты видела за экраном? Как можно более детально.</text:p>
      <text:p text:style-name="P46">Единорожка наморщила лоб, вспоминая.</text:p>
      <text:p text:style-name="P46"><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0"/>
      <text:p text:style-name="P46"><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46"><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6"/>
      <text:p text:style-name="P46"><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6"><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6"><text:span text:style-name="T6">–</text:span> Кто <text:span text:style-name="T6">—</text:span> она? <text:span text:style-name="T6">–</text:span> повернулась Твайлайт.</text:p>
      <text:p text:style-name="P46"><text:span text:style-name="T6">–</text:span> Её Высочество, принцесса Селестия...</text:p>
      <text:p text:style-name="P57"/>
      <text:p text:style-name="P36"/>
      <text:p text:style-name="P4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6"/>
      <text:p text:style-name="P46"/>
      <text:p text:style-name="P4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6"><text:soft-page-break/>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6">Твайлайт покачала головой.</text:p>
      <text:p text:style-name="P4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6"><text:span text:style-name="T1">–</text:span> Не одному? Почему?</text:p>
      <text:p text:style-name="P4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6"><text:span text:style-name="T1">–</text:span> Хм, интересно. А что чувствует снопроходец, находясь в чужом сне?</text:p>
      <text:p text:style-name="P46"><text:span text:style-name="T1">–</text:span> Он переживает всё как наяву. Есть ещё один... м-м-м… нюанс.</text:p>
      <text:p text:style-name="P4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6"><text:span text:style-name="T1">–</text:span> Он исчез?</text:p>
      <text:p text:style-name="P55"><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2"/>
      <text:p text:style-name="P32"/>
      <text:p text:style-name="P32">&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6"><text:span text:style-name="T6">–</text:span> М-м-м. В описании заклинания Свирл упоминал гармонию. Я и подумал, а что, если это кат-то связано с тобой и твоими друзьями?</text:p>
      <text:p text:style-name="P46"><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6"><text:span text:style-name="T6">–</text:span> М-м-м… “...на укрепление гармонии нашего континуума...”.</text:p>
      <text:p text:style-name="P32">&gt;</text:p>
      <text:p text:style-name="P32"/>
      <text:p text:style-name="P32"/>
      <text:p text:style-name="P38">.<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8">&lt;</text:span><text:span text:style-name="T24">Макс помогает починить Эпплджек повозку.</text:span><text:span text:style-name="T38">&gt;</text:span></text:p>
      <text:p text:style-name="P32"><text:soft-page-break/></text:p>
      <text:p text:style-name="P78"/>
      <text:p text:style-name="P47"/>
      <text:p text:style-name="P47">***</text:p>
      <text:p text:style-name="P46"><text:span text:style-name="T6">–</text:span> Нууу, я не думаю, что это описан наша Терра. У нас ничего подобного не водится.</text:p>
      <text:p text:style-name="P46"><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6"><text:span text:style-name="T6">–</text:span> Печенье испёк Спайк. Он на удивление искусный повар, когда на него находит вдохновение.</text:p>
      <text:p text:style-name="P46"><text:span text:style-name="T6">–</text:span> М-м-м. Вкусно. Очень вкусно.</text:p>
      <text:p text:style-name="P50"/>
      <text:p text:style-name="P46"><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0"/>
      <text:p text:style-name="P46"><text:span text:style-name="T6">–</text:span> Хорошо, у тебя есть какие-то встречные предложения?</text:p>
      <text:p text:style-name="P46">Твайлайт задумчиво прошлась вдоль книжной полки.</text:p>
      <text:p text:style-name="P46"><text:span text:style-name="T6">–</text:span> Мне надо поискать. Должно быть что-то подходящее для нашего случая. Я поищу в разделе психологиии и… призывания духов.</text:p>
      <text:p text:style-name="P46">Я рассмеялся.</text:p>
      <text:p text:style-name="P46"><text:span text:style-name="T6">–</text:span> Для духа я слишком материален.</text:p>
      <text:p text:style-name="P46"><text:span text:style-name="T6">–</text:span> Я знаю. Но ничего более подходящего в голову не приходит. Приходи завтра после обеда. Хорошо?</text:p>
      <text:p text:style-name="P46"><text:span text:style-name="T6">–</text:span> Хорошо, Твайлайт. Приду. Спокойной ночи!</text:p>
      <text:p text:style-name="P46"><text:span text:style-name="T6">–</text:span> Спокойной ночи, Макс!</text:p>
      <text:p text:style-name="P10"/>
      <text:p text:style-name="P10"/>
      <text:p text:style-name="P10"/>
      <text:p text:style-name="P50"><text:span text:style-name="T40">&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56">&lt;<text:span text:style-name="T1">О рейде пони-рейнджеров Максу рассказывает Луна во время его возвращения в Кантерлот после исчезновения Селестии.</text:span>&gt;</text:p>
      <text:p text:style-name="P32"/>
      <text:p text:style-name="P57">&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7"/>
      <text:p text:style-name="P46"><text:span text:style-name="T6">–</text:span> Ты могла бы нести меня телекинезом. Я, после того, как узнал о ваших способностях, удивлялся, почему ты этого не сделала?</text:p>
      <text:p text:style-name="P46"><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3"><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6"><text:soft-page-break/></text:p>
      <text:p text:style-name="P46"><text:span text:style-name="T6">–</text:span> А дальше всё было хуже, намного хуже...</text:p>
      <text:p text:style-name="P46"/>
      <text:p text:style-name="P1"/>
      <text:p text:style-name="P46"/>
      <text:p text:style-name="P47">***</text:p>
      <text:p text:style-name="P50"/>
      <text:p text:style-name="P46"><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0"/>
      <text:h text:style-name="P112" text:outline-level="2">Рейд пони-рэйнджеров</text:h>
      <text:p text:style-name="P46">&lt;Магия изо всех окраин Эквестрии бежит к её центру — в Вечнодикий лес&gt;</text:p>
      <text:p text:style-name="P52">(леденящий душу триллер, музыка тревожная)</text:p>
      <text:p text:style-name="P48">&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6"><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6"><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6"><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6"><text:soft-page-break/><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6"><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6"><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6"><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6">Дальше мы передвигались с интервалом бескрылого прыжка, чтобы не нанести друг другу увечий в случае работы оружием.</text:p>
      <text:p text:style-name="P47">***</text:p>
      <text:p text:style-name="P46"><text:span text:style-name="T6">–</text:span> Шанту?</text:p>
      <text:p text:style-name="P46"><text:span text:style-name="T6">–</text:span> Ваше Высочество? Мы никогда не встречали такое существо раньше и я…</text:p>
      <text:p text:style-name="P46"><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6"><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7">***</text:p>
      <text:p text:style-name="P46"><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6"><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6"><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6"><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6">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text:soft-page-break/>этаким островком надёжности посреди ставшего чужим и опасным Вечнодикого леса.</text:p>
      <text:p text:style-name="P46"><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6"><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6"><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6"><text:span text:style-name="T6">–</text:span> Дискорд! Что их убило? <text:span text:style-name="T6">–</text:span> присвистнул обошедший Хорста с другой стороны Калрус.</text:p>
      <text:p text:style-name="P46"><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6">Я поднял нагрудную бляху, лежащую на скелете с раздавленной грудной клеткой.</text:p>
      <text:p text:style-name="P46"><text:span text:style-name="T6">–</text:span> Это королевский конвой. Такие были на службе у принцесс ещё лет двадцать назад, до Раздора.</text:p>
      <text:p text:style-name="P46"><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6"><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6">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7">***</text:p>
      <text:p text:style-name="P46"><text:span text:style-name="T6">–</text:span> Откуда там останки пегасов? Кто мог поймать их там? Они могут уйти от любой засады.</text:p>
      <text:p text:style-name="P46"><text:span text:style-name="T6">–</text:span> Не знаю, как насчёт летунов, принцессса, но когда мы осматривали кости, на нас было совершено нападение...</text:p>
      <text:p text:style-name="P46"><text:span text:style-name="T6">–</text:span> Вот как? На королевскую стражу в центре Эквестрии? Кто же это был?</text:p>
      <text:p text:style-name="P46"><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6">Луна обошла Кимеринна. </text:p>
      <text:p text:style-name="P46"><text:span text:style-name="T6">–</text:span> У вас рассечен бок. И колотая рана на шее.</text:p>
      <text:p text:style-name="P46"><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6"><text:soft-page-break/><text:span text:style-name="T6">–</text:span> Расслабьтесь, Кимеринн. Вы очень скованы. Я вижу, вам нелегко пришлось в этом походе.</text:p>
      <text:p text:style-name="P46">Растерзанная шея жеребца напомнила Луне о другом, которого она называла на “ты” больше тысячи лет назад, во время восстания.</text:p>
      <text:p text:style-name="P46"><text:span text:style-name="T6">–</text:span> Я ценю вашу службу и хочу достойно наградить вас. Спрашивайте.</text:p>
      <text:p text:style-name="P46"><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6">Луна вздохнула. Всё-таки, насколько легче было быть Найтмэр-Мун! Тогда ей не нужно было стесняться своих желаний и все было намного проще.</text:p>
      <text:p text:style-name="P46"><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6"><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6">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6">Он был высок для пони и Луне понадобилось всего лишь немного склонить шею, чтобы тихо выдохнуть ему в ухо:</text:p>
      <text:p text:style-name="P46"><text:span text:style-name="T6">–</text:span> Ну что же… Я рада оказать такую услугу… Тебе…</text:p>
      <text:p text:style-name="P46"><text:span text:style-name="T6">–</text:span> Принцесса…</text:p>
      <text:p text:style-name="P46"><text:span text:style-name="T6">–</text:span> Луна, мой дорогой. Для тебя <text:span text:style-name="T6">—</text:span> Луна…</text:p>
      <text:p text:style-name="P46">...</text:p>
      <text:p text:style-name="P46"/>
      <text:h text:style-name="P112" text:outline-level="2">Рейд пони-рэйнджеров-2 (<text:span text:style-name="T17">продолжение рейда пони-рэйнджеров</text:span>)</text:h>
      <text:p text:style-name="P46"/>
      <text:p text:style-name="P4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6">Мэдтроттер подошёл к холму и зацепил концом алебарды зелёный покров.</text:p>
      <text:p text:style-name="P46"><text:span text:style-name="T1">–</text:span> Металл! <text:span text:style-name="T1">–</text:span> удивлённо воскликнул он. <text:span text:style-name="T1">–</text:span> И стекло.</text:p>
      <text:p text:style-name="P46">В металлической поверхности сверкнуло небольшое прямоугольное окошко.</text:p>
      <text:p text:style-name="P46">Я прошёл вдоль холма и вскоре под побегами дикого винограда обнаружил вход, открывающий внутренности холма.</text:p>
      <text:p text:style-name="P4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6">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text:soft-page-break/>корабль обследовать как следует…</text:p>
      <text:p text:style-name="P46"><text:span text:style-name="T6">–</text:span> Заночуем внутри. - <text:span text:style-name="T1">р</text:span>ешил я.</text:p>
      <text:p text:style-name="P46"><text:span text:style-name="T6">&lt;</text:span><text:span text:style-name="T17">Нужен ли тут самолёт? Нужен артефакт из Fallout Equestria - летучий корабль</text:span>?<text:span text:style-name="T6">&gt;</text:span></text:p>
      <text:p text:style-name="P46">Утро встретило нас туманом. Я пытался рассмотреть руины замка на противоположном берегу.</text:p>
      <text:p text:style-name="P46"><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6"><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6">Я сбросил громоздкие перемётные сумки с поклажей, оставив только закреплённый на ноге кинжал.</text:p>
      <text:p text:style-name="P4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7">***</text:p>
      <text:p text:style-name="P4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6"><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6"><text:span text:style-name="T6">–</text:span> Поворачивайте, уходите от болота! <text:span text:style-name="T6">–</text:span> донёсся его крик.</text:p>
      <text:p text:style-name="P4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7">***</text:p>
      <text:p text:style-name="P46"><text:span text:style-name="T6">–</text:span> Дискорд тебе в крыло, Ким, ты таки заставил нас попотеть! Что там за чертовщина?</text:p>
      <text:p text:style-name="P46">Я отлепился от серебристой поверхности и прыгул на землю.</text:p>
      <text:p text:style-name="P46"><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6">Сброшенный обрубок лианы медленно извивался, стараясь найти опору, вокруг которой можно было бы обвиться. </text:p>
      <text:p text:style-name="P46"><text:span text:style-name="T6">– </text:span>Схватил бы за крыло <text:span text:style-name="T6">—</text:span> я бы не вырвался.</text:p>
      <text:p text:style-name="P46">Я взглянул вверх. На металлической стенке чётко отпечатались четыре полукруга копыт. </text:p>
      <text:p text:style-name="P46"><text:span text:style-name="T6">–</text:span> И пришлось бы тебе за меня во дворце отдуваться.</text:p>
      <text:p text:style-name="P46"><text:span text:style-name="T6">–</text:span> Нашел что-нибудь интересное в развалинах?</text:p>
      <text:p text:style-name="P46"><text:soft-page-break/><text:span text:style-name="T6">–</text:span> А как же! Странное такое. Похожее на обезьяну. Но стройнее и грациознее. И оно было одето…</text:p>
      <text:p text:style-name="P46"><text:span text:style-name="T6">–</text:span> Одето?</text:p>
      <text:p text:style-name="P46"><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6"><text:span text:style-name="T6">–</text:span> Ещ одно неизвестное чудовище! <text:s/>Что-то их тут много развелось.</text:p>
      <text:p text:style-name="P46">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6">Я забросил на спину перемётные сумки и дал команду сбора.</text:p>
      <text:p text:style-name="P46"><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6">“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6"><text:span text:style-name="T6">–</text:span> Вы ведь в неопасное место идёте, да?</text:p>
      <text:p text:style-name="P46"><text:span text:style-name="T6">–</text:span> Да, Силк Мэйн, в неопасное.</text:p>
      <text:p text:style-name="P46"><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6"><text:span text:style-name="T6">–</text:span> Силк, не волнуйся, если будет опасно, мы сразу же повернём. (И пойдём другой дорогой <text:span text:style-name="T6">—</text:span> додумал я).</text:p>
      <text:p text:style-name="P46">Силк Мэйн выпустила мою ногу, успокаиваясь. Я пошёл в казарму, а кобылки продолжали молча смотреть на меня...</text:p>
      <text:p text:style-name="P4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6">Опять таки, шансы для Мэда и Калруса <text:s/>пройти через болото <text:span text:style-name="T6">—</text:span> ничтожны.</text:p>
      <text:p text:style-name="P46"><text:span text:style-name="T6">–</text:span> Возвращаемся, Мэдди, <text:span text:style-name="T6">–</text:span> решил я. <text:span text:style-name="T6">–</text:span> Намотрелись достаточно.</text:p>
      <text:p text:style-name="P46">Пусть принцесса считает меня трусом, пусть я больше не смогу взглянуть ей в глаза, но я должен сделать то, что делаю. Мы возвращаемся…</text:p>
      <text:p text:style-name="P46"/>
      <text:h text:style-name="P112" text:outline-level="2">Продолжение ЛСД-чаепития</text:h>
      <text:p text:style-name="P46"/>
      <text:p text:style-name="P46"><text:soft-page-break/><text:s/>Так значит, своим появлением я невольно поспособствовал гибели особенного пони Луны? Мне очень жаль…</text:p>
      <text:p text:style-name="P46">Селестия через силу улыбнулась.</text:p>
      <text:p text:style-name="P46"><text:span text:style-name="T6">–</text:span> Пони умеют переносить тяготы, Макс. <text:span text:style-name="T6">–</text:span> Иначе бы мы не выжили. В нашей истории бывали очень тяжёлые времена.</text:p>
      <text:p text:style-name="P4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6"><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6"><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6"/>
      <text:p text:style-name="P46"/>
      <text:p text:style-name="P46"/>
      <text:p text:style-name="P46"><text:span text:style-name="T6">–</text:span> Тия, я…</text:p>
      <text:p text:style-name="P46"><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6">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6">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6">Селестия замолчала, потом медленно поднесла ко рту чашку с холодным чаем и сделала три глубоких глотка.</text:p>
      <text:p text:style-name="P46"><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6"><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6"><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6"/>
      <text:p text:style-name="P75"/>
      <text:p text:style-name="P57">Она вытянула шею и начала по очереди сгибать-разгибать ноги, разминая суставы.</text:p>
      <text:p text:style-name="P57"><text:span text:style-name="T6">–</text:span> Слишком поздно, <text:span text:style-name="T6">–</text:span> пробормотала она, глядя через панорамное окно на ночное небо. <text:span text:style-name="T6">–</text:span> Даже, <text:soft-page-break/>скорее, рано. Сестра скоро вернётся.</text:p>
      <text:p text:style-name="P46"/>
      <text:p text:style-name="P46"><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6">Её образ расплывался, в голове стоял звон, звуки проникали в уши как будто через толстый слой ваты.</text:p>
      <text:p text:style-name="P46"><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6">мочь мне. Помочь всем нам. А сейчас иди, отдыхай.</text:p>
      <text:p text:style-name="P46"/>
      <text:h text:style-name="P112" text:outline-level="2">В библиотеке замка Селестии</text:h>
      <text:p text:style-name="P79"/>
      <text:p text:style-name="P5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6">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6">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6"/>
      <text:h text:style-name="P112" text:outline-level="2">Понивилль</text:h>
      <text:p text:style-name="P46"/>
      <text:h text:style-name="P112" text:outline-level="2">Знакомство с Элементами Гармонии</text:h>
      <text:p text:style-name="P46"/>
      <text:p text:style-name="P46">На следующий день я застал в библиотеке кроме Твайлайт ещё трёх кобылок.</text:p>
      <text:p text:style-name="P46"><text:soft-page-break/><text:span text:style-name="T1">–</text:span> Знакомься, Макс <text:span text:style-name="T1">–</text:span> начала представлять меня Твайлайт, <text:span text:style-name="T1">–</text:span> это Пинки Пай.</text:p>
      <text:p text:style-name="P46"><text:span text:style-name="T1">–</text:span> Очень приятно, Макс.</text:p>
      <text:p text:style-name="P4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6"><text:span text:style-name="T1">–</text:span> ...то Рэрити! <text:span text:style-name="T1">–</text:span> Твайлайт представила светлую единорожку, которая чуть склонила голову в приветствии.</text:p>
      <text:p text:style-name="P46"><text:span text:style-name="T1">–</text:span> Макс, <text:span text:style-name="T1">–</text:span> кивнул я ей в ответ.</text:p>
      <text:p text:style-name="P46"><text:span text:style-name="T1">–</text:span> Рэйнбоу Дэш! <text:span text:style-name="T1">–</text:span> голубая пегаска представилась сама, насмешливо наморщив нос.</text:p>
      <text:p text:style-name="P46"><text:span text:style-name="T1">–</text:span> Макс. <text:span text:style-name="T1">–</text:span> закончил представляться я.</text:p>
      <text:p text:style-name="P46">Твайлайт продолжила прерванную моим появлением беседу.</text:p>
      <text:p text:style-name="P46"><text:span text:style-name="T1">–</text:span> Как я вам уже рассказывала, заклинание Свирла вызвало сюда Макса. И он хочет нам помочь, но не знает, как.</text:p>
      <text:p text:style-name="P46">Голубая пегаска вомущённо фыркнула.</text:p>
      <text:p text:style-name="P46"><text:span text:style-name="T1">–</text:span> А нужно ли нам помогать? Сами как-нибудь справимся!</text:p>
      <text:p text:style-name="P46"><text:span text:style-name="T1">–</text:span> Но Дэш, дорогая, неужели ты думаешь, что Твайлайт и принцесса Селестия не перепробовали всё возможное?</text:p>
      <text:p text:style-name="P46"><text:span text:style-name="T1">–</text:span> Рэрити грациозно улеглась на подушку, пододвинув её к себе магией.</text:p>
      <text:p text:style-name="P4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6">Я ошеломлённо посмотрел на неё.</text:p>
      <text:p text:style-name="P46"><text:span text:style-name="T1">–</text:span> Откуда ты знаешь?</text:p>
      <text:p text:style-name="P4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6"><text:span text:style-name="T1">– </text:span>47 лет? Такой старый? <text:span text:style-name="T1">–</text:span> тихо произнесла Рэйнбоу Дэш с сомнением поглядывая на меня.</text:p>
      <text:p text:style-name="P46"><text:span text:style-name="T1">–</text:span> Не старый. У нас живут, в среднем, до 90-ти <text:span text:style-name="T1">–</text:span> 100-а лет.</text:p>
      <text:p text:style-name="P4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6"><text:span text:style-name="T1">–</text:span> Программы. Это такие… гм… заклинания. Ты пишешь программу, запускаешь её, а потом она делает что-то для тебя.</text:p>
      <text:p text:style-name="P46"><text:span text:style-name="T1">–</text:span> То есть, ты, типа, волшебник в своём мире?</text:p>
      <text:p text:style-name="P46"><text:span text:style-name="T1">–</text:span> Вряд ли меня так можно называть. Очень далёкие параллели. У нас совсем нет магии.</text:p>
      <text:p text:style-name="P4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6"/>
      <text:p text:style-name="P46"/>
      <text:p text:style-name="P46">...</text:p>
      <text:p text:style-name="P46"><text:soft-page-break/></text:p>
      <text:p text:style-name="P4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6"><text:span text:style-name="T1">–</text:span> Ну… В общем, да. Надо ещё пригласить Эпплджек и Флаттершай.</text:p>
      <text:p text:style-name="P4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6"><text:span text:style-name="T1">–</text:span> О, Рэрити, спасибо-спасибо-спасибо! <text:span text:style-name="T1">–</text:span> Твайлайт обняла единорожку.</text:p>
      <text:p text:style-name="P4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6">Рэйнбоу Дэш развернулась к выходу из библиотеки.</text:p>
      <text:p text:style-name="P4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6"><text:span text:style-name="T1">–</text:span> Мне кажется, Макс, ты ей чем-то не нравишься, <text:span text:style-name="T1">–</text:span> заметила Рэрити.</text:p>
      <text:p text:style-name="P46"><text:span text:style-name="T1">–</text:span> А, по-моему, так наоборот, <text:span text:style-name="T1">–</text:span> хмыкнул Спайк, всё это время евший в сторонке какие-то сверкающие кристаллы.</text:p>
      <text:p text:style-name="P46"><text:span text:style-name="T1">–</text:span> Но довольно слов. Что нужно делать, дорогая? <text:span text:style-name="T1">–</text:span> обратилась Рэрити к Твайлайт.</text:p>
      <text:p text:style-name="P46"><text:span text:style-name="T1">–</text:span> До утра <text:span text:style-name="T1">—</text:span> ничего. Потом вам нужно лечь рядом и я вызову заклинание двойного сна.</text:p>
      <text:p text:style-name="P46"><text:span text:style-name="T1">–</text:span> Отлично, тогда я ещё успею привести себя в порядок. На все сто нужно выглядеть даже во сне. Тем более, в чужом.</text:p>
      <text:p text:style-name="P46">Рэрити вышла на улицу. Я поднялся с места.</text:p>
      <text:p text:style-name="P46"><text:span text:style-name="T1">–</text:span> Я тоже, пожалуй, пройдусь.</text:p>
      <text:p text:style-name="P46"><text:span text:style-name="T1">–</text:span> Далеко не уходи, Макс. Понивилль не такой уж и маленький, новичок в нём запросто может заблудиться.</text:p>
      <text:p text:style-name="P46"><text:span text:style-name="T1">–</text:span> Не волнуйся, Твайлайт. Пройдусь до железной дороги и обратно.</text:p>
      <text:p text:style-name="P4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6">Дойдя до железной дороги, я пошёл вдоль неё, постепеннно выходя за пределы городка.</text:p>
      <text:p text:style-name="P46">Чувствительный толчок чуть выше пояса заставил меня сделать два шага вперёд, чтобы не упасть.</text:p>
      <text:p text:style-name="P46">Я обернулся.</text:p>
      <text:p text:style-name="P46">Сзади стояла Рэйнбоу Дэш с растрёпанной от толчка чёлкой.</text:p>
      <text:p text:style-name="P4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6"><text:span text:style-name="T1">–</text:span> Рэйнбоу, успокойся. О чём ты?</text:p>
      <text:p text:style-name="P46">Она глядела сквозь чёлку куда-то мимо меня, отворачивая взгляд. Заднее копыто легонько притоптывало.</text:p>
      <text:p text:style-name="P46"><text:span text:style-name="T1">–</text:span> Ты знаешь, о чём. Должен знать, <text:span text:style-name="T1">–</text:span> отрезала она, ничего не объясняя.</text:p>
      <text:p text:style-name="P46"><text:span text:style-name="T1">–</text:span> Я не понимаю. Честно. Что ты чувствуешь?</text:p>
      <text:p text:style-name="P4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6"><text:soft-page-break/></text:p>
      <text:p text:style-name="P60"/>
      <text:h text:style-name="P112" text:outline-level="2">Первый сеанс двойного сна. Рэрити</text:h>
      <text:p text:style-name="P46"/>
      <text:p text:style-name="P46"><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6"><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6"/>
      <text:p text:style-name="P46">Когда я вернулся в библиотеку, Твайлайт и Спайк уже соорудили нечто вроде мягкого уголка на втором этаже.</text:p>
      <text:p text:style-name="P46"><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6"><text:span text:style-name="T6">–</text:span> Может, и поместимся. Но, вообще, я во сне верчусь.</text:p>
      <text:p text:style-name="P46"><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6"><text:span text:style-name="T6">–</text:span> Рэ-ри-тиии! - прошептал в восхищении Спайк.</text:p>
      <text:p text:style-name="P46">И было отчего.</text:p>
      <text:p text:style-name="P46">Что-то неуловимо изменилось в той единорожке, которую я видел ещё утром.</text:p>
      <text:p text:style-name="P4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6"><text:span text:style-name="T6">–</text:span> Рэрити, ты выглядишь… Замечательно выглядишь! <text:span text:style-name="T6">–</text:span> растерянно пролепетала Твайлайт.</text:p>
      <text:p text:style-name="P46"><text:span text:style-name="T6">–</text:span> Дааааааа… Замечательно! <text:span text:style-name="T6">–</text:span> наконец-то смог закрыть рот <text:span text:style-name="T1">и втянуть слюни </text:span>Спайк.</text:p>
      <text:p text:style-name="P46"><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6"><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6"/>
      <text:p text:style-name="P46"><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6">Двух небольших понячьих матраса, сложенных вместе, мне вполне хватило, чтобы растянуться в полный рост и раскинуть руки крестом.</text:p>
      <text:p text:style-name="P4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6"><text:span text:style-name="T6">–</text:span> Я не слишком давлю? - прошептала мне на ухо единорожка.</text:p>
      <text:p text:style-name="P46">Её ресницы щекотали мне щёку и это было чертовски приятно. Ответить я не успел.</text:p>
      <text:p text:style-name="P46"><text:span text:style-name="T6">–</text:span> Готовы? <text:span text:style-name="T6">–</text:span> Спросила Твайлайт.</text:p>
      <text:p text:style-name="P46"><text:span text:style-name="T6">–</text:span> Я готова. <text:span text:style-name="T6">–</text:span> <text:span text:style-name="T1">о</text:span>тозвалась Рэрити.</text:p>
      <text:p text:style-name="P46"><text:span text:style-name="T6">–</text:span> Готов. <text:span text:style-name="T6">–</text:span> <text:span text:style-name="T1">с</text:span>казал я.</text:p>
      <text:p text:style-name="P46"><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6"/>
      <text:h text:style-name="P112" text:outline-level="2">Сон Макса</text:h>
      <text:p text:style-name="P79"/>
      <text:p text:style-name="P46"><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6"><text:span text:style-name="T22">–</text:span><text:span text:style-name="T17"> Готова, </text:span><text:span text:style-name="T22">–</text:span><text:span text:style-name="T17"> процедила она.</text:span><text:span text:style-name="T6">&gt;</text:span></text:p>
      <text:p text:style-name="P47">***</text:p>
      <text:p text:style-name="P46"><text:span text:style-name="T6">–</text:span> Вставай, Макс! <text:span text:style-name="T6">–</text:span> Маленькое копыто надавливало мне на грудь, делая энергичные круговые движения.</text:p>
      <text:p text:style-name="P46"><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6"><text:span text:style-name="T6">–</text:span> Мне не понравился цвет твоей мордочки. Ты стал слишком бледный. Я решила прервать твой сон. Как ты себя ...</text:p>
      <text:p text:style-name="P46"><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6"><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6"><text:span text:style-name="T6">–</text:span> Я в порядке. Что-то удалось узнать? <text:span text:style-name="T6">–</text:span> обратился я к Рэрити.</text:p>
      <text:p text:style-name="P46"><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6"><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6"><text:span text:style-name="T6">– </text:span>Да, Макс?</text:p>
      <text:p text:style-name="P46"><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6">Твайлайт растерялась.</text:p>
      <text:p text:style-name="P46"><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6"><text:span text:style-name="T6">–</text:span> Я помогу-у-у-у! <text:span text:style-name="T6">–</text:span> <text:span text:style-name="T1">з</text:span>апрыгала на месте Пинки.</text:p>
      <text:p text:style-name="P46"><text:span text:style-name="T6">–</text:span> Я помогу! <text:span text:style-name="T6">–</text:span> <text:span text:style-name="T1">н</text:span>еожиданно вызвалась Рэйнбоу Дэш, до этого безучастно наблюдавшая за нами.</text:p>
      <text:p text:style-name="P46"/>
      <text:p text:style-name="P54"/>
      <text:p text:style-name="P46"/>
      <text:p text:style-name="P46"><text:span text:style-name="T6">–</text:span> Я первая предложила! <text:span text:style-name="T6">–</text:span> возмутилась Пинки.</text:p>
      <text:p text:style-name="P46"><text:soft-page-break/><text:span text:style-name="T6">–</text:span> Предложила не ты, а Твайлайт. <text:span text:style-name="T6">–</text:span> <text:span text:style-name="T1">п</text:span>арировала Рэйнбоу Дэш.</text:p>
      <text:p text:style-name="P46"><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6"><text:span text:style-name="T6">–</text:span> Лады. <text:span text:style-name="T6">–</text:span> проворчала пегаска. <text:span text:style-name="T6">–</text:span> Приходи завтра на девять к библиотеке. Нет, лучше на десять.</text:p>
      <text:p text:style-name="P46"><text:span text:style-name="T6">–</text:span> Хорошо, Рэйнбоу Дэш. Договорились.</text:p>
      <text:p text:style-name="P46"><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6">Голубая пегаска фыркнула и скрылась в дневном небе.</text:p>
      <text:p text:style-name="P46"/>
      <text:h text:style-name="P112" text:outline-level="2">День с Пинки</text:h>
      <text:p text:style-name="P46"/>
      <text:p text:style-name="P4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6"><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6"><text:span text:style-name="T6">–</text:span> Ффух! Дай отдышаться.</text:p>
      <text:p text:style-name="P46"><text:span text:style-name="T6">–</text:span> Устал? <text:span text:style-name="T6">–</text:span> <text:span text:style-name="T1">у</text:span>частливо спросила Пинки.</text:p>
      <text:p text:style-name="P46"><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6"><text:span text:style-name="T6">–</text:span> Да? Тогда пойдём перекусим.</text:p>
      <text:p text:style-name="P46">Манерный пони-оффициант выслушал наши пожелания и удалился.</text:p>
      <text:p text:style-name="P46"><text:span text:style-name="T6">–</text:span> А какой у тебя был образ жизни?</text:p>
      <text:p text:style-name="P46"><text:span text:style-name="T6">–</text:span> В основном, <text:span text:style-name="T1">э</text:span>сидячий.</text:p>
      <text:p text:style-name="P46"><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6"><text:span text:style-name="T6">–</text:span> А у нас сидячая работа в порядке вещей.</text:p>
      <text:p text:style-name="P46"><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6"/>
      <text:p text:style-name="P46"><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6"/>
      <text:h text:style-name="P112" text:outline-level="2">День с Рэйнбоу Дэш</text:h>
      <text:p text:style-name="P46"/>
      <text:p text:style-name="P46">Я подошёл к библиотеке без десяти десять. Вокруг никого не было и я решил зайти в библиотеку <text:soft-page-break/>поздороваться с Твайлайт.</text:p>
      <text:p text:style-name="P46"><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6"><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6"><text:span text:style-name="T6">–</text:span> Пошли, Рэйнбоу Дэш. А куда?</text:p>
      <text:p text:style-name="P46"><text:span text:style-name="T6">–</text:span> Слушай, зови меня Дэш. А то и мне придётся звать тебя полным именем, а я этого не выношу.</text:p>
      <text:p text:style-name="P46"><text:span text:style-name="T6">–</text:span> Договорились, Дэш. Так куда мы идём?</text:p>
      <text:p text:style-name="P46"><text:span text:style-name="T6">–</text:span> К <text:span text:style-name="T6">&lt;</text:span><text:span text:style-name="T17">водопаду</text:span><text:span text:style-name="T6">&gt;</text:span>. Там здоровски красивое место.</text:p>
      <text:p text:style-name="P46"><text:span text:style-name="T6">–</text:span> А я думал, ты хочешь показать мне Понивилль.</text:p>
      <text:p text:style-name="P46"><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6">Дэш повела меня из Понивилля вдоль железной дорог<text:span text:style-name="T1">и</text:span>.</text:p>
      <text:p text:style-name="P4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6"><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6"><text:span text:style-name="T6">–</text:span> Дежа вю? Ты об этом?</text:p>
      <text:p text:style-name="P46"><text:span text:style-name="T6">– </text:span>Что? Какое ещё дежавю?</text:p>
      <text:p text:style-name="P46"><text:span text:style-name="T6">–</text:span> Ложные воспоминания. Ты помнишь о чём-то, чего на самом деле никогда не было.</text:p>
      <text:p text:style-name="P46"><text:span text:style-name="T6">–</text:span> Хм. Может, и дежавю… Может… А если всё же было? Но ты не помнишь когда и как?</text:p>
      <text:p text:style-name="P46"><text:span text:style-name="T6">–</text:span> Дэш, не говори загадками. Если хочешь услышать внятный ответ, задавай внятный вопрос.</text:p>
      <text:p text:style-name="P46"><text:span text:style-name="T6">–</text:span> Не готова я… задать внятный вопрос. <text:span text:style-name="T6">–</text:span> <text:span text:style-name="T1">п</text:span>робормотала пегаска. <text:span text:style-name="T6">–</text:span> Нам туда.</text:p>
      <text:p text:style-name="P46">Дэш указала на тропку, уводящую от путей в молодой берёзово-кленовый лесок.</text:p>
      <text:p text:style-name="P46"><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6"><text:span text:style-name="T6">–</text:span> Из меня бегун тот ещё. <text:s/>Я проплыть могу больше, чем пробежать.</text:p>
      <text:p text:style-name="P46"><text:span text:style-name="T6">–</text:span> Давай попробуем. Летать-то ты всё равно не сможешь.</text:p>
      <text:p text:style-name="P46">И мы побежали. Точнее, Дэш потрусила бойкой рысью, а я старался не отставать от неё, тяжёло шаркая мокасинами.</text:p>
      <text:p text:style-name="P46">Постепенно дышать становилось всё труднее, а ноги были всё тяжелее.</text:p>
      <text:p text:style-name="P46"><text:span text:style-name="T6">–</text:span> Всё, Дэш. Я больше не могу.</text:p>
      <text:p text:style-name="P46"><text:span text:style-name="T6">–</text:span> Ты шутишь? Мы и полмили не пробежали.</text:p>
      <text:p text:style-name="P46"><text:span text:style-name="T6">–</text:span> Понимаешь, бег <text:span text:style-name="T1">—</text:span> не моя сильная сторона. Никогда не умел долго бегать.</text:p>
      <text:p text:style-name="P46"><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6"><text:span text:style-name="T6">–</text:span> Да ладно, я уже знаю, что у вас сидячий образ жизни <text:span text:style-name="T1">—</text:span> скорее исключение, чем правило. У нас <text:span text:style-name="T1">—</text:span> <text:soft-page-break/>наоборот.</text:p>
      <text:p text:style-name="P46"><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6"><text:span text:style-name="T6">–</text:span> Мы можем вернуться. А это место ты покажешь мне в другой раз. Выберемся туда в двухдневный поход.</text:p>
      <text:p text:style-name="P46"><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6"><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6"><text:span text:style-name="T6">–</text:span> Сможешь меня удержать?</text:p>
      <text:p text:style-name="P46"><text:span text:style-name="T6">–</text:span> Ты про руки, что ли? Смогу. А зачем?</text:p>
      <text:p text:style-name="P46"><text:span text:style-name="T6">–</text:span> Тогда держи меня. За задние ноги.</text:p>
      <text:p text:style-name="P46">И Дэш поднялась в воздух, зависнув на высоте примерно двух метров.</text:p>
      <text:p text:style-name="P4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6"><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6"><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6"><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6">Мы неслись так минут пять и у меня уже начали деревенеть кисти рук.</text:p>
      <text:p text:style-name="P46"><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6"><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46"><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46"><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6">Вода оказалась прохладной, как на пляже в финской Суоменлинне в августе. И такой же прозрачной.</text:p>
      <text:p text:style-name="P4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text:soft-page-break/>уже даже и не вспоминаю), но в такой воде <text:span text:style-name="T6">–</text:span> только 25-ть. Одежда, правда, мешает. А ещё воротник за что-то зацепился… Оп-па!</text:p>
      <text:p text:style-name="P4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6">Дэш, отчаяно молотя мокрыми крыльями, тащила меня к берегу. Брызги летели во все стороны. Воротник в её зубах потрескивал, но держался.</text:p>
      <text:p text:style-name="P46"><text:span text:style-name="T6">–</text:span> Ф-р-р-р. Тьфу! Бр-р-р.</text:p>
      <text:p text:style-name="P46">Дэш выплюнула меня на берег и сама упала рядом.</text:p>
      <text:p text:style-name="P46"><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6"><text:span text:style-name="T6">–</text:span> С чего ты взяла? Я умею.</text:p>
      <text:p text:style-name="P46"><text:span text:style-name="T6">–</text:span> Ты ушёл под воду! И не выныривал! <text:span text:style-name="T6">–</text:span> <text:span text:style-name="T1">о</text:span>т возмущения пегаска даже забыла дышать.</text:p>
      <text:p text:style-name="P46"><text:span text:style-name="T6">–</text:span> Я не выныривал, потому что решил поплавать под водой. Я, вообще, это дело люблю.</text:p>
      <text:p text:style-name="P46"><text:span text:style-name="T6">–</text:span> Что??! И ты не предупредил меня?!! Знаешь, как я испугалась?!! Ни одна пони без магии столько под водой не продержится!!</text:p>
      <text:p text:style-name="P46"><text:span text:style-name="T6">–</text:span> Ну, знаешь ли, ты же не предупредила, что меня ждёт купание в озере? Поэтому я не успел предупредить тебя.</text:p>
      <text:p text:style-name="P4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6"><text:span text:style-name="T6">–</text:span> Да. Это я виновата. Я дура. Извини, <text:span text:style-name="T6">–</text:span> тихо пробормотала Дэш. Было видно, с каким трудом даются ей эти слова.</text:p>
      <text:p text:style-name="P46">Мне стало смешно. Я уселся рядом, притянул её шею к себе и взъерошил ей мокрую чёлку.</text:p>
      <text:p text:style-name="P46"><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6"><text:span text:style-name="T6">&lt;</text:span><text:span text:style-name="T17">В Кантерлоте Макс присутствует на церемонии прощания с Кимеринном</text:span><text:span text:style-name="T6">&gt;</text:span></text:p>
      <text:p text:style-name="P4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6">Что я и сделал.</text:p>
      <text:p text:style-name="P4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6"><text:span text:style-name="T6">–</text:span> Ух ты! <text:span text:style-name="T6">–</text:span> <text:span text:style-name="T1">о</text:span>т открывшегося вида захватило дух.</text:p>
      <text:p text:style-name="P4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6"><text:span text:style-name="T6">–</text:span> Как тут…</text:p>
      <text:p text:style-name="P46"><text:span text:style-name="T6">–</text:span> Красиво, правда? <text:span text:style-name="T6">–</text:span> Дэш отследила мой взгляд и кивнула.</text:p>
      <text:p text:style-name="P46"><text:span text:style-name="T6">–</text:span> Красиво <text:span text:style-name="T1">—</text:span> это не то <text:span text:style-name="T1">чувство</text:span>. Тут чудесно! Просто слов нет…</text:p>
      <text:p text:style-name="P46"><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6"><text:soft-page-break/><text:span text:style-name="T6">–</text:span> А сейчас? Сейчас у тебя есть такое чувство?</text:p>
      <text:p text:style-name="P46"><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6">Я покачал головой.</text:p>
      <text:p text:style-name="P46"><text:span text:style-name="T6">–</text:span> Это исключено, Дэш. Я никак не мог повстречаться с тобой в своём мире.</text:p>
      <text:p text:style-name="P46"><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6">Мне и вправду было холодно. Хотя ясно светило солнце, мокрая одежда и ветер, задувающий под крыло пегаски, не давали согреться.</text:p>
      <text:p text:style-name="P46"><text:span text:style-name="T6">–</text:span> Тебе надо просушить шерсть. Снимай-ка одежду! <text:span text:style-name="T6">–</text:span> <text:span text:style-name="T1">с</text:span>командовала Дэш.</text:p>
      <text:p text:style-name="P46"><text:span text:style-name="T6">–</text:span> У меня нет шерсти. Хотя ты права, одежду нужно просушить.</text:p>
      <text:p text:style-name="P4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6"><text:span text:style-name="T6">–</text:span> Куда это ты спрятался? <text:span text:style-name="T6">–</text:span> <text:span text:style-name="T1">з</text:span>аросли вербы раздвинулись, пропуская пегаску.</text:p>
      <text:p text:style-name="P46"><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6">Дэш удивлённо наблюдала за этой суматохой.</text:p>
      <text:p text:style-name="P46"><text:span text:style-name="T6">–</text:span> Ты чего? <text:span text:style-name="T6">–</text:span> <text:span text:style-name="T1">в</text:span> конце-концов озадаченно спросила она. <text:span text:style-name="T6">–</text:span> Что-то не так?</text:p>
      <text:p text:style-name="P46"><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6"><text:span text:style-name="T6">–</text:span> А с кем не так? Со мной? С тобой? Или вообще? <text:span text:style-name="T6">–</text:span> <text:span text:style-name="T1">д</text:span>опытывалась пегаска.</text:p>
      <text:p text:style-name="P46"><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6"><text:span text:style-name="T6">–</text:span> Ну и?</text:p>
      <text:p text:style-name="P46"><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6"><text:span text:style-name="T6">–</text:span> А какой смысл в этом правиле? Какую цель оно преследует?</text:p>
      <text:p text:style-name="P46"><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6"><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6"><text:span text:style-name="T6">–</text:span> Вот видишь, ты меня правильно поняла. Описанные тобой табу у нас, кстати, тоже есть.</text:p>
      <text:p text:style-name="P46"><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6">С этими словами она просунула шею мне за спину и дёрнула зубами за узел из рукавов куртки. Узел ослаб.</text:p>
      <text:p text:style-name="P46"><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6">От рывка я сел на песок, выпустив куртку. Дэш закинула её повыше на куст и повернулась ко мне.</text:p>
      <text:p text:style-name="P46"><text:soft-page-break/></text:p>
      <text:p text:style-name="P46"><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46">Я не ответил.</text:p>
      <text:p text:style-name="P46">Пегаска подошла поближе и села, прижавшись тёплым боком ко мне.</text:p>
      <text:p text:style-name="P46"><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6">Пегаска участливо попыталась просунуть нос мне под руку, пытаясь оторвать моё лицо от колен.</text:p>
      <text:p text:style-name="P46"><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6">Я в ответ облапил её и уткнулся носом ей в шею, заодно вытерев об неё слёзы смеха.</text:p>
      <text:p text:style-name="P46"><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6">Вдоволь отсмеявшись, Дэш ткнула меня носом в грудь и спросила:</text:p>
      <text:p text:style-name="P46"><text:span text:style-name="T6">–</text:span> И?</text:p>
      <text:p text:style-name="P46"><text:span text:style-name="T6">–</text:span> Что “и”?</text:p>
      <text:p text:style-name="P46"><text:span text:style-name="T6">–</text:span> Ты сказал: “ А под конец сорвать штаны и…” <text:span text:style-name="T6">–</text:span> вот я и хочу знать, что “и”?</text:p>
      <text:p text:style-name="P46">Я смутился.</text:p>
      <text:p text:style-name="P46"><text:span text:style-name="T6">–</text:span> Да ничего… Не бери в голову.</text:p>
      <text:p text:style-name="P46"><text:span text:style-name="T6">–</text:span> А я хочу брать! Какой ты всё-таки… <text:span text:style-name="T6">–</text:span> Дэш встала, потянувшись сначала передней половиной, потом задней.</text:p>
      <text:p text:style-name="P46"><text:span text:style-name="T6">–</text:span> Какой?</text:p>
      <text:p text:style-name="P46"><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6"><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6">Я глядел на пегаску и не мог поверить, что она мне предлагает…</text:p>
      <text:p text:style-name="P46"><text:span text:style-name="T6">–</text:span> Дэш, ты..?</text:p>
      <text:p text:style-name="P46"><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6">Я просто смотрел на неё и молчал. В голове было пусто.</text:p>
      <text:p text:style-name="P4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6">К чёрту всё!</text:p>
      <text:p text:style-name="P46"><text:span text:style-name="T6">–</text:span> Дэш!</text:p>
      <text:p text:style-name="P46"><text:span text:style-name="T6">–</text:span> Да? <text:span text:style-name="T6">–</text:span> как-то тихо и печально отозвалась пегаска, снова наклонившись ко мне.</text:p>
      <text:p text:style-name="P46">Я привстал на локте, притянул её голову к себе и поцеловал.</text:p>
      <text:p text:style-name="P46"><text:soft-page-break/>Медленно, как в замедленной съёмке, сгибая ноги, Дэш опустилась на меня, издав протяжный вздох и расслабив крылья.</text:p>
      <text:p text:style-name="P46"><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6"><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6"><text:span text:style-name="T6">–</text:span> Ничего себе!</text:p>
      <text:p text:style-name="P46"><text:span text:style-name="T6">–</text:span> А ты как думал, откуда взялись пони-пегасы и пони-единороги?</text:p>
      <text:p text:style-name="P46"><text:span text:style-name="T6">–</text:span> Я думал, они всегда были.</text:p>
      <text:p text:style-name="P46"><text:span text:style-name="T6">–</text:span> Не всегда. Пегасы произошли от земных пони и грифонов. Пони-единороги <text:span text:style-name="T6">–</text:span> от земных пони и диких единорогов.</text:p>
      <text:p text:style-name="P46"><text:span text:style-name="T6">–</text:span> А что это за дикие единороги?</text:p>
      <text:p text:style-name="P46"><text:span text:style-name="T6">–</text:span> Сейчас они почти не встречаются. У них хвосты как у льва <text:span text:style-name="T1">—</text:span> с кисточкой на конце. И раздвоенные копыта.</text:p>
      <text:p text:style-name="P46"><text:span text:style-name="T6">–</text:span> А аликорны от кого произошли? От пегасов и единорогов?</text:p>
      <text:p text:style-name="P46"><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6"><text:span text:style-name="T6">–</text:span> Что ж, спасибо, что просветила. Однако…</text:p>
      <text:p text:style-name="P46"><text:span text:style-name="T6">–</text:span> Что?</text:p>
      <text:p text:style-name="P46"><text:span text:style-name="T6">–</text:span> Ты лежишь на мне.</text:p>
      <text:p text:style-name="P46"><text:span text:style-name="T6">–</text:span> Ну да, лежу, <text:span text:style-name="T6">–</text:span> Дэш ехидно улыбнулась и заёрзала животом. <text:span text:style-name="T6">–</text:span> А что?</text:p>
      <text:p text:style-name="P46"><text:span text:style-name="T6">–</text:span> А то, что в таком положении я до тебя не достану! У тебя слишком высоко расположена... ммм… анатомия.</text:p>
      <text:p text:style-name="P46"><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6"><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6">Пегаска замерла и прикоснулась своим носом к моему.</text:p>
      <text:p text:style-name="P46"><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6">Я начал почёсывать её шею у основания гривы. Её грива щекотала мне грудь и я перебросил её на другую сторону.</text:p>
      <text:p text:style-name="P46"><text:span text:style-name="T6">–</text:span> Не страшно. Но чертовски необычно.</text:p>
      <text:p text:style-name="P4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6"><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6"><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text:soft-page-break/>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6"><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6"><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6"><text:span text:style-name="T6">–</text:span> Дэш, <text:span text:style-name="T6">–</text:span> рассмеялся я, <text:span text:style-name="T6">–</text:span> отпусти ухо!</text:p>
      <text:p text:style-name="P46"><text:span text:style-name="T6">–</text:span> Отпускаю, <text:span text:style-name="T6">–</text:span> шепнула пегаска мне в ухо. <text:span text:style-name="T6">–</text:span> А ты вытаскивай из меня палец и займись делом.</text:p>
      <text:p text:style-name="P46">С этими словами пегаска встала.</text:p>
      <text:p text:style-name="P47">***</text:p>
      <text:p text:style-name="P46">Последние полчаса мы просто лежали на пляже и нежились под вечерним солнцем, когда Дэш вскочила на ноги.</text:p>
      <text:p text:style-name="P46"><text:span text:style-name="T6">–</text:span> Мы опаздываем! Рэрити назначила на восемь часов вечера у Твайлайт!</text:p>
      <text:p text:style-name="P46"><text:span text:style-name="T6">&lt;</text:span><text:span text:style-name="T17">Р/Д отправляется в сон до Рэрити и там вспоминает Леро/Листа.</text:span><text:span text:style-name="T6">&gt;</text:span></text:p>
      <text:p text:style-name="P46">Пока я одевался, пегаска в нетерпении рыла копытом землю.</text:p>
      <text:p text:style-name="P46"><text:span text:style-name="T6">–</text:span> Оделся? Хватайся! <text:span text:style-name="T6">–</text:span> Дэш подпрыгнула и зависла у меня над головой, давая схватиться за ноги.</text:p>
      <text:p text:style-name="P46">И мы понеслись…</text:p>
      <text:p text:style-name="P46"/>
      <text:p text:style-name="P79"/>
      <text:p text:style-name="P79"/>
      <text:p text:style-name="P79"/>
      <text:p text:style-name="P79"/>
      <text:p text:style-name="P46"><text:span text:style-name="T6">&lt;</text:span><text:span text:style-name="T17">Подходя к замку Принцесс, Дэш рассказывает Максу обо сне, который она утаила - с Леро.</text:span><text:span text:style-name="T6">&gt;</text:span> </text:p>
      <text:p text:style-name="P46"><text:span text:style-name="T6">&lt;</text:span><text:span text:style-name="T17">Кто следующий готов рассказывать?</text:span></text:p>
      <text:p text:style-name="P53">Пинки дёрнулась на месте, но промолчала.</text:p>
      <text:p text:style-name="P46"><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46"><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3">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6"><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0"><text:soft-page-break/></text:p>
      <text:p text:style-name="P46"><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6"><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6"/>
      <text:h text:style-name="P112" text:outline-level="2"/>
      <text:p text:style-name="P47">***</text:p>
      <text:p text:style-name="P46"><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6"><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6"><text:span text:style-name="T6">–</text:span> Что такое “рекурсивный сон”?</text:p>
      <text:p text:style-name="P46"><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6"/>
      <text:h text:style-name="P112" text:outline-level="2">Исчезновение Селестии</text:h>
      <text:p text:style-name="P53">Для помощи в открытии коридора в мир Макса, находят в горах Дискорда и упрашивают его помочь.</text:p>
      <text:p text:style-name="P46"><text:span text:style-name="T6">–</text:span> И в твоём мире нет пони-пегасов и пони-единорогов? Есть только земнопони? <text:span text:style-name="T6">–</text:span> допытывалась РД.</text:p>
      <text:p text:style-name="P46"><text:span text:style-name="T6">–</text:span> По большому счёту, земнопони тоже нет. Наши пони и лошади неразумны. И в них нет ни капли магии…</text:p>
      <text:p text:style-name="P46">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6"><text:span text:style-name="T6">–</text:span> Ну хорошо, а кто вами правит? Аликорн? Драконикус? Какой-нибудь человек с рогом во лбу? Или у вас нет правителя?</text:p>
      <text:p text:style-name="P46"><text:span text:style-name="T6">–</text:span> Нет, почему? Правитель есть. Только он не постоянный. Его избирают. Раз в несколько лет.</text:p>
      <text:p text:style-name="P46"><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6">Сосредоточиться мешал шум. Сначала это была тихая дробь на грани слышимости, но постепенно она переросла в звонкое цоканье.</text:p>
      <text:p text:style-name="P46"><text:span text:style-name="T6">–</text:span> Хм. Узнаю походку Твайлайт. Что-то случилось. <text:span text:style-name="T6">–</text:span> заметила <text:span text:style-name="T1">пегаска</text:span>.</text:p>
      <text:p text:style-name="P46">И впрямь, на запыхавшейся единорожке лица не было.</text:p>
      <text:p text:style-name="P46"><text:span text:style-name="T6">–</text:span> Она исчезла!!! <text:span text:style-name="T6">–</text:span> Твайлайт не могла отдышаться.</text:p>
      <text:p text:style-name="P46"><text:span text:style-name="T6">–</text:span> Кто <text:span text:style-name="T1">—</text:span> она??? <text:span text:style-name="T6">–</text:span> <text:span text:style-name="T1">х</text:span>ором воскликнули мы и переглянулись.</text:p>
      <text:p text:style-name="P46"><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6"><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6"><text:soft-page-break/><text:span text:style-name="T6">–</text:span> Никаких поездов. Луна прислала за нами воздушную колесницу. Созывай подруг. Собираемся у меня в 18.00.</text:p>
      <text:p text:style-name="P46">Колесница приземлилась прямо на открытую площадку замка. Не мешкая ни секунды, стража проводила пассажиров в покои принцессы Луны.</text:p>
      <text:p text:style-name="P46"><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6"><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6"><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6">Я покачал головой.</text:p>
      <text:p text:style-name="P46"><text:span text:style-name="T6">–</text:span> Не могу ничем помочь. Я знаю не больше твоего.</text:p>
      <text:p text:style-name="P46">Луна как будто ожидала такой ответ.</text:p>
      <text:p text:style-name="P46"><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6"><text:span text:style-name="T6">–</text:span> Приложу все усилия, Ваше Высочество. Но мне понадобится провести некоторое время в библиотеке Кантерлота.</text:p>
      <text:p text:style-name="P46"><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6"/>
      <text:h text:style-name="P112" text:outline-level="2">Поиск решения</text:h>
      <text:p text:style-name="P79"/>
      <text:p text:style-name="P46"><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6">В этот момент в воздухе прозвучал хлопок, и у меня перед носом возник небольшой свиток, исписанный каллиграфическим почерком.</text:p>
      <text:p text:style-name="P46">Свиток плавно опустился мне в руки.</text:p>
      <text:p text:style-name="P4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7">***</text:p>
      <text:p text:style-name="P46"><text:soft-page-break/><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6"><text:span text:style-name="T1">–</text:span> У нас нет волшебников, <text:span text:style-name="T1">–</text:span> возразил я.</text:p>
      <text:p text:style-name="P4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6">Спорить со старым змеем было сложно, поэтому я переключил внимание на Твайлайт.</text:p>
      <text:p text:style-name="P4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6"><text:span text:style-name="T1">–</text:span> А как мы узнаем, когда будет нужное время? План ненадёжен. <text:span text:style-name="T1">–</text:span> <text:span text:style-name="T1">з</text:span>асомневалась Луна.</text:p>
      <text:p text:style-name="P4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0">&lt;<text:span text:style-name="T18">Луна приносит в жертву свою кровь, чтобы путешествие к замку прошло без потерь. Жертва не принимается — Дэш погибает</text:span>&gt;</text:p>
      <text:p text:style-name="P46"><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0"/>
      <text:p text:style-name="P46"><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7">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6"><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в срок.</text:span><text:span text:style-name="T6">&gt;</text:span></text:p>
      <text:p text:style-name="P46"/>
      <text:h text:style-name="P112" text:outline-level="2">Поход к замку Принцес-2</text:h>
      <text:p text:style-name="P46"/>
      <text:p text:style-name="P4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6"><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6"><text:span text:style-name="T1">–</text:span> Это значит, что мы совсем близко от замка. От того остова замок должен быть виден, <text:span text:style-name="T1">–</text:span> прошептала Луна.</text:p>
      <text:p text:style-name="P46">На металлическом боку остова были отчётливо видны четыре вмятины <text:span text:style-name="T6">—</text:span> место торможения Кимеринна.</text:p>
      <text:p text:style-name="P4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6">Я внимательно осмотрел покорёженный остов. </text:p>
      <text:p text:style-name="P46">”...eing” <text:span text:style-name="T6">—</text:span> виднелось под листвой плюща.</text:p>
      <text:p text:style-name="P46">“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4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6">Кобылки о чём-то спорили, в то время как стражники пытались нащупать брод.</text:p>
      <text:p text:style-name="P4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6"><text:span text:style-name="T1">–</text:span> Кимеринн погиб от тентаклиан, <text:span text:style-name="T1">–</text:span> тихо заметила Луна. <text:span text:style-name="T1">–</text:span> Ждите меня здесь.</text:p>
      <text:p text:style-name="P4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6">Тяжело дыша, Луна вернулась.</text:p>
      <text:p text:style-name="P50"/>
      <text:p text:style-name="P46"><text:span text:style-name="T6">&lt;</text:span><text:span text:style-name="T17">высоко летать нельзя из-за молний</text:span><text:span text:style-name="T6">&gt;</text:span></text:p>
      <text:p text:style-name="P50"/>
      <text:p text:style-name="P4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6">Её голос заглушил протяжный стон металла.</text:p>
      <text:p text:style-name="P46">Остов самолёта выпрямился и, чуть приподнявшись над землёй, сразу же опустился.</text:p>
      <text:p text:style-name="P46"><text:span text:style-name="T1">–</text:span> Дискорд!!! - одновременно воскликнули Луна, Дэш, ЭйДжей, Флаттершай и я.</text:p>
      <text:p text:style-name="P46">И действительно, за штурвалом <text:s/>сидел драконикус и что-то шептал себе под нос. Остов снова приподнялся и опять опустился.</text:p>
      <text:p text:style-name="P46"><text:span text:style-name="T1">–</text:span> У меня бы ни в жизни это бы не получилось, не помогай мне он. <text:span text:style-name="T1">–</text:span> заявил Дискорд.</text:p>
      <text:p text:style-name="P46"><text:span text:style-name="T1">–</text:span> Кто <text:span text:style-name="T6">—</text:span> “он”, <text:span text:style-name="T1">–</text:span> спросила Луна.</text:p>
      <text:p text:style-name="P4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6"><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6"><text:span text:style-name="T1">–</text:span> Поворачиваем! Поворачиваем! <text:span text:style-name="T1">–</text:span> прохрипел Дискорд.</text:p>
      <text:p text:style-name="P46"><text:span text:style-name="T1">–</text:span> Как? <text:span text:style-name="T1">–</text:span> Твайлайт зажмурилась от напряжения.</text:p>
      <text:p text:style-name="P46"><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6">Кабина медленно накренилась. Деревья поплыли вправо. </text:p>
      <text:p text:style-name="P46"><text:span text:style-name="T1">–</text:span> Выравниваем!!!</text:p>
      <text:p text:style-name="P46">Кабина выровнялась. Сначала деревья, а потом водная гладь медленно проплывали внизу.</text:p>
      <text:p text:style-name="P46"><text:span text:style-name="T1">–</text:span> Вот так и держим. Эта железяка очень нам благодарна.</text:p>
      <text:p text:style-name="P46"><text:span text:style-name="T1">–</text:span> Скорее! Я долго не выдержу! Она слишком тяжёлая. <text:span text:style-name="T1">–</text:span> Твайлайт дрожала от напряжения.</text:p>
      <text:p text:style-name="P4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6">Поняв тщётность усилий, пегаска вернулась в самолёт. В закрытую ею дверь через секунду громыхнул тентаклиан.</text:p>
      <text:p text:style-name="P46"><text:span text:style-name="T1">–</text:span> Не сдаёмся! Этой мерзкой дряни не победить нас! <text:span text:style-name="T1">–</text:span> хрипел Дискорд.</text:p>
      <text:p text:style-name="P4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6"><text:span text:style-name="T1">–</text:span> Я больше не могу, <text:span text:style-name="T1">–</text:span> простонала Твайлайт и лишилась чувств.</text:p>
      <text:p text:style-name="P46">“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text:soft-page-break/>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6">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6">Мне показался знакомым открывшийся корридор слева.</text:p>
      <text:p text:style-name="P4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6">Топот копыт основной группы затихал за поворотом основного корридора. РД коротко кивнула и, пропустив меня в проём, потрусила за мной.</text:p>
      <text:p text:style-name="P46">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6"><text:span text:style-name="T1">Дэш</text:span> вытянула шею и навострила уши, прислушивась к затихающему топоту. Потом высоко подпрыгнула и зависла в воздухе.</text:p>
      <text:p text:style-name="P46"><text:span text:style-name="T1">–</text:span> Хватайся за ноги. <text:span text:style-name="T1">–</text:span> <text:span text:style-name="T1">с</text:span>командовала она.</text:p>
      <text:p text:style-name="P4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6">После двух кувырков по камням гудела голова и саднило ушибленное плечо. </text:p>
      <text:p text:style-name="P46"><text:span text:style-name="T1">–</text:span> Дэш? Ты где? Дэш?</text:p>
      <text:p text:style-name="P46">До меня донеслось тяжёлое дыхание и звуки борьбы из бокового прохода метрах в пяти позади меня.</text:p>
      <text:p text:style-name="P4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6">Наконец она процедила сквозь зубы:</text:p>
      <text:p text:style-name="P46"><text:span text:style-name="T1">–</text:span> Всё. Уходи! <text:span text:style-name="T1">–</text:span> и с силой толкнула меня в грудь копытом, одновременно вырываясь из объятий.</text:p>
      <text:p text:style-name="P46"><text:span text:style-name="T1">–</text:span> Дэш! <text:span text:style-name="T1">–</text:span> <text:span text:style-name="T1">с</text:span> пола я увидел, как в петле тентаклиана с хрустом ломается её крыло.</text:p>
      <text:p text:style-name="P46">Дэш застонала и у неё подкосились передние ноги.</text:p>
      <text:p text:style-name="P46"><text:span text:style-name="T1">–</text:span> Уйди! Не смотри на меня! <text:span text:style-name="T1">–</text:span> зло крикнула она мне.</text:p>
      <text:p text:style-name="P4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6">Очередной рывок сбил меня с ног.</text:p>
      <text:p text:style-name="P46">Я очнулся от спёртого дыхания.</text:p>
      <text:p text:style-name="P46">Дискорд, ругаясь сквозь зубы, волок меня под мышкой по коридору, по которому пять минут назад <text:soft-page-break/>мы с Дэш догоняли группу.</text:p>
      <text:p text:style-name="P4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6">Я тупо смотрел на проносящиеся подо мной плиты. Мыслей не было никаких. Только воспоминания.</text:p>
      <text:p text:style-name="P4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6">Я закрыл глаза и беззвучно закричал. Как сквозь сон мне слышались голоса.</text:p>
      <text:p text:style-name="P46"><text:span text:style-name="T1">–</text:span> Все приготовились? Луна, ты готова?</text:p>
      <text:p text:style-name="P46"><text:span text:style-name="T1">–</text:span> Да.</text:p>
      <text:p text:style-name="P46"><text:span text:style-name="T1">–</text:span> Твайлайт?</text:p>
      <text:p text:style-name="P46"><text:span text:style-name="T1">–</text:span> Да!</text:p>
      <text:p text:style-name="P4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6"><text:span text:style-name="T1">–</text:span> Дэш? Что с ней?</text:p>
      <text:p text:style-name="P46"><text:span text:style-name="T1">–</text:span> Нет времени объяснять. Тентаклианы просыпаются. Начинаем!</text:p>
      <text:p text:style-name="P46"><text:span text:style-name="T1">–</text:span> Начинаем!</text:p>
      <text:p text:style-name="P46"><text:span text:style-name="T1">–</text:span> Начинаем!</text:p>
      <text:p text:style-name="P4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6">Поток заканчивался окном неправильной формы. Через окно по мере приближения стали видны огни большого города.</text:p>
      <text:p text:style-name="P46">Эпплджек нырнула в проём первая. Флаттершай, прижав к себе ноги и прикрывшись крыльями, влетела вторая.</text:p>
      <text:p text:style-name="P4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6"><text:soft-page-break/>Там были лишь темнота и радуга, тающая в последних отблесках исчезающего коридора.</text:p>
      <text:p text:style-name="P47">***</text:p>
      <text:p text:style-name="P46">Невесомость, удар, чувство веса.</text:p>
      <text:p text:style-name="P46">Я открыл глаза.</text:p>
      <text:p text:style-name="P4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6">Мне ЭТО всё приснилось? Но таких ярких и длинных снов не бывает. А ЛСД я перестал баловаться два года назад. Да и не похоже это на трип.</text:p>
      <text:p text:style-name="P46">Я поднял руку и обнаружил в ладони брошь в виде радужной молнии.</text:p>
      <text:p text:style-name="P46">Слабый звук заставил меня обернуться.</text:p>
      <text:p text:style-name="P4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6"/>
      <text:p text:style-name="P46"><text:span text:style-name="T6">&lt;</text:span><text:span text:style-name="T17">Поиски Селестии — сюжет:</text:span></text:p>
      <text:p text:style-name="P53">Базовое положение: Селестия физически находится на компе Влада в соседнем с максовым доме, в качестве этической подпрограммы к Нексусу.</text:p>
      <text:p text:style-name="P53">Кратко:</text:p>
      <text:p text:style-name="P5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3">Эпизод 1:</text:p>
      <text:p text:style-name="P5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3">…</text:p>
      <text:p text:style-name="P53">Итого:</text:p>
      <text:p text:style-name="P53">Эпизод 3: Две девушки на кухне (Эй-джей и Флатти) читают письмо от Дискорда и обсуждают <text:soft-page-break/>поиски Селестии Максом и Дискордом. Поиски продолжаются уже три недели. Флатти в депрессии.</text:p>
      <text:p text:style-name="P53">Эпизод 3.5 (необязательный): День из жизни Дискорда (впечатления от нового мира, интерес путешествия, нежелание возвращаться).</text:p>
      <text:p text:style-name="P53">Эпизод 4: Эй-Джей рассказывает Максу о Флаттершай, о её тревожном состоянии - сильнейшей депрессии. Флатти отказывается есть и разговаривать.</text:p>
      <text:p text:style-name="P46"><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6"/>
      <text:h text:style-name="P112" text:outline-level="2">Терра. Прибытие</text:h>
      <text:p text:style-name="P46"/>
      <text:p text:style-name="P4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6">Я присел в коридоре, закрыв глаза.</text:p>
      <text:p text:style-name="P4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7">***</text:p>
      <text:p text:style-name="P4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6">В-четвёртых, через <text:span text:style-name="T6">&lt;</text:span><text:span text:style-name="T17">три месяца</text:span><text:span text:style-name="T6">&gt;</text:span> Луна и Твайлайт откроют коридор в Эквестрию и нам нужно будет <text:soft-page-break/>возвращаться, независимо от результатов поиска. Если, конечно, мы не планируем остаться тут навеки.</text:p>
      <text:p text:style-name="P46">– Постой, – я оторвался от печальных мыслей, – в чём удача-то, что ты оказался с нами?</text:p>
      <text:p text:style-name="P4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6">Дискорд отпил воды и попытался поставить стакан в воздух. Стакан немедленно упал и разбился.</text:p>
      <text:p text:style-name="P4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6">Стакан медленно собрался воедино и прыгнул обратно в руку Дискорду. – Хорошо, хоть внутренняя сила осталась. – пробурчал он.</text:p>
      <text:p text:style-name="P4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6">– А они? – Дискорд кивнул на девушек, сжавшихся в уголке дивана.</text:p>
      <text:p text:style-name="P46">Я пожал плечами. </text:p>
      <text:p text:style-name="P46">– Поживём — увидим. Я никому навязывать обязанности не собираюсь.</text:p>
      <text:p text:style-name="P46"/>
      <text:h text:style-name="P112" text:outline-level="2">Поиски</text:h>
      <text:p text:style-name="P46"/>
      <text:p text:style-name="P4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6">А сейчас разберёмся, что там с Нексусом?</text:p>
      <text:p text:style-name="P46">Административная консоль приветственно мигнула зелёным шрифтом.</text:p>
      <text:p text:style-name="P46"><text:span text:style-name="T6">&gt;</text:span>\Привет, Нексус. Это Макс.</text:p>
      <text:p text:style-name="P46"><text:span text:style-name="T6">&lt;\</text:span>Привет, Макс. Рад тебя видеть.</text:p>
      <text:p text:style-name="P51">Хм. Блок эмоций? Или просто модификация стандартного приветствия?</text:p>
      <text:p text:style-name="P46"><text:span text:style-name="T6">&gt;\</text:span>Нексус, отключи память событий за последнюю неделю.</text:p>
      <text:p text:style-name="P46"><text:span text:style-name="T6">&lt;\</text:span>Выполнено, Макс.</text:p>
      <text:p text:style-name="P46"><text:span text:style-name="T6">&gt;</text:span>\Задача по корпоративной логике. Выдай наиболее оптимальное решение.</text:p>
      <text:p text:style-name="P46"><text:span text:style-name="T6">&lt;\</text:span>Жду с нетерпением, Макс.</text:p>
      <text:p text:style-name="P46"><text:span text:style-name="T6">&gt;\</text:span>Постановка задачи.</text:p>
      <text:p text:style-name="P46"><text:span text:style-name="T6">&gt;\</text:span>Компания А под твоим управлением выпускает большими партиями лечебный шампунь, который <text:soft-page-break/>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6"><text:span text:style-name="T6">&gt;\</text:span>Ограничения.</text:p>
      <text:p text:style-name="P46"><text:span text:style-name="T6">&gt;\</text:span>Ты не можешь подать в суд на компанию Б и ждать результатов, так как за время разбирательства компания А обанкротится.</text:p>
      <text:p text:style-name="P46"><text:span text:style-name="T6">&gt;\</text:span>Задание.</text:p>
      <text:p text:style-name="P46"><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6"><text:span text:style-name="T6">&lt;\</text:span>Задача принята...</text:p>
      <text:p text:style-name="P46"><text:span text:style-name="T6">&lt;\</text:span>...</text:p>
      <text:p text:style-name="P46"><text:span text:style-name="T6">&lt;\</text:span>...</text:p>
      <text:p text:style-name="P46"><text:span text:style-name="T6">&lt;\</text:span>Решение:</text:p>
      <text:p text:style-name="P46"><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6">О-па, уже час дня! Большинство коллег уже разошлись на обед по кафе и пищеблокам. Теперь мне никто не помешает. Надеюсь.</text:p>
      <text:p text:style-name="P4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6">– Ну как, что там с Нексусом? <text:span text:style-name="T1">–</text:span> оторвался Алекс от своих бутербродов.</text:p>
      <text:p text:style-name="P4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6"><text:span text:style-name="T1">–</text:span> Да, с утра они устраивали регрессное тестирование бизнес-блока. Стасу что-то там не понравилось в ответах.</text:p>
      <text:p text:style-name="P4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6">Алекс, наконец, разобрался с пакетами, закрыл шкафчик и пошёл к выходу. Я, ч</text:p>
      <text:p text:style-name="P46">уть поотстав, прошёл за ним до холла.</text:p>
      <text:p text:style-name="P4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6">Я присел на диванчик рядом с плащём, сделал вид, что читаю смски, и тихо произнёс в воздух перед <text:soft-page-break/>собой:</text:p>
      <text:p text:style-name="P4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6">Дискорд хрустнул газетой, подтверждая, что информация услышана. Я спрятал телефон, встал и направился к <text:s/>стойке охраны…</text:p>
      <text:p text:style-name="P46">… Через пару минут мы встретились в коридоре у стенда с достижениями корпорации.</text:p>
      <text:p text:style-name="P46">– Ты точно уверен, что Селестия где-то здесь?</text:p>
      <text:p text:style-name="P4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6">– Если уж на то пошло, никто не обещал, что она будет человеком. Она может оказаться, скажем, какой-нибудь собачкой. Хм... Женского пола.</text:p>
      <text:p text:style-name="P46">– Дискорд!</text:p>
      <text:p text:style-name="P46">– Ась? – Дискорд с отсутствующим выражением лица изучал вехи становления компании, от начала века и до наших дней.</text:p>
      <text:p text:style-name="P4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6">– Пора. Перерыв закончился, все, в основном, уже сидят на своих местах.</text:p>
      <text:p text:style-name="P46">– Что ж, веди меня, мой фюрер! – Дискорд при этом выпрямился, нахмурился и комично кинул зигу.</text:p>
      <text:p text:style-name="P4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6">– Неа, не тут.</text:p>
      <text:p text:style-name="P46">Мы спустились на этаж ниже. Там повторилась та же история. И на следующем так же.</text:p>
      <text:p text:style-name="P46">В конце-концов, на пятом этаже Дискорд с шумом втянул в себя воздух, поднял вверх палец и заявил, повернувшись ко мне:</text:p>
      <text:p text:style-name="P46">– О!</text:p>
      <text:p text:style-name="P46">– Ты что-то чувствуешь?</text:p>
      <text:p text:style-name="P46">– Не что-то, а именно её! Ай! – Дискорд высвободил руку из закрывшихся створок дверей. – Селестию, то бишь! Сейчас мы её в два счёта разыщем!</text:p>
      <text:p text:style-name="P46">–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6"><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6">Мы уже заканчивали осмотр этажа, когда Дискорд внезапно остановился перед стеклянными дверями.</text:p>
      <text:p text:style-name="P46">– А что находится за этой дверью? Почему ты не открываешь её?</text:p>
      <text:p text:style-name="P46">– Там серверная. Моя карточка эту дверь не откроет, туда есть доступ только у нашей сисадминши. Но там и искать нечего, видишь — пусто, людей нет.</text:p>
      <text:p text:style-name="P46">Дискорд уставился в тёмный проём, в глубине которого мигали огоньки маршрутизаторов.</text:p>
      <text:p text:style-name="P46">Щека у него дёрнулась. Я проследил за его взглядом и обнаружил в углу серверную стойку, сбоку которой на крючке висела дамская сумочка.</text:p>
      <text:p text:style-name="P46">– Ты что-то чувствуешь?</text:p>
      <text:p text:style-name="P46">– Нет! – Дискорд отвёл взгляд и пошёл дальше.</text:p>
      <text:p text:style-name="P46">Остаток этажа не принёс в поиски ничего нового.</text:p>
      <text:p text:style-name="P47">***</text:p>
      <text:p text:style-name="P46">Наша компания поглощала ужин, приготовленный девушками, когда Дискорд хлопнул себя по лбу и крикнул:</text:p>
      <text:p text:style-name="P46">– Знаю!</text:p>
      <text:p text:style-name="P46">Эпплджек прекратила рассказывать о своих впечатлениях от интернета и все повернулись к Дискорду.</text:p>
      <text:p text:style-name="P46">Он продолжил.</text:p>
      <text:p text:style-name="P4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6">– Да ну? – усомнилась Эпплджек. – С каких это пор?</text:p>
      <text:p text:style-name="P4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6">– Ой! – Флаттершай прикрыла рот рукой и с ужасом посмотрела на Эпплджек.</text:p>
      <text:p text:style-name="P4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6">Я понял, что Дискорд уже всё решил. Что ж, возможно, так будет лучше.</text:p>
      <text:p text:style-name="P46">– Ты собираешься уехать?</text:p>
      <text:p text:style-name="P46">–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6">– А как…</text:p>
      <text:p text:style-name="P46">– Не изволь беспокоиться, я и не в таких мирах бывал, – перебил меня Дискорд. –</text:p>
      <text:p text:style-name="P50"><text:soft-page-break/></text:p>
      <text:p text:style-name="P46"><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0"/>
      <text:p text:style-name="P46"><text:s/>Пхе! Денег мне не надо — сам раздобуду. Главное — не уходите далеко от коридора. Ко времени перехода я вернусь. Или раньше.</text:p>
      <text:p text:style-name="P46"/>
      <text:h text:style-name="P112" text:outline-level="2">Безнадёжность</text:h>
      <text:p text:style-name="P50">&lt;<text:span text:style-name="T18">На Макса чуть не наезжает машина из пустой подворотни со спущенными колёсами, </text:span><text:span text:style-name="T18">развороченным салоном и без руля</text:span>&gt;<text:span text:style-name="T1"> <text:s text:c="70"/></text:span>&gt;</text:p>
      <text:p text:style-name="P4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6">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7">***</text:p>
      <text:p text:style-name="P4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6"><text:span text:style-name="T6">&lt;</text:span><text:span text:style-name="T17">подать фонарь под другим сосусом</text:span><text:span text:style-name="T6">&gt;</text:span> </text:p>
      <text:p text:style-name="P4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6"><text:soft-page-break/>– Да, у меня тоже было такое чувство, что он хочет от нас избавиться. Но он же объяснил, почему. Или ты думаешь, что?..</text:p>
      <text:p text:style-name="P4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6">– Надо же! У меня были такие же мысли ещё в самом начале. Ты тоже считаешь, что он хочет вернуть себе статус правителя Эквестрии?</text:p>
      <text:p text:style-name="P46">Что считала Жанна, я услышать не успел. Внезапно её лицо исказила гримаса ужаса, она прижала ладони к лицу и крикнула:</text:p>
      <text:p text:style-name="P46">– Берегись!!!</text:p>
      <text:p text:style-name="P4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6">В голове звенело.</text:p>
      <text:p text:style-name="P4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6">– Он х-хотел тебя ут-топить. – Жанна схватила отломанную руку снеговика и закинула её в полынью.</text:p>
      <text:p text:style-name="P46">Я покачал головой. </text:p>
      <text:p text:style-name="P4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6">Так вот, что я тебе скажу — это всё не так! Это не совпадения! Не бывает таких совпадений. Тебя кто-то или что-то хочет убить.</text:p>
      <text:p text:style-name="P46">– Жанна, но снеговик… Это смешно! Убить снеговиком — это самый нелепый способ убийства, о котором можно себе представить!</text:p>
      <text:p text:style-name="P46">И тут до меня дошло.</text:p>
      <text:p text:style-name="P46">Самый нелепый! Самый глупый и невообразимый! Всё сходится! Точно!</text:p>
      <text:p text:style-name="P4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text:soft-page-break/>убийства.</text:p>
      <text:p text:style-name="P46">Я осмотрел прибрежные кусты. В тусклом свете фонаря их силуэты казались изготовившимися к броску химерами.</text:p>
      <text:p text:style-name="P46">– Пойдём отсюда, Жанна. Тут опасно находиться.</text:p>
      <text:p text:style-name="P4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6">Когда я бросил последний взгляд на озеро, мне показалось, что из-подо льда нас провожали злые глазки снеговика.</text:p>
      <text:p text:style-name="P46"/>
      <text:h text:style-name="P112" text:outline-level="2">След?</text:h>
      <text:p text:style-name="P79"/>
      <text:p text:style-name="P46"><text:span text:style-name="T6">&lt;</text:span><text:span text:style-name="T17">сначала эпизод - проверка сумки в серверной</text:span><text:span text:style-name="T6">&gt;</text:span></text:p>
      <text:p text:style-name="P46"><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6">– Анджела, можно тебя на секундочку?</text:p>
      <text:p text:style-name="P46">– Да? – Она захлопнула книгу <text:span text:style-name="T6">&lt;</text:span><text:span text:style-name="T17">“Последний Единорог” Питера Бигла</text:span><text:span text:style-name="T6">&gt;</text:span> и повернулась ко мне.</text:p>
      <text:p text:style-name="P46">– Я тут проходил мимо серверной и заметил, что там висит сумка. Кто-то забыл, наверное. Надо бы разослать на офис извещение о находке.</text:p>
      <text:p text:style-name="P4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6">–Так это твоя?</text:p>
      <text:p text:style-name="P46">– Если чёрная кожаная, с заклёпками — то моя. Хотя в серверной чужой быть и не должно.</text:p>
      <text:p text:style-name="P46">– Чёрная. С заклёпками. – Я всматривался в Анджелу, но рассмотреть в чёрненькой фигуристой девушке Селестию у меня плохо получалось.</text:p>
      <text:p text:style-name="P46">– Что ты на меня так смотришь? У меня там вымазано? – Анджела попыталась, изогнувшись, заглянуть себе за плечо.</text:p>
      <text:p text:style-name="P46">– Да нет, всё в порядке, не волнуйся. А тебе, часом, никогда не снилось, что у тебя есть копыта, рог и крылья?</text:p>
      <text:p text:style-name="P4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0"/>
      <text:p text:style-name="P46"><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0"><text:soft-page-break/></text:p>
      <text:p text:style-name="P4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6">На том и остановились.</text:p>
      <text:p text:style-name="P46"/>
      <text:p text:style-name="P46"><text:span text:style-name="T6">&lt;</text:span><text:span text:style-name="T17">Расширить сцену в кафе. Ожидание, подьём и… падение ожиданий</text:span><text:span text:style-name="T6">&gt;</text:span></text:p>
      <text:p text:style-name="P46"/>
      <text:p text:style-name="P47">***</text:p>
      <text:p text:style-name="P46">На кухне за столиком сидели две девушки и сочиняли письмо.</text:p>
      <text:p text:style-name="P4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6">– Вот теперь другое дело! – Эпплджек выставила листок на свет, любуясь написанным.</text:p>
      <text:p text:style-name="P46">– А ты уверена, что так можно? – робко встряла Флаттершай. – “Дёшевый охламон” не похоже на вежливое приветствие.</text:p>
      <text:p text:style-name="P46">– Ещё как похоже! Я с Биг Маком так всегда здороваюсь, когда он, перебрав маленько сидра, заявляется под утро со следами помады на шее.</text:p>
      <text:p text:style-name="P46">– А-а-а. Ну ладно. А разве “мы б тебя век не видели, если б не принцесса”...</text:p>
      <text:p text:style-name="P4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6">Эпплджек выхватила листок и начала править текст.</text:p>
      <text:p text:style-name="P46">– Так… Так… И вот так! Теперь порядок! – Эпплджек вернула листок Флаттершай.</text:p>
      <text:p text:style-name="P4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6">–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6">–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6">– Угу. Лес в последнее время совсем чужой стал. Даже Энджел опасался в него выходить. Не говоря уже о Гарри.</text:p>
      <text:p text:style-name="P46">– Что-то мне это напоминает.</text:p>
      <text:p text:style-name="P46">– Что?</text:p>
      <text:p text:style-name="P4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6">– Агась, вырвался бы он, если бы не я. Дай-ка сюда письмо...</text:p>
      <text:p text:style-name="P46">– “...хорошо, что рядом была Эпплджек и спасла его...”. – Так годится?</text:p>
      <text:p text:style-name="P46">– Пожалуй, да.</text:p>
      <text:p text:style-name="P4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6">Флаттершай обернулась вслед Эпплджек и тайком дописала: ”Приезжай скорее, дорогой друг, мне так тоскливо без тебя. Твоя Флатти”.</text:p>
      <text:p text:style-name="P46">– Да-да, я мигом! – <text:span text:style-name="T1">д</text:span>евушка схватила листок бумаги и помчалась к ноутбуку.</text:p>
      <text:p text:style-name="P46"/>
      <text:h text:style-name="P112" text:outline-level="2">Озарение</text:h>
      <text:p text:style-name="P46"/>
      <text:p text:style-name="P46"><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5"/>
      <text:p text:style-name="P6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text:soft-page-break/>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5"/>
      <text:p text:style-name="P62">Разговор не клеился.</text:p>
      <text:p text:style-name="P6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5"><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5"><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5"><text:span text:style-name="T6">– </text:span>Ну хорошо. Убедила. В конце-концов, можем поступить так. Вы с Флатти вернётесь обратно а я продолжу поиски здесь.</text:p>
      <text:p text:style-name="P65"><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5"><text:span text:style-name="T6">– </text:span>Вы можете связываться со мной раз в месяц по коридору.</text:p>
      <text:p text:style-name="P65"><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5"><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5">Эпплджек недоверчиво хмыкнула.</text:p>
      <text:p text:style-name="P65"><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5"><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5"><text:span text:style-name="T6">– </text:span>Конечно оставаться. Кто ещё, кроме нас, может найти её?</text:p>
      <text:p text:style-name="P65"><text:span text:style-name="T6">– </text:span>Я думал, ты не сможешь оставить Энджела и всех остальных надолго.</text:p>
      <text:p text:style-name="P65"><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0"><text:span text:style-name="T6">– </text:span>Извини, Флаттершай, забылся.</text:p>
      <text:p text:style-name="P70"><text:soft-page-break/><text:span text:style-name="T6">– </text:span>Та ладно, я ж не против, – возразила Эпплджек. – Не парься, Флатти. Было б хуже, если б он <text:s/>назвал меня Эпплджек на людях.</text:p>
      <text:p text:style-name="P70"><text:span text:style-name="T6">– </text:span>Ты так... – запнулась Флаттершай. – Так быстро забыла свою ферму. И...</text:p>
      <text:p text:style-name="P70"><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0"><text:span text:style-name="T6">– </text:span>Как ты можешь так говорить? – расплакалась Флаттершай.</text:p>
      <text:p text:style-name="P70"><text:span text:style-name="T6">– </text:span>Эй, девушки, не ссорьтесь! Мы — одна команда! И надеюсь, останемся ею и в дальнейшем. </text:p>
      <text:list xml:id="list3033134633434942783" text:style-name="L5">
        <text:list-header>
          <text:p text:style-name="P12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0"><text:span text:style-name="T6">– </text:span>А если нет? – Эпплджек смотрела мне мне прямо в глаза.</text:p>
      <text:list xml:id="list43438875" text:continue-numbering="true" text:style-name="L5">
        <text:list-header>
          <text:p text:style-name="P123">Я молча пожал плечами. Эпплджек уверенно продолжила.</text:p>
        </text:list-header>
      </text:list>
      <text:p text:style-name="P70"><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0"><text:span text:style-name="T6">– </text:span>Спасибо, ЭйДжей.</text:p>
      <text:p text:style-name="P70"><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439193" text:continue-numbering="true" text:style-name="L5">
        <text:list-header>
          <text:p text:style-name="P123">Флаттершай пробормотала нечто, показавшееся мне знакомым.</text:p>
        </text:list-header>
      </text:list>
      <text:p text:style-name="P70"><text:span text:style-name="T6">– </text:span>Флатти, ты что-то сказала? Я не расслышал.</text:p>
      <text:p text:style-name="P70"><text:span text:style-name="T6">– </text:span>Намерение Изменяет Реальность.</text:p>
      <text:p text:style-name="P70"><text:span text:style-name="T6">– </text:span>Эээ. А где ты слышала эту фразу, если не секрет?</text:p>
      <text:p text:style-name="P70"><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414157" text:continue-numbering="true" text:style-name="L5">
        <text:list-header>
          <text:p text:style-name="P123">У меня как будто вспыхнула лампочка в мозгу. Кирпичики быстро выстраивались в целостную картину. Я ринулся в прихожую.</text:p>
        </text:list-header>
      </text:list>
      <text:p text:style-name="P70"><text:span text:style-name="T6">– </text:span>Флатти, ЭйДжей, буду через час. Ждите!</text:p>
      <text:p text:style-name="P65"/>
      <text:h text:style-name="P113" text:outline-level="2">Почти.</text:h>
      <text:p text:style-name="P80"/>
      <text:p text:style-name="P70">В офисе меня встретил лыбящийся Стас.</text:p>
      <text:p text:style-name="P7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0">Я уставился на Стаса и он, захлёбываясь от торопливости, начал <text:span text:style-name="T6">расказывать</text:span>.</text:p>
      <text:p text:style-name="P7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0">– Ты его уничтожил?</text:p>
      <text:p text:style-name="P70"><text:soft-page-break/>– Кого?</text:p>
      <text:p text:style-name="P70">– Этический модуль. Селестию.</text:p>
      <text:p text:style-name="P7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0">– Ты его уничтожил?</text:p>
      <text:p text:style-name="P7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0">– То есть, на домашнем компьютере Влада модуль работает и дальше?</text:p>
      <text:p text:style-name="P70">– Ага. К нему-то у меня доступа нету. Но в кластер к Нексусу он больше не пролезет.</text:p>
      <text:p text:style-name="P70">– Спасибо, Стас. Ты молодец.</text:p>
      <text:p text:style-name="P70">Ниточка, чуть было не прервавшаяся в офисе, повела в квартиру Влада.</text:p>
      <text:p text:style-name="P70"/>
      <text:h text:style-name="P113" text:outline-level="2">Дискорд</text:h>
      <text:p text:style-name="P79"/>
      <text:p text:style-name="P80">Девушки поспешно собирались, пока я растолковывал им задачу.</text:p>
      <text:p text:style-name="P80"><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6">– </text:span>Это тот твой приятель, который разбился с полгода назад? – спросила Эпплджек.</text:p>
      <text:p text:style-name="P80"><text:span text:style-name="T6">– </text:span>Да, это он.</text:p>
      <text:p text:style-name="P80"><text:span text:style-name="T6">– </text:span>А как мы попадём в его квартиру? Там сейчас кто-то живёт? – Флаттершай прыгала на одной ноге, натягивая кед.</text:p>
      <text:p text:style-name="P80"><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pan text:style-name="T6">– </text:span>Макс, что случилось? У нас проблемы?</text:p>
      <text:p text:style-name="P81"><text:soft-page-break/><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6">– </text:span>Так что, будем ломать дверь? – Эпплджек критически осмотрелась, подмечая бабулек на лавочке и зевак во внутреннем скверике.</text:p>
      <text:p text:style-name="P81"><text:span text:style-name="T6">– </text:span>Нет нужды. Лучше станьте-ка сзади меня так, чтобы заслонить от этих бабулек и от вооон той камеры наблюдения.</text:p>
      <text:list xml:id="list5655158645693382672" text:style-name="L6">
        <text:list-header>
          <text:p text:style-name="P12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0">Раздался лёгкий «кряк» и дверь подалась.</text:p>
      <text:p text:style-name="P101"><text:span text:style-name="T6">– </text:span>Девушки, заходим.</text:p>
      <text:p text:style-name="P6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0">Прихожая встретила нас толстым слоем пыли. Мы тихонько прошли внутрь и я закрыл дверь изнутри.</text:p>
      <text:p text:style-name="P65"><text:span text:style-name="T1">Компьютер</text:span> стоял там же, где и обычно <text:span text:style-name="T1">— в личном кабинете Влада на столе у окна.</text:span></text:p>
      <text:p text:style-name="P101"><text:span text:style-name="T6">– </text:span>Макс, тут окно разбито! И верёвка какая-то висит. – крикнула Флаттершай из кухни.</text:p>
      <text:p text:style-name="P101"><text:span text:style-name="T6">–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пробелу, но безрезультатно.</text:p>
      <text:p text:style-name="P101"><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6">–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6">– </text:span>Оп-па! – пробормотала Эпплджек. – Нежданчик!</text:p>
      <text:p text:style-name="P101"><text:span text:style-name="T6">– </text:span>Ты, я вижу, времени не терял, – моя рука под прикрытием стола медленно тянулась к тяжёлой фарфоровой кружке, стоящей на краю.</text:p>
      <text:p text:style-name="P82"><text:span text:style-name="T6">–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6">– </text:span>А почему ты вообще решил искать нас тут? – спросила Эпплджек. – Приехал бы домой. Мы б тебя чаем напоили.</text:p>
      <text:p text:style-name="P82"><text:span text:style-name="T6">–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2"><text:span text:style-name="T6">– </text:span>С кем это вы тут разговариваете?</text:p>
      <text:list xml:id="list4660500797651020208" text:style-name="L7">
        <text:list-header>
          <text:p text:style-name="P11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1">На лице Дискорда появилось удивлённо-мечтательное выражение и он вырубился.</text:p>
      <text:p text:style-name="P101"/>
      <text:h text:style-name="P112" text:outline-level="2">Селестия</text:h>
      <text:p text:style-name="P101"/>
      <text:p text:style-name="P7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text:soft-page-break/>разговор Эпплджек.</text:p>
      <text:p text:style-name="P101">– Кто тут? Макс, кто ещё с тобой?</text:p>
      <text:p text:style-name="P102"><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90">–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text:soft-page-break/>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soft-page-break/>***</text:p>
      <text:p text:style-name="P96">&lt;<text:span text:style-name="T18">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text:span><text:span text:style-name="T11">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4">– И что? – продолжила его мысль Эпплджек.</text:p>
      <text:p text:style-name="P94">–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text:soft-page-break/>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0"/>
      <text:h text:style-name="P112"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text:soft-page-break/>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9" text:outline-level="1">Беседа за столиком в ночи</text:h>
      <text:p text:style-name="P67">Из-за заинтересованности Эквуса в Максе, тому не приходится прилагать усилий для 34 — на что ему указывает Анакорн</text:p>
      <text:p text:style-name="P7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5"><text:span text:style-name="T1">– </text:span>Анакорн. <text:span text:style-name="T1">– о</text:span>трекомендовался он. <text:span text:style-name="T6">– </text:span><text:span text:style-name="T1">Демиург.</text:span></text:p>
      <text:p text:style-name="P65"><text:span text:style-name="T1">– </text:span>П-привет. Макс. <text:span text:style-name="T1">– в</text:span> смятении представился я.</text:p>
      <text:p text:style-name="P65"><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0"/>
      <text:p text:style-name="P65"><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0"/>
      <text:p text:style-name="P6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5"><text:span text:style-name="T1">Юноша</text:span> закинул ногу за ногу и пытливо смотрел на меня, играя карандашём .</text:p>
      <text:p text:style-name="P65">Я совсем запутался.</text:p>
      <text:p text:style-name="P65"><text:span text:style-name="T1">– </text:span>Какая проблема? Какое решение? Кто ты <text:span text:style-name="T1">вообще</text:span>?</text:p>
      <text:p text:style-name="P65"><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0">– Стоп, не торопись. – у меня голова пошла кругом от информации. – Я ничего не понял. Какие-такие проблемы? Какие варианты? Зачем его поддерживать?</text:p>
      <text:p text:style-name="P70">Анакорн недовольно поморщился, но продолжил.</text:p>
      <text:p text:style-name="P7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text:soft-page-break/>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0">На голограмме появилась солнечная система Эквуса. Почему-то в центре системы был сам Эквус. Вокруг него вращались солнце и луна.</text:p>
      <text:p text:style-name="P70">Анакорн плюхнулся обратно в кресло и схватился за голову. Потом, немного успокоившись, продолжил.</text:p>
      <text:p text:style-name="P7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0">Анакорн отпил из стакана и продолжил.</text:p>
      <text:p text:style-name="P7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0">Анакорн постучал по столику указкой. Солнечная система увеличилась, оставив в поле зрения только шар Эквуса.</text:p>
      <text:p text:style-name="P7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0"><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72">Ко мне наконец-то пришло понимание ситуации.</text:p>
      <text:p text:style-name="P7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0">Анакорн смутился.</text:p>
      <text:p text:style-name="P7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0">(<text:span text:style-name="T15">Ученик поднял копыто, желая ответить на вопрос, когда Стар Свирл Бородатый громко икнул и </text:span><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0"><text:span text:style-name="T15">– Сам ты раздолбай! – произнёс, наконец, Свирл</text:span>)</text:p>
      <text:p text:style-name="P70">… И создали вы его достаточно топорно — видишь, он трещит по швам.</text:p>
      <text:p text:style-name="P70">– Хмм. То есть, это брони создали Эквус?</text:p>
      <text:p text:style-name="P7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0">Я вспомнил события последнего года <text:span text:style-name="T6">&lt;</text:span>упомянуть в эпизоде на Терре, что МЛП-сериал закрылся год назад<text:span text:style-name="T6">&gt;</text:span></text:p>
      <text:p text:style-name="P7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0">Анакорн с такой силой сжал карандаш, что он хрустнул.</text:p>
      <text:p text:style-name="P7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7">– </text:p>
      <text:p text:style-name="P7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2">– Верни Рэйнбоу!!!</text:p>
      <text:p text:style-name="P72">Обломки карандаша выпали из кулака Анакорна на столик.</text:p>
      <text:p text:style-name="P72">– Э-э-э… м-м-м… ну-у-у... Нельзя сказать, что это совсем невыполнимо… Но, прямо скажу, задачка не для студента!</text:p>
      <text:p text:style-name="P72">– А ты студент?</text:p>
      <text:p text:style-name="P7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2"><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2">– Нет. Плата остаётся неизменной. Тут мы квиты. У меня тоже мало шансов помочь тебе — я не имею ни малейшего понятия, как это сделать.</text:p>
      <text:p text:style-name="P72">Ставшие почти прозрачными стены комнаты снова обрели материальность. Анакорн пожал плечами и протянул мне руку через столик.</text:p>
      <text:p text:style-name="P7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2">Я задумался.</text:p>
      <text:p text:style-name="P7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2">Анакорн почесал в затылке.</text:p>
      <text:p text:style-name="P72">– А кьютимарки? Как, <text:span text:style-name="T6">&lt;</text:span><text:span text:style-name="T22">чёрт</text:span><text:span text:style-name="T6">&gt;</text:span> меня побери, объяснить кьютимарки?</text:p>
      <text:p text:style-name="P72">– А кьютимарки ты сам даришь пони, когда распознаёшь их жизненное предназначение.</text:p>
      <text:p text:style-name="P7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2"><text:soft-page-break/>Я пожал плечами.</text:p>
      <text:p text:style-name="P72">–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oft-page-break/><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4">Анакорн примирительно похлопал меня по плечу.</text:p>
      <text:p text:style-name="P104"><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6">–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6">– </text:span>Факн щит<text:note text:id="ftn13" text:note-class="footnote"><text:note-citation>13</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3">Анакорн развёл руками.</text:p>
      <text:p text:style-name="P103"><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7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0">– Гм! Я бы попросил тебя не касаться моих отношений с Рэйнбоу!</text:p>
      <text:p text:style-name="P7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0">У меня сердце буквально ухнуло куда-то вниз, в область желудка.</text:p>
      <text:p text:style-name="P70"><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0">– Та ладно, не утешай. Я не маленький ребёнок. Долг платежом красен. Сделаю то, что ты хочешь. Как сумею.</text:p>
      <text:p text:style-name="P7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0">Анакорн наблюдал за мной без улыбки. По его нейтральному выражению лица невозможно было догадаться, о чём он думает.</text:p>
      <text:p text:style-name="P70">– Ну вот и отлично. Рад, что мы наконец-то пришли к сделке.</text:p>
      <text:p text:style-name="P7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3">– Пора закругляться. Ты начинаешь сгорать. Надо утрясти последние детали, пока ещё есть пару минут.</text:p>
      <text:p text:style-name="P70">– Валяй. Я тебя внимательно слушаю.</text:p>
      <text:p text:style-name="P7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0">– А я разве сплю?</text:p>
      <text:p text:style-name="P70">– Сейчас — нет. Но как только мы закроем сделку — проснёшься. Потому что нет иного способа вернуть тебя в реальный мир.</text:p>
      <text:p text:style-name="P70">– Эээ, постой. А как я в Эквестрию и обратно возвращался?</text:p>
      <text:p text:style-name="P7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0">Так вот, возвращать тебя обратно в твой мир я не буду. </text:p>
      <text:p text:style-name="P70">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0">– Ты ещё увидишь пару снов на прощание. Удачи!</text:p>
      <text:p text:style-name="P70"/>
      <text:p text:style-name="P74">&lt;<text:span text:style-name="T1">- Но если миры Эквестрии станут существовать — появятся и те из них, в которых тьма страданий, постапокалипсис.</text:span></text:p>
      <text:p text:style-name="P74"><text:span text:style-name="T1">- И это лучше, чем не существовать, поверь</text:span>&gt;</text:p>
      <text:p text:style-name="P71">***</text:p>
      <text:p text:style-name="P71"/>
      <text:p text:style-name="P70">&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0"/>
      <text:p text:style-name="P70">–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0">– Пожалста. – ответил я безучастно. – Всегда рад. Только Вам не нужно было ТАК распинаться, чтобы заручиться моей помощью.</text:p>
      <text:p text:style-name="P70">Селестия на мгновение смутилась, но продолжила.</text:p>
      <text:p text:style-name="P70">&lt;<text:span text:style-name="T17"> - Ты морочила мне яйца, чтобы заинтересовать? Всё, как Свирл указал?</text:span></text:p>
      <text:p text:style-name="P6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7">Я покачал головой.</text:p>
      <text:p text:style-name="P70"><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0">–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text:soft-page-break/>–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5405623201424615730" text:style-name="L8">
        <text:list-header>
          <text:p text:style-name="P125">(<text:span text:style-name="T26">Луна — как повелительница снов, слышала разговор Макса с Анакорном</text:span>)</text:p>
          <text:p text:style-name="P126"/>
        </text:list-header>
      </text:list>
      <text:p text:style-name="P91">***</text:p>
      <text:p text:style-name="P65"><text:span text:style-name="T1">–</text:span> Ты?..</text:p>
      <text:p text:style-name="P65"><text:span text:style-name="T1">–</text:span> Ты??!</text:p>
      <text:p text:style-name="P65"><text:span text:style-name="T1">–</text:span> Ты мне снишься??</text:p>
      <text:p text:style-name="P65"><text:span text:style-name="T1">–</text:span> Это ты мне снишься!!</text:p>
      <text:p text:style-name="P65"><text:span text:style-name="T1">–</text:span> Неважно… Пусть мы друг-другу снимся… Ты как, Дэш?</text:p>
      <text:p text:style-name="P6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5"><text:span text:style-name="T1">–</text:span> И я в порядке. Вот, возвращаюсь в свой мир. Ну, не совсем в свой. Почти в свой.</text:p>
      <text:p text:style-name="P65"><text:span text:style-name="T1">–</text:span> Навсегда?</text:p>
      <text:p text:style-name="P65"><text:span text:style-name="T1">–</text:span> Скорее всего, да.</text:p>
      <text:p text:style-name="P65"><text:span text:style-name="T1">–</text:span> Это плохо. Я хотела тебе сказать…</text:p>
      <text:p text:style-name="P65"><text:span text:style-name="T1">–</text:span> Не надо, Дэш. Не стоит терзать себя. Мне тоже очень хотелось остаться. Но так надо. Мне очень жаль…</text:p>
      <text:p text:style-name="P6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5"><text:soft-page-break/><text:span text:style-name="T1">–</text:span> И тебя, и Твайлайт, и Рэрити, и Селестию, и всех-всех-всех… Таковы правила.</text:p>
      <text:p text:style-name="P65"><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5">Я опустил руку на шею Дэш и ощутил теплоту и лёгкое покалывание в пустоте.</text:p>
      <text:p text:style-name="P65"><text:span text:style-name="T6">–</text:span> Мне кажется, Дэш, <text:span text:style-name="T1">м</text:span>ы найдём способ связаться. Рано или поздно.</text:p>
      <text:p text:style-name="P65"><text:span text:style-name="T1">–</text:span> И лучше рано, чем поздно! Я не люблю ждать!</text:p>
      <text:p text:style-name="P65"><text:span text:style-name="T1">–</text:span> Да, Дэш. <text:span text:style-name="T1">–</text:span> её образ начал таять. <text:span text:style-name="T1">–</text:span> Да, я помню. Я всё ещё помню…</text:p>
      <text:p text:style-name="P65"/>
      <text:h text:style-name="P112" text:outline-level="2">Земля</text:h>
      <text:p text:style-name="P68">Музыкальная тема из бегущего по лезвию бритвы — <text:span text:style-name="T6">Mission impossible</text:span></text:p>
      <text:p text:style-name="P69">&lt;Ужас возвращения из тёплого волшебного мира друзей в холодную скучную реальность.&gt;</text:p>
      <text:p text:style-name="P63">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3"><text:span text:style-name="T1">Я нашарил ногами тапки и пошёл в ванную. Проходя мимо стола, зацепился взглядом за</text:span> эскиз <text:span text:style-name="T1">рисунка</text:span>.</text:p>
      <text:p text:style-name="P6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4">Доставая из стола ключи от машины, опять наткнулся взглядом на эскиз.</text:p>
      <text:p text:style-name="P6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4">Назову-ка я фантазию «Последний фанфик».</text:p>
      <text:p text:style-name="P64"/>
      <text:p text:style-name="P64"/>
      <text:p text:style-name="P64"/>
      <text:p text:style-name="P65"/>
      <text:p text:style-name="P65"/>
      <text:p text:style-name="P65"/>
      <text:p text:style-name="P6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5"/>
      <text:p text:style-name="P6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5"/>
      <text:p text:style-name="P65"/>
      <text:p text:style-name="P65"/>
      <text:p text:style-name="P65"/>
      <text:p text:style-name="P48"/>
      <text:p text:style-name="P46"><text:span text:style-name="T1">–</text:span> Запрыгивай <text:span text:style-name="T1">–</text:span> разгневанно фыркнула она и ткнулась в меня боком.</text:p>
      <text:p text:style-name="P4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text:span><text:span text:style-name="T18">ухаживать за ней сложнее</text:span><text:span text:style-name="T6">&gt;</text:span></text:p>
      <text:p text:style-name="P4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6"><text:span text:style-name="T6">–</text:span> Держись! <text:span text:style-name="T6">–</text:span> <text:span text:style-name="T1">н</text:span>е успев процедить это сквозь сжатые зубы, Селестия пустилась вскачь.</text:p>
      <text:p text:style-name="P4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6">Выход был уже совсем рядом, когда нас встретила Луна.</text:p>
      <text:p text:style-name="P4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6">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6"/>
      <text:p text:style-name="P46"/>
      <text:p text:style-name="P46"/>
      <text:p text:style-name="P46"/>
      <text:p text:style-name="P46"><text:soft-page-break/>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17T23:25:29.30</dc:date>
    <meta:editing-duration>P73DT22H43M23S</meta:editing-duration>
    <meta:editing-cycles>3717</meta:editing-cycles>
    <meta:generator>OpenOffice/4.1.1$Win32 OpenOffice.org_project/411m6$Build-9775</meta:generator>
    <dc:creator>макс </dc:creator>
    <meta:document-statistic meta:table-count="0" meta:image-count="0" meta:object-count="0" meta:page-count="147" meta:paragraph-count="3003" meta:word-count="70460" meta:character-count="448738"/>
  </office:meta>
</office:document-meta>
</file>